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2" style:family="graphic" style:parent-style-name="objectwithoutfill">
      <style:graphic-properties svg:stroke-width="0.05cm" svg:stroke-color="#e6e64c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5cm" svg:stroke-color="#00ae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cm" svg:stroke-color="#0000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cm" svg:stroke-color="#ff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5cm" svg:stroke-color="#ff9966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5cm" svg:stroke-color="#94006b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5cm" svg:stroke-color="#999999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0" style:family="graphic">
      <style:graphic-properties loext:decorative="false"/>
    </style:style>
    <style:style style:name="gr11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13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cm" svg:stroke-color="#0000ff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4cm" svg:stroke-color="#33cc66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16" style:family="graphic" style:parent-style-name="objectwithoutfill">
      <style:graphic-properties svg:stroke-width="0.05cm" svg:stroke-color="#ffd320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objectwithoutfill">
      <style:graphic-properties svg:stroke-width="0.04cm" svg:stroke-color="#ffff00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18" style:family="graphic" style:parent-style-name="standard">
      <style:graphic-properties svg:stroke-width="0cm" svg:stroke-color="#ffffff" draw:marker-start-width="0.26cm" draw:marker-end-width="0.26cm" draw:fill="solid" draw:fill-color="#ccffff" draw:opacity="70%" draw:textarea-vertical-align="middle" fo:padding-top="0.125cm" fo:padding-bottom="0.125cm" fo:padding-left="0.25cm" fo:padding-right="0.25cm" draw:shadow-opacity="70%" loext:decorative="false"/>
    </style:style>
    <style:style style:name="gr19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0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1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2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23" style:family="graphic" style:parent-style-name="standard">
      <style:graphic-properties svg:stroke-color="#800000" draw:fill-color="#ff0000" draw:textarea-horizontal-align="center" draw:textarea-vertical-align="middle" loext:decorative="false"/>
    </style:style>
    <style:style style:name="gr24" style:family="graphic" style:parent-style-name="objectwithoutfill">
      <style:graphic-properties svg:stroke-width="0.03cm" svg:stroke-color="#800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26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 loext:decorative="false"/>
    </style:style>
    <style:style style:name="gr27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28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 loext:decorative="false"/>
    </style:style>
    <style:style style:name="gr29" style:family="graphic" style:parent-style-name="objectwithoutfill">
      <style:graphic-properties svg:stroke-width="0.03cm" svg:stroke-color="#8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0" style:family="graphic" style:parent-style-name="objectwithoutfill">
      <style:graphic-properties svg:stroke-width="0.03cm" svg:stroke-color="#0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" style:family="graphic" style:parent-style-name="objectwithoutfill">
      <style:graphic-properties svg:stroke-width="0.03cm" svg:stroke-color="#00008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" style:family="graphic">
      <style:graphic-properties style:writing-mode="lr-tb" loext:decorative="false"/>
    </style:style>
    <style:style style:name="gr33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34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35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1" draw:fill-hatch-solid="true" draw:textarea-horizontal-align="center" draw:textarea-vertical-align="middle" loext:decorative="false"/>
    </style:style>
    <style:style style:name="gr36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37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8" style:family="graphic" style:parent-style-name="objectwithoutfill">
      <style:graphic-properties svg:stroke-width="0.03cm" svg:stroke-color="#ff6633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9" style:family="graphic" style:parent-style-name="objectwithoutfill">
      <style:graphic-properties svg:stroke-width="0.03cm" svg:stroke-color="#cccc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0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2" draw:fill-hatch-solid="true" draw:textarea-horizontal-align="center" draw:textarea-vertical-align="middle" loext:decorative="false"/>
    </style:style>
    <style:style style:name="gr41" style:family="graphic" style:parent-style-name="standard">
      <style:graphic-properties svg:stroke-width="0.03cm" svg:stroke-color="#008000" draw:marker-start-width="0.295cm" draw:marker-end-width="0.295cm" draw:fill="solid" draw:fill-color="#ccffff" draw:opacity="30%" draw:textarea-vertical-align="middle" fo:padding-top="0.14cm" fo:padding-bottom="0.14cm" fo:padding-left="0.265cm" fo:padding-right="0.265cm" draw:shadow-opacity="30%" loext:decorative="false"/>
    </style:style>
    <style:style style:name="gr42" style:family="graphic" style:parent-style-name="objectwithoutfill">
      <style:graphic-properties svg:stroke-width="0.05cm" svg:stroke-color="#e6e6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44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45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6" style:family="graphic" style:parent-style-name="objectwithoutfill">
      <style:graphic-properties svg:stroke-width="0.05cm" svg:stroke-color="#333333" draw:marker-start-width="0.28cm" draw:marker-end-width="0.28cm" draw:fill="hatch" draw:fill-color="#c0c0c0" draw:fill-hatch-name="Hatch15" draw:fill-hatch-solid="true" draw:textarea-vertical-align="middle" fo:padding-top="0.15cm" fo:padding-bottom="0.15cm" fo:padding-left="0.275cm" fo:padding-right="0.275cm" loext:decorative="false"/>
    </style:style>
    <style:style style:name="gr47" style:family="graphic" style:parent-style-name="objectwithoutfill">
      <style:graphic-properties svg:stroke-width="0.05cm" svg:stroke-color="#333333" draw:marker-start-width="0.28cm" draw:marker-end-width="0.28cm" draw:fill="hatch" draw:fill-color="#c0c0c0" draw:fill-hatch-name="Red_20_90_20_Degrees_20_Crossed_20_2" draw:fill-hatch-solid="true" draw:textarea-vertical-align="middle" fo:padding-top="0.15cm" fo:padding-bottom="0.15cm" fo:padding-left="0.275cm" fo:padding-right="0.275cm" loext:decorative="false"/>
    </style:style>
    <style:style style:name="gr48" style:family="graphic" style:parent-style-name="standard">
      <style:graphic-properties svg:stroke-color="#c0c0c0" draw:fill="solid" draw:fill-color="#e6e6e6" draw:textarea-horizontal-align="justify" draw:textarea-vertical-align="middle" draw:auto-grow-height="false" fo:min-height="0.15cm" fo:min-width="1cm" loext:decorative="false"/>
    </style:style>
    <style:style style:name="gr49" style:family="graphic" style:parent-style-name="standard">
      <style:graphic-properties draw:stroke="none" svg:stroke-color="#c0c0c0" draw:fill="solid" draw:fill-color="#e6e6e6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4" style:family="paragraph">
      <loext:graphic-properties draw:fill="hatch" draw:fill-hatch-name="Black_20_90_20_Degrees"/>
      <style:paragraph-properties fo:text-align="center"/>
    </style:style>
    <style:style style:name="P5" style:family="paragraph">
      <loext:graphic-properties draw:fill="solid" draw:fill-color="#ccffff" draw:opacity="7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0" style:family="paragraph">
      <loext:graphic-properties draw:fill="solid" draw:fill-color="#808000"/>
      <style:paragraph-properties fo:text-align="center"/>
    </style:style>
    <style:style style:name="P11" style:family="paragraph">
      <loext:graphic-properties draw:fill="solid" draw:fill-color="#800000"/>
      <style:paragraph-properties fo:text-align="center"/>
    </style:style>
    <style:style style:name="P12" style:family="paragraph">
      <loext:graphic-properties draw:fill="hatch" draw:fill-color="#c0c0c0" draw:fill-hatch-name="Hatch15" draw:fill-hatch-solid="true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hatch" draw:fill-color="#c0c0c0" draw:fill-hatch-name="Red_20_90_20_Degrees_20_Crossed_20_1" draw:fill-hatch-solid="true"/>
      <style:paragraph-properties fo:text-align="center"/>
    </style:style>
    <style:style style:name="P15" style:family="paragraph">
      <loext:graphic-properties draw:fill="hatch" draw:fill-color="#c0c0c0" draw:fill-hatch-name="Red_20_90_20_Degrees_20_Crossed_20_2" draw:fill-hatch-solid="true"/>
      <style:paragraph-properties fo:text-align="center"/>
    </style:style>
    <style:style style:name="P16" style:family="paragraph">
      <loext:graphic-properties draw:fill="solid" draw:fill-color="#ccffff" draw:opacity="30%"/>
      <style:paragraph-properties fo:text-align="center"/>
    </style:style>
    <style:style style:name="P17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8" style:family="paragraph">
      <loext:graphic-properties draw:fill="none"/>
      <style:paragraph-properties fo:text-align="justify"/>
    </style:style>
    <style:style style:name="P19" style:family="paragraph">
      <loext:graphic-properties draw:fill="solid" draw:fill-color="#e6e6e6"/>
      <style:paragraph-properties fo:text-align="center"/>
    </style:style>
    <style:style style:name="P20" style:family="paragraph">
      <loext:graphic-properties draw:fill="solid" draw:fill-color="#e6e6e6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21" style:family="paragraph">
      <style:text-properties fo:font-style="italic"/>
    </style:style>
    <style:style style:name="P22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.349cm" svg:height="0.199cm" svg:x="22.75cm" svg:y="3.509cm" svg:viewBox="0 0 1350 200" draw:points="1350,0 1350,132 935,198 414,200 0,101 0,0">
          <text:p/>
        </draw:polygon>
        <draw:line draw:style-name="gr2" draw:text-style-name="P2" draw:layer="layout" svg:x1="10.8cm" svg:y1="8cm" svg:x2="10.8cm" svg:y2="8.1cm">
          <text:p/>
        </draw:line>
        <draw:line draw:style-name="gr3" draw:text-style-name="P2" draw:layer="layout" svg:x1="10.6cm" svg:y1="8cm" svg:x2="10.6cm" svg:y2="8.1cm">
          <text:p/>
        </draw:line>
        <draw:line draw:style-name="gr4" draw:text-style-name="P2" draw:layer="layout" svg:x1="10.4cm" svg:y1="8cm" svg:x2="10.4cm" svg:y2="8.1cm">
          <text:p/>
        </draw:line>
        <draw:line draw:style-name="gr5" draw:text-style-name="P2" draw:layer="layout" svg:x1="11.4cm" svg:y1="8cm" svg:x2="11.4cm" svg:y2="8.1cm">
          <text:p/>
        </draw:line>
        <draw:line draw:style-name="gr6" draw:text-style-name="P2" draw:layer="layout" svg:x1="11.2cm" svg:y1="8cm" svg:x2="11.2cm" svg:y2="8.1cm">
          <text:p/>
        </draw:line>
        <draw:line draw:style-name="gr7" draw:text-style-name="P2" draw:layer="layout" svg:x1="11cm" svg:y1="8cm" svg:x2="11cm" svg:y2="8.1cm">
          <text:p/>
        </draw:line>
        <draw:line draw:style-name="gr8" draw:text-style-name="P2" draw:layer="layout" svg:x1="10.2cm" svg:y1="8cm" svg:x2="10.2cm" svg:y2="8.1cm">
          <text:p/>
        </draw:line>
        <draw:line draw:style-name="gr9" draw:text-style-name="P2" draw:layer="layout" svg:x1="10cm" svg:y1="8cm" svg:x2="10cm" svg:y2="8.1cm">
          <text:p/>
        </draw:line>
        <draw:line draw:style-name="gr2" draw:text-style-name="P2" draw:layer="layout" svg:x1="8.6cm" svg:y1="8cm" svg:x2="8.6cm" svg:y2="8.1cm">
          <text:p/>
        </draw:line>
        <draw:line draw:style-name="gr3" draw:text-style-name="P2" draw:layer="layout" svg:x1="8.4cm" svg:y1="8cm" svg:x2="8.4cm" svg:y2="8.1cm">
          <text:p/>
        </draw:line>
        <draw:line draw:style-name="gr4" draw:text-style-name="P2" draw:layer="layout" svg:x1="8.2cm" svg:y1="8cm" svg:x2="8.2cm" svg:y2="8.1cm">
          <text:p/>
        </draw:line>
        <draw:line draw:style-name="gr5" draw:text-style-name="P2" draw:layer="layout" svg:x1="9.2cm" svg:y1="8cm" svg:x2="9.2cm" svg:y2="8.1cm">
          <text:p/>
        </draw:line>
        <draw:line draw:style-name="gr6" draw:text-style-name="P2" draw:layer="layout" svg:x1="9cm" svg:y1="8cm" svg:x2="9cm" svg:y2="8.1cm">
          <text:p/>
        </draw:line>
        <draw:line draw:style-name="gr7" draw:text-style-name="P2" draw:layer="layout" svg:x1="8.8cm" svg:y1="8cm" svg:x2="8.8cm" svg:y2="8.1cm">
          <text:p/>
        </draw:line>
        <draw:line draw:style-name="gr8" draw:text-style-name="P2" draw:layer="layout" svg:x1="8cm" svg:y1="8cm" svg:x2="8cm" svg:y2="8.1cm">
          <text:p/>
        </draw:line>
        <draw:line draw:style-name="gr9" draw:text-style-name="P2" draw:layer="layout" svg:x1="7.8cm" svg:y1="8cm" svg:x2="7.8cm" svg:y2="8.1cm">
          <text:p/>
        </draw:line>
        <draw:g draw:style-name="gr10">
          <draw:line draw:style-name="gr5" draw:text-style-name="P2" draw:layer="layout" svg:x1="5.171cm" svg:y1="2.615cm" svg:x2="5.454cm" svg:y2="2.886cm">
            <text:p/>
          </draw:line>
          <draw:line draw:style-name="gr11" draw:text-style-name="P2" draw:layer="layout" svg:x1="5.136cm" svg:y1="2.649cm" svg:x2="5.418cm" svg:y2="2.921cm">
            <text:p/>
          </draw:line>
          <draw:line draw:style-name="gr5" draw:text-style-name="P2" draw:layer="layout" svg:x1="5.1cm" svg:y1="2.683cm" svg:x2="5.383cm" svg:y2="2.954cm">
            <text:p/>
          </draw:line>
        </draw:g>
        <draw:g draw:style-name="gr10">
          <draw:polygon draw:style-name="gr12" draw:text-style-name="P3" draw:layer="layout" svg:width="1.322cm" svg:height="0.399cm" svg:x="3.5cm" svg:y="3.1cm" svg:viewBox="0 0 1323 400" draw:points="0,400 0,0 1323,0 1323,400">
            <text:p/>
          </draw:polygon>
          <draw:line draw:style-name="gr13" draw:text-style-name="P4" draw:layer="layout" svg:x1="3.5cm" svg:y1="3.4cm" svg:x2="4.823cm" svg:y2="3.4cm">
            <text:p/>
          </draw:line>
          <draw:line draw:style-name="gr13" draw:text-style-name="P4" draw:layer="layout" svg:x1="3.5cm" svg:y1="3.2cm" svg:x2="4.823cm" svg:y2="3.2cm">
            <text:p/>
          </draw:line>
        </draw:g>
        <draw:g draw:style-name="gr10">
          <draw:line draw:style-name="gr5" draw:text-style-name="P2" draw:layer="layout" svg:x1="8.19cm" svg:y1="1.65cm" svg:x2="7.95cm" svg:y2="1.89cm">
            <text:p/>
          </draw:line>
          <draw:line draw:style-name="gr11" draw:text-style-name="P2" draw:layer="layout" svg:x1="8.22cm" svg:y1="1.681cm" svg:x2="7.981cm" svg:y2="1.922cm">
            <text:p/>
          </draw:line>
          <draw:line draw:style-name="gr5" draw:text-style-name="P2" draw:layer="layout" svg:x1="8.25cm" svg:y1="1.71cm" svg:x2="8.01cm" svg:y2="1.95cm">
            <text:p/>
          </draw:line>
        </draw:g>
        <draw:g draw:style-name="gr10">
          <draw:line draw:style-name="gr5" draw:text-style-name="P2" draw:layer="layout" svg:x1="5.65cm" svg:y1="3.8cm" svg:x2="5.65cm" svg:y2="4.5cm">
            <text:p/>
          </draw:line>
          <draw:line draw:style-name="gr11" draw:text-style-name="P2" draw:layer="layout" svg:x1="5.7cm" svg:y1="3.8cm" svg:x2="5.701cm" svg:y2="4.5cm">
            <text:p/>
          </draw:line>
          <draw:line draw:style-name="gr5" draw:text-style-name="P2" draw:layer="layout" svg:x1="5.75cm" svg:y1="3.8cm" svg:x2="5.75cm" svg:y2="4.5cm">
            <text:p/>
          </draw:line>
        </draw:g>
        <draw:g draw:style-name="gr10">
          <draw:line draw:style-name="gr14" draw:text-style-name="P2" draw:layer="layout" svg:x1="5.6cm" svg:y1="7.701cm" svg:x2="5.3cm" svg:y2="7.701cm">
            <text:p/>
          </draw:line>
          <draw:line draw:style-name="gr15" draw:text-style-name="P2" draw:layer="layout" svg:x1="5.6cm" svg:y1="7.75cm" svg:x2="5.3cm" svg:y2="7.75cm">
            <text:p/>
          </draw:line>
          <draw:line draw:style-name="gr16" draw:text-style-name="P2" draw:layer="layout" svg:x1="5.6cm" svg:y1="7.651cm" svg:x2="5.302cm" svg:y2="7.65cm">
            <text:p/>
          </draw:line>
          <draw:line draw:style-name="gr17" draw:text-style-name="P2" draw:layer="layout" svg:x1="5.6cm" svg:y1="7.8cm" svg:x2="5.3cm" svg:y2="7.8cm">
            <text:p/>
          </draw:line>
        </draw:g>
        <draw:g draw:style-name="gr10">
          <draw:line draw:style-name="gr14" draw:text-style-name="P2" draw:layer="layout" svg:x1="5.1cm" svg:y1="11.351cm" svg:x2="4.8cm" svg:y2="11.351cm">
            <text:p/>
          </draw:line>
          <draw:line draw:style-name="gr15" draw:text-style-name="P2" draw:layer="layout" svg:x1="5.1cm" svg:y1="11.4cm" svg:x2="4.8cm" svg:y2="11.4cm">
            <text:p/>
          </draw:line>
          <draw:line draw:style-name="gr16" draw:text-style-name="P2" draw:layer="layout" svg:x1="5.1cm" svg:y1="11.301cm" svg:x2="4.802cm" svg:y2="11.3cm">
            <text:p/>
          </draw:line>
          <draw:line draw:style-name="gr17" draw:text-style-name="P2" draw:layer="layout" svg:x1="5.1cm" svg:y1="11.45cm" svg:x2="4.8cm" svg:y2="11.45cm">
            <text:p/>
          </draw:line>
        </draw:g>
        <draw:rect draw:style-name="gr18" draw:text-style-name="P5" draw:layer="layout" svg:width="1cm" svg:height="0.6cm" svg:x="9.3cm" svg:y="7.4cm">
          <text:p/>
        </draw:rect>
        <draw:rect draw:style-name="gr18" draw:text-style-name="P5" draw:layer="layout" svg:width="1cm" svg:height="0.6cm" svg:x="6.7cm" svg:y="7.4cm">
          <text:p/>
        </draw:rect>
        <draw:frame draw:style-name="gr19" draw:text-style-name="P6" draw:layer="layout" svg:width="8.7cm" svg:height="0.3cm" svg:x="2.1cm" svg:y="19.2cm">
          <draw:text-box>
            <text:p><text:file-name text:display="full">G:\github\RCC5V\examples\module12\odg\m12_schematic_250720a.odg</text:file-name></text:p>
          </draw:text-box>
        </draw:frame>
        <draw:line draw:style-name="gr20" draw:text-style-name="P2" draw:layer="layout" svg:x1="21.1cm" svg:y1="15.6cm" svg:x2="21.1cm" svg:y2="16.4cm">
          <text:p/>
        </draw:line>
        <draw:line draw:style-name="gr20" draw:text-style-name="P2" draw:layer="layout" svg:x1="20.7cm" svg:y1="15.6cm" svg:x2="20.7cm" svg:y2="16.4cm">
          <text:p/>
        </draw:line>
        <draw:line draw:style-name="gr21" draw:text-style-name="P2" draw:layer="layout" svg:x1="20.9cm" svg:y1="15.6cm" svg:x2="20.9cm" svg:y2="16.4cm">
          <text:p/>
        </draw:line>
        <draw:circle draw:style-name="gr22" draw:text-style-name="P7" draw:layer="layout" svg:width="0.1cm" svg:height="0.1cm" draw:transform="rotate (-3.14159265358979) translate (20.955cm 16.5cm)">
          <text:p/>
        </draw:circle>
        <draw:circle draw:style-name="gr22" draw:text-style-name="P7" draw:layer="layout" svg:width="0.1cm" svg:height="0.1cm" draw:transform="rotate (-3.14159265358979) translate (21.155cm 16.5cm)">
          <text:p/>
        </draw:circle>
        <draw:circle draw:style-name="gr22" draw:text-style-name="P7" draw:layer="layout" svg:width="0.1cm" svg:height="0.1cm" draw:transform="rotate (-3.14159265358979) translate (20.755cm 16.5cm)">
          <text:p/>
        </draw:circle>
        <draw:line draw:style-name="gr20" draw:text-style-name="P2" draw:layer="layout" svg:x1="21.1cm" svg:y1="16.7cm" svg:x2="21.1cm" svg:y2="16.5cm">
          <text:p/>
        </draw:line>
        <draw:line draw:style-name="gr20" draw:text-style-name="P2" draw:layer="layout" svg:x1="20.7cm" svg:y1="16.7cm" svg:x2="20.7cm" svg:y2="16.5cm">
          <text:p/>
        </draw:line>
        <draw:line draw:style-name="gr21" draw:text-style-name="P2" draw:layer="layout" svg:x1="20.9cm" svg:y1="16.7cm" svg:x2="20.9cm" svg:y2="16.5cm">
          <text:p/>
        </draw:line>
        <draw:g draw:style-name="gr10">
          <draw:polygon draw:style-name="gr12" draw:text-style-name="P3" draw:layer="layout" svg:width="0.899cm" svg:height="0.399cm" svg:x="18.3cm" svg:y="16.9cm" svg:viewBox="0 0 900 400" draw:points="900,400 900,0 0,0 0,400">
            <text:p/>
          </draw:polygon>
          <draw:line draw:style-name="gr13" draw:text-style-name="P4" draw:layer="layout" svg:x1="19.2cm" svg:y1="17.2cm" svg:x2="18.3cm" svg:y2="17.2cm">
            <text:p/>
          </draw:line>
          <draw:line draw:style-name="gr13" draw:text-style-name="P4" draw:layer="layout" svg:x1="19.2cm" svg:y1="17cm" svg:x2="18.3cm" svg:y2="17cm">
            <text:p/>
          </draw:line>
        </draw:g>
        <draw:g draw:style-name="gr10">
          <draw:polygon draw:style-name="gr12" draw:text-style-name="P3" draw:layer="layout" svg:width="0.899cm" svg:height="0.399cm" svg:x="17.4cm" svg:y="16.9cm" svg:viewBox="0 0 900 400" draw:points="900,400 900,0 0,0 0,400">
            <text:p/>
          </draw:polygon>
          <draw:line draw:style-name="gr13" draw:text-style-name="P4" draw:layer="layout" svg:x1="18.3cm" svg:y1="17.2cm" svg:x2="17.4cm" svg:y2="17.2cm">
            <text:p/>
          </draw:line>
          <draw:line draw:style-name="gr13" draw:text-style-name="P4" draw:layer="layout" svg:x1="18.3cm" svg:y1="17cm" svg:x2="17.4cm" svg:y2="17cm">
            <text:p/>
          </draw:line>
        </draw:g>
        <draw:rect draw:style-name="gr23" draw:text-style-name="P8" draw:layer="layout" svg:width="0.2cm" svg:height="0.1cm" svg:x="18.2cm" svg:y="16.95cm">
          <text:p/>
        </draw:rect>
        <draw:rect draw:style-name="gr23" draw:text-style-name="P8" draw:layer="layout" svg:width="0.2cm" svg:height="0.1cm" svg:x="18.2cm" svg:y="17.15cm">
          <text:p/>
        </draw:rect>
        <draw:polyline draw:style-name="gr24" draw:text-style-name="P2" draw:layer="layout" svg:width="0.299cm" svg:height="0.999cm" svg:x="17.9cm" svg:y="15.4cm" svg:viewBox="0 0 300 1000" draw:points="200,0 300,100 300,800 0,800 0,1000">
          <text:p/>
        </draw:polyline>
        <draw:circle draw:style-name="gr22" draw:text-style-name="P7" draw:layer="layout" svg:width="0.1cm" svg:height="0.1cm" svg:x="17.65cm" svg:y="16.4cm">
          <text:p/>
        </draw:circle>
        <draw:circle draw:style-name="gr22" draw:text-style-name="P7" draw:layer="layout" svg:width="0.1cm" svg:height="0.1cm" svg:x="17.85cm" svg:y="16.4cm">
          <text:p/>
        </draw:circle>
        <draw:circle draw:style-name="gr22" draw:text-style-name="P7" draw:layer="layout" svg:width="0.1cm" svg:height="0.1cm" svg:x="18.65cm" svg:y="16.4cm">
          <text:p/>
        </draw:circle>
        <draw:circle draw:style-name="gr22" draw:text-style-name="P7" draw:layer="layout" svg:width="0.1cm" svg:height="0.1cm" svg:x="18.85cm" svg:y="16.4cm">
          <text:p/>
        </draw:circle>
        <draw:frame draw:style-name="gr25" draw:text-style-name="P9" draw:layer="layout" svg:width="0.9cm" svg:height="0.6cm" svg:x="17.4cm" svg:y="17.5cm">
          <draw:text-box>
            <text:p><text:span text:style-name="T1">DT</text:span></text:p>
            <text:p><text:span text:style-name="T1">DCC 11</text:span></text:p>
          </draw:text-box>
        </draw:frame>
        <draw:frame draw:style-name="gr25" draw:text-style-name="P9" draw:layer="layout" svg:width="0.902cm" svg:height="0.6cm" svg:x="20.9cm" svg:y="17.6cm">
          <draw:text-box>
            <text:p><text:span text:style-name="T1">T2</text:span></text:p>
            <text:p><text:span text:style-name="T1">DCC 12</text:span></text:p>
          </draw:text-box>
        </draw:frame>
        <draw:circle draw:style-name="gr26" draw:text-style-name="P10" draw:layer="layout" svg:width="0.1cm" svg:height="0.1cm" draw:transform="rotate (-3.14159265358979) translate (18.75cm 17.053cm)">
          <text:p/>
        </draw:circle>
        <draw:line draw:style-name="gr20" draw:text-style-name="P2" draw:layer="layout" svg:x1="18.7cm" svg:y1="16.5cm" svg:x2="18.7cm" svg:y2="17cm">
          <text:p/>
        </draw:line>
        <draw:line draw:style-name="gr27" draw:text-style-name="P2" draw:layer="layout" svg:x1="18.9cm" svg:y1="16.5cm" svg:x2="18.9cm" svg:y2="17.2cm">
          <text:p/>
        </draw:line>
        <draw:circle draw:style-name="gr28" draw:text-style-name="P11" draw:layer="layout" svg:width="0.1cm" svg:height="0.1cm" draw:transform="rotate (-3.14159265358979) translate (18.95cm 17.253cm)">
          <text:p/>
        </draw:circle>
        <draw:circle draw:style-name="gr26" draw:text-style-name="P10" draw:layer="layout" svg:width="0.1cm" svg:height="0.1cm" draw:transform="rotate (-3.14159265358979) translate (17.75cm 17.053cm)">
          <text:p/>
        </draw:circle>
        <draw:line draw:style-name="gr20" draw:text-style-name="P2" draw:layer="layout" svg:x1="17.7cm" svg:y1="16.5cm" svg:x2="17.7cm" svg:y2="17cm">
          <text:p/>
        </draw:line>
        <draw:line draw:style-name="gr27" draw:text-style-name="P2" draw:layer="layout" svg:x1="17.9cm" svg:y1="17.2cm" svg:x2="17.9cm" svg:y2="16.5cm">
          <text:p/>
        </draw:line>
        <draw:circle draw:style-name="gr28" draw:text-style-name="P11" draw:layer="layout" svg:width="0.1cm" svg:height="0.1cm" draw:transform="rotate (-3.14159265358979) translate (17.95cm 17.253cm)">
          <text:p/>
        </draw:circle>
        <draw:polyline draw:style-name="gr29" draw:text-style-name="P2" draw:layer="layout" svg:width="0.399cm" svg:height="0.798cm" svg:x="17.7cm" svg:y="15.601cm" svg:viewBox="0 0 400 799" draw:points="400,0 400,499 0,499 0,799">
          <text:p/>
        </draw:polyline>
        <draw:polyline draw:style-name="gr30" draw:text-style-name="P2" draw:layer="layout" svg:width="0.199cm" svg:height="0.799cm" svg:x="18.5cm" svg:y="15.6cm" svg:viewBox="0 0 200 800" draw:points="0,0 0,600 200,600 200,800">
          <text:p/>
        </draw:polyline>
        <draw:polyline draw:style-name="gr31" draw:text-style-name="P2" draw:layer="layout" svg:width="0.399cm" svg:height="0.999cm" svg:x="18.5cm" svg:y="15.4cm" svg:viewBox="0 0 400 1000" draw:points="0,0 100,100 100,700 400,700 400,1000">
          <text:p/>
        </draw:polyline>
        <draw:g draw:style-name="gr32">
          <draw:polygon draw:style-name="gr33" draw:text-style-name="P12" draw:layer="layout" svg:width="1.499cm" svg:height="0.791cm" draw:transform="rotate (-3.14159265358979) translate (21.6cm 17.7cm)" svg:viewBox="0 0 1500 792" draw:points="1500,400 1400,0 0,392 0,792">
            <text:p/>
          </draw:polygon>
          <draw:polygon draw:style-name="gr1" draw:text-style-name="P1" draw:layer="layout" svg:width="1.349cm" svg:height="0.199cm" draw:transform="rotate (-3.14159265358979) translate (21.6cm 16.9cm)" svg:viewBox="0 0 1350 200" draw:points="0,0 0,132 415,198 936,200 1350,101 1350,0">
            <text:p/>
          </draw:polygon>
          <draw:rect draw:style-name="gr34" draw:text-style-name="P13" draw:layer="layout" svg:width="0.302cm" svg:height="0.096cm" draw:transform="rotate (-3.14159265358979) translate (20.781cm 16.865cm)">
            <text:p/>
          </draw:rect>
          <draw:g draw:style-name="gr10">
            <draw:polygon draw:style-name="gr12" draw:text-style-name="P3" draw:layer="layout" svg:width="1.799cm" svg:height="0.399cm" draw:transform="rotate (-3.14159265358979) translate (21.9cm 17.3cm)" svg:viewBox="0 0 1800 400" draw:points="1800,400 1800,0 0,0 1,400">
              <text:p/>
            </draw:polygon>
            <draw:line draw:style-name="gr13" draw:text-style-name="P4" draw:layer="layout" svg:x1="20.1cm" svg:y1="17cm" svg:x2="21.9cm" svg:y2="17cm">
              <text:p/>
            </draw:line>
            <draw:line draw:style-name="gr13" draw:text-style-name="P4" draw:layer="layout" svg:x1="20.1cm" svg:y1="17.2cm" svg:x2="21.9cm" svg:y2="17.2cm">
              <text:p/>
            </draw:line>
          </draw:g>
          <draw:line draw:style-name="gr13" draw:text-style-name="P4" draw:layer="layout" svg:x1="20.174cm" svg:y1="17.596cm" svg:x2="21.5cm" svg:y2="17.208cm">
            <text:p/>
          </draw:line>
          <draw:line draw:style-name="gr13" draw:text-style-name="P4" draw:layer="layout" svg:x1="20.125cm" svg:y1="17.402cm" svg:x2="21.5cm" svg:y2="17.008cm">
            <text:p/>
          </draw:line>
        </draw:g>
        <draw:g draw:style-name="gr10">
          <draw:polygon draw:style-name="gr12" draw:text-style-name="P3" draw:layer="layout" svg:width="0.899cm" svg:height="0.399cm" svg:x="19.2cm" svg:y="16.9cm" svg:viewBox="0 0 900 400" draw:points="900,400 900,0 0,0 0,400">
            <text:p/>
          </draw:polygon>
          <draw:line draw:style-name="gr13" draw:text-style-name="P4" draw:layer="layout" svg:x1="20.1cm" svg:y1="17.2cm" svg:x2="19.2cm" svg:y2="17.2cm">
            <text:p/>
          </draw:line>
          <draw:line draw:style-name="gr13" draw:text-style-name="P4" draw:layer="layout" svg:x1="20.1cm" svg:y1="17cm" svg:x2="19.2cm" svg:y2="17cm">
            <text:p/>
          </draw:line>
        </draw:g>
        <draw:polygon draw:style-name="gr33" draw:text-style-name="P12" draw:layer="layout" svg:width="1.499cm" svg:height="0.791cm" svg:x="18.7cm" svg:y="17.3cm" svg:viewBox="0 0 1500 792" draw:points="1500,400 1400,0 0,392 0,792">
          <text:p/>
        </draw:polygon>
        <draw:polygon draw:style-name="gr1" draw:text-style-name="P1" draw:layer="layout" svg:width="1.349cm" svg:height="0.199cm" svg:x="18.7cm" svg:y="18.1cm" svg:viewBox="0 0 1350 200" draw:points="0,0 0,132 415,198 936,200 1350,101 1350,0">
          <text:p/>
        </draw:polygon>
        <draw:g draw:style-name="gr10">
          <draw:polygon draw:style-name="gr12" draw:text-style-name="P3" draw:layer="layout" svg:width="1.799cm" svg:height="0.399cm" svg:x="18.4cm" svg:y="17.7cm" svg:viewBox="0 0 1800 400" draw:points="1800,400 1800,0 0,0 1,400">
            <text:p/>
          </draw:polygon>
          <draw:line draw:style-name="gr13" draw:text-style-name="P4" draw:layer="layout" svg:x1="20.2cm" svg:y1="18cm" svg:x2="18.4cm" svg:y2="18cm">
            <text:p/>
          </draw:line>
          <draw:line draw:style-name="gr13" draw:text-style-name="P4" draw:layer="layout" svg:x1="20.2cm" svg:y1="17.8cm" svg:x2="18.4cm" svg:y2="17.8cm">
            <text:p/>
          </draw:line>
        </draw:g>
        <draw:line draw:style-name="gr13" draw:text-style-name="P4" draw:layer="layout" svg:x1="20.126cm" svg:y1="17.404cm" svg:x2="18.8cm" svg:y2="17.792cm">
          <text:p/>
        </draw:line>
        <draw:line draw:style-name="gr13" draw:text-style-name="P4" draw:layer="layout" svg:x1="20.175cm" svg:y1="17.598cm" svg:x2="18.8cm" svg:y2="17.992cm">
          <text:p/>
        </draw:line>
        <draw:line draw:style-name="gr20" draw:text-style-name="P2" draw:layer="layout" svg:x1="12.505cm" svg:y1="15.6cm" svg:x2="12.505cm" svg:y2="16.4cm">
          <text:p/>
        </draw:line>
        <draw:line draw:style-name="gr20" draw:text-style-name="P2" draw:layer="layout" svg:x1="12.105cm" svg:y1="15.6cm" svg:x2="12.105cm" svg:y2="16.4cm">
          <text:p/>
        </draw:line>
        <draw:line draw:style-name="gr21" draw:text-style-name="P2" draw:layer="layout" svg:x1="12.305cm" svg:y1="15.6cm" svg:x2="12.305cm" svg:y2="16.4cm">
          <text:p/>
        </draw:line>
        <draw:circle draw:style-name="gr22" draw:text-style-name="P7" draw:layer="layout" svg:width="0.1cm" svg:height="0.1cm" draw:transform="rotate (-3.14159265358979) translate (12.36cm 16.5cm)">
          <text:p/>
        </draw:circle>
        <draw:circle draw:style-name="gr22" draw:text-style-name="P7" draw:layer="layout" svg:width="0.1cm" svg:height="0.1cm" draw:transform="rotate (-3.14159265358979) translate (12.56cm 16.5cm)">
          <text:p/>
        </draw:circle>
        <draw:circle draw:style-name="gr22" draw:text-style-name="P7" draw:layer="layout" svg:width="0.1cm" svg:height="0.1cm" draw:transform="rotate (-3.14159265358979) translate (12.16cm 16.5cm)">
          <text:p/>
        </draw:circle>
        <draw:line draw:style-name="gr20" draw:text-style-name="P2" draw:layer="layout" svg:x1="12.505cm" svg:y1="16.9cm" svg:x2="12.505cm" svg:y2="16.5cm">
          <text:p/>
        </draw:line>
        <draw:line draw:style-name="gr20" draw:text-style-name="P2" draw:layer="layout" svg:x1="12.105cm" svg:y1="16.9cm" svg:x2="12.105cm" svg:y2="16.5cm">
          <text:p/>
        </draw:line>
        <draw:g draw:style-name="gr32">
          <draw:polygon draw:style-name="gr35" draw:text-style-name="P14" draw:layer="layout" svg:width="1.499cm" svg:height="0.791cm" draw:transform="rotate (-3.14159265358979) translate (13.205cm 17.9cm)" svg:viewBox="0 0 1500 792" draw:points="0,400 100,0 1500,392 1500,792">
            <text:p/>
          </draw:polygon>
          <draw:polygon draw:style-name="gr1" draw:text-style-name="P1" draw:layer="layout" svg:width="1.349cm" svg:height="0.199cm" draw:transform="rotate (-3.14159265358979) translate (13.055cm 17.1cm)" svg:viewBox="0 0 1350 200" draw:points="1350,0 1350,132 935,198 414,200 0,101 0,0">
            <text:p/>
          </draw:polygon>
          <draw:rect draw:style-name="gr34" draw:text-style-name="P13" draw:layer="layout" svg:width="0.302cm" svg:height="0.096cm" draw:transform="rotate (-3.14159265358979) translate (12.826cm 17.065cm)">
            <text:p/>
          </draw:rect>
          <draw:g draw:style-name="gr10">
            <draw:polygon draw:style-name="gr12" draw:text-style-name="P3" draw:layer="layout" svg:width="1.799cm" svg:height="0.399cm" draw:transform="rotate (-3.14159265358979) translate (13.205cm 17.5cm)" svg:viewBox="0 0 1800 400" draw:points="0,400 0,0 1800,0 1799,400">
              <text:p/>
            </draw:polygon>
            <draw:line draw:style-name="gr13" draw:text-style-name="P4" draw:layer="layout" svg:x1="13.205cm" svg:y1="17.2cm" svg:x2="11.405cm" svg:y2="17.2cm">
              <text:p/>
            </draw:line>
            <draw:line draw:style-name="gr13" draw:text-style-name="P4" draw:layer="layout" svg:x1="13.205cm" svg:y1="17.4cm" svg:x2="11.405cm" svg:y2="17.4cm">
              <text:p/>
            </draw:line>
          </draw:g>
          <draw:line draw:style-name="gr13" draw:text-style-name="P4" draw:layer="layout" svg:x1="13.131cm" svg:y1="17.796cm" svg:x2="11.805cm" svg:y2="17.408cm">
            <text:p/>
          </draw:line>
          <draw:line draw:style-name="gr13" draw:text-style-name="P4" draw:layer="layout" svg:x1="13.18cm" svg:y1="17.602cm" svg:x2="11.805cm" svg:y2="17.208cm">
            <text:p/>
          </draw:line>
        </draw:g>
        <draw:line draw:style-name="gr21" draw:text-style-name="P2" draw:layer="layout" svg:x1="12.305cm" svg:y1="16.9cm" svg:x2="12.305cm" svg:y2="16.5cm">
          <text:p/>
        </draw:line>
        <draw:polygon draw:style-name="gr12" draw:text-style-name="P3" draw:layer="layout" svg:width="1.799cm" svg:height="0.399cm" svg:x="13.205cm" svg:y="17.1cm" svg:viewBox="0 0 1800 400" draw:points="1800,400 1800,0 0,0 0,400">
          <text:p/>
        </draw:polygon>
        <draw:line draw:style-name="gr13" draw:text-style-name="P4" draw:layer="layout" svg:x1="15.005cm" svg:y1="17.4cm" svg:x2="13.205cm" svg:y2="17.4cm">
          <text:p/>
        </draw:line>
        <draw:line draw:style-name="gr13" draw:text-style-name="P4" draw:layer="layout" svg:x1="15.005cm" svg:y1="17.2cm" svg:x2="13.205cm" svg:y2="17.2cm">
          <text:p/>
        </draw:line>
        <draw:circle draw:style-name="gr22" draw:text-style-name="P7" draw:layer="layout" svg:width="0.1cm" svg:height="0.1cm" svg:x="13.655cm" svg:y="16.4cm">
          <text:p/>
        </draw:circle>
        <draw:line draw:style-name="gr36" draw:text-style-name="P2" draw:layer="layout" svg:x1="13.905cm" svg:y1="16.5cm" svg:x2="13.905cm" svg:y2="17.3cm">
          <text:p/>
        </draw:line>
        <draw:line draw:style-name="gr37" draw:text-style-name="P2" draw:layer="layout" svg:x1="13.705cm" svg:y1="16.5cm" svg:x2="13.705cm" svg:y2="17.35cm">
          <text:p/>
        </draw:line>
        <draw:circle draw:style-name="gr22" draw:text-style-name="P7" draw:layer="layout" svg:width="0.1cm" svg:height="0.1cm" svg:x="13.855cm" svg:y="16.4cm">
          <text:p/>
        </draw:circle>
        <draw:rect draw:style-name="gr34" draw:text-style-name="P13" draw:layer="layout" svg:width="0.302cm" svg:height="0.096cm" svg:x="13.705cm" svg:y="17.25cm">
          <text:p/>
        </draw:rect>
        <draw:polyline draw:style-name="gr20" draw:text-style-name="P2" draw:layer="layout" svg:width="0.893cm" svg:height="0.363cm" draw:transform="rotate (-1.99735479598231) translate (14.5310001637442cm 15.7027085253043cm)" svg:viewBox="0 0 894 364" draw:points="0,248 546,0 712,364 894,281">
          <text:p/>
        </draw:polyline>
        <draw:polyline draw:style-name="gr21" draw:text-style-name="P2" draw:layer="layout" svg:width="0.893cm" svg:height="0.363cm" draw:transform="rotate (-1.99735479598231) translate (14.2933334697868cm 15.6855904377536cm)" svg:viewBox="0 0 894 364" draw:points="0,207 455,0 621,364 894,240">
          <text:p/>
        </draw:polyline>
        <draw:g draw:style-name="gr10">
          <draw:polygon draw:style-name="gr12" draw:text-style-name="P3" draw:layer="layout" svg:width="0.899cm" svg:height="0.399cm" svg:x="8.705cm" svg:y="17.1cm" svg:viewBox="0 0 900 400" draw:points="900,400 900,0 0,0 0,400">
            <text:p/>
          </draw:polygon>
          <draw:line draw:style-name="gr13" draw:text-style-name="P4" draw:layer="layout" svg:x1="9.605cm" svg:y1="17.4cm" svg:x2="8.705cm" svg:y2="17.4cm">
            <text:p/>
          </draw:line>
          <draw:line draw:style-name="gr13" draw:text-style-name="P4" draw:layer="layout" svg:x1="9.605cm" svg:y1="17.2cm" svg:x2="8.705cm" svg:y2="17.2cm">
            <text:p/>
          </draw:line>
        </draw:g>
        <draw:g draw:style-name="gr10">
          <draw:polygon draw:style-name="gr12" draw:text-style-name="P3" draw:layer="layout" svg:width="0.899cm" svg:height="0.399cm" svg:x="7.805cm" svg:y="17.1cm" svg:viewBox="0 0 900 400" draw:points="900,400 900,0 0,0 0,400">
            <text:p/>
          </draw:polygon>
          <draw:line draw:style-name="gr13" draw:text-style-name="P4" draw:layer="layout" svg:x1="8.705cm" svg:y1="17.4cm" svg:x2="7.805cm" svg:y2="17.4cm">
            <text:p/>
          </draw:line>
          <draw:line draw:style-name="gr13" draw:text-style-name="P4" draw:layer="layout" svg:x1="8.705cm" svg:y1="17.2cm" svg:x2="7.805cm" svg:y2="17.2cm">
            <text:p/>
          </draw:line>
        </draw:g>
        <draw:rect draw:style-name="gr23" draw:text-style-name="P8" draw:layer="layout" svg:width="0.2cm" svg:height="0.1cm" svg:x="8.605cm" svg:y="17.15cm">
          <text:p/>
        </draw:rect>
        <draw:rect draw:style-name="gr23" draw:text-style-name="P8" draw:layer="layout" svg:width="0.2cm" svg:height="0.1cm" svg:x="8.605cm" svg:y="17.35cm">
          <text:p/>
        </draw:rect>
        <draw:polyline draw:style-name="gr24" draw:text-style-name="P2" draw:layer="layout" svg:width="0.299cm" svg:height="0.999cm" svg:x="8.305cm" svg:y="15.4cm" svg:viewBox="0 0 300 1000" draw:points="200,0 300,100 300,800 0,800 0,1000">
          <text:p/>
        </draw:polyline>
        <draw:polyline draw:style-name="gr29" draw:text-style-name="P2" draw:layer="layout" svg:width="0.099cm" svg:height="2.599cm" svg:x="10.305cm" svg:y="15.6cm" svg:viewBox="0 0 100 2600" draw:points="0,0 0,2600 100,2300">
          <text:p/>
        </draw:polyline>
        <draw:polyline draw:style-name="gr38" draw:text-style-name="P2" draw:layer="layout" svg:width="0.099cm" svg:height="2.599cm" svg:x="10.505cm" svg:y="15.6cm" svg:viewBox="0 0 100 2600" draw:points="0,0 0,2600 100,2300">
          <text:p/>
        </draw:polyline>
        <draw:polyline draw:style-name="gr30" draw:text-style-name="P2" draw:layer="layout" svg:width="0.099cm" svg:height="2.599cm" svg:x="10.705cm" svg:y="15.6cm" svg:viewBox="0 0 100 2600" draw:points="0,0 0,2600 100,2400">
          <text:p/>
        </draw:polyline>
        <draw:polyline draw:style-name="gr39" draw:text-style-name="P2" draw:layer="layout" svg:width="0.099cm" svg:height="1.299cm" svg:x="10.505cm" svg:y="15.4cm" svg:viewBox="0 0 100 1300" draw:points="0,0 100,100 100,1300">
          <text:p/>
        </draw:polyline>
        <draw:polyline draw:style-name="gr31" draw:text-style-name="P2" draw:layer="layout" svg:width="0.099cm" svg:height="1.199cm" svg:x="10.705cm" svg:y="15.4cm" svg:viewBox="0 0 100 1200" draw:points="0,0 100,100 100,1200">
          <text:p/>
        </draw:polyline>
        <draw:g draw:style-name="gr32">
          <draw:polygon draw:style-name="gr33" draw:text-style-name="P12" draw:layer="layout" svg:width="1.499cm" svg:height="0.81cm" svg:x="9.905cm" svg:y="16.702cm" svg:viewBox="0 0 1500 811" draw:points="1500,409 1400,0 0,401 0,811">
            <text:p/>
          </draw:polygon>
          <draw:polygon draw:style-name="gr35" draw:text-style-name="P14" draw:layer="layout" svg:width="1.499cm" svg:height="0.81cm" draw:transform="rotate (-3.14159265358979) translate (11.405cm 17.9119883040936cm)" svg:viewBox="0 0 1500 811" draw:points="0,409 100,0 1500,401 1500,811">
            <text:p/>
          </draw:polygon>
          <draw:g draw:style-name="gr10">
            <draw:polygon draw:style-name="gr1" draw:text-style-name="P1" draw:layer="layout" svg:width="1.351cm" svg:height="0.204cm" draw:transform="skewX (-0.0109955742875642) rotate (-0.26808257310633) translate (9.94463097438911cm 17.5417837965726cm)" svg:viewBox="0 0 1352 205" draw:points="0,1 0,135 416,203 938,205 1352,103 1352,0">
              <text:p/>
            </draw:polygon>
            <draw:rect draw:style-name="gr34" draw:text-style-name="P13" draw:layer="layout" svg:width="0.303cm" svg:height="0.098cm" draw:transform="skewX (-0.0101229096615671) rotate (-0.267384441405532) translate (10.726cm 17.793cm)">
              <text:p/>
            </draw:rect>
          </draw:g>
          <draw:g draw:style-name="gr10">
            <draw:polygon draw:style-name="gr12" draw:text-style-name="P3" draw:layer="layout" svg:width="1.799cm" svg:height="0.408cm" draw:transform="rotate (-3.14159265358979) translate (11.405cm 17.5026315789474cm)" svg:viewBox="0 0 1800 409" draw:points="0,409 0,0 1800,0 1799,409">
              <text:p/>
            </draw:polygon>
            <draw:line draw:style-name="gr13" draw:text-style-name="P4" draw:layer="layout" svg:x1="11.405cm" svg:y1="17.196cm" svg:x2="9.605cm" svg:y2="17.196cm">
              <text:p/>
            </draw:line>
            <draw:line draw:style-name="gr13" draw:text-style-name="P4" draw:layer="layout" svg:x1="11.405cm" svg:y1="17.4cm" svg:x2="9.605cm" svg:y2="17.4cm">
              <text:p/>
            </draw:line>
          </draw:g>
          <draw:line draw:style-name="gr13" draw:text-style-name="P4" draw:layer="layout" svg:x1="11.331cm" svg:y1="17.805cm" svg:x2="10.005cm" svg:y2="17.408cm">
            <text:p/>
          </draw:line>
          <draw:line draw:style-name="gr13" draw:text-style-name="P4" draw:layer="layout" svg:x1="11.38cm" svg:y1="17.607cm" svg:x2="10.005cm" svg:y2="17.204cm">
            <text:p/>
          </draw:line>
          <draw:line draw:style-name="gr13" draw:text-style-name="P4" draw:layer="layout" svg:x1="11.332cm" svg:y1="16.808cm" svg:x2="10.006cm" svg:y2="17.205cm">
            <text:p/>
          </draw:line>
          <draw:line draw:style-name="gr13" draw:text-style-name="P4" draw:layer="layout" svg:x1="11.381cm" svg:y1="17.006cm" svg:x2="10.006cm" svg:y2="17.409cm">
            <text:p/>
          </draw:line>
          <draw:g draw:style-name="gr10">
            <draw:polygon draw:style-name="gr1" draw:text-style-name="P1" draw:layer="layout" svg:width="1.35cm" svg:height="0.208cm" draw:transform="skewX (0.0191986217719375) rotate (-2.86548156592429) translate (11.2374551900144cm 16.7023556147575cm)" svg:viewBox="0 0 1351 209" draw:points="1351,0 1350,138 935,207 414,209 0,106 0,1">
              <text:p/>
            </draw:polygon>
            <draw:rect draw:style-name="gr34" draw:text-style-name="P13" draw:layer="layout" svg:width="0.301cm" svg:height="0.1cm" draw:transform="skewX (0.0300196631343025) rotate (-2.86600516469989) translate (10.431cm 16.893cm)">
              <text:p/>
            </draw:rect>
          </draw:g>
        </draw:g>
        <draw:circle draw:style-name="gr22" draw:text-style-name="P7" draw:layer="layout" svg:width="0.1cm" svg:height="0.1cm" svg:x="8.055cm" svg:y="16.4cm">
          <text:p/>
        </draw:circle>
        <draw:circle draw:style-name="gr22" draw:text-style-name="P7" draw:layer="layout" svg:width="0.1cm" svg:height="0.1cm" svg:x="8.255cm" svg:y="16.4cm">
          <text:p/>
        </draw:circle>
        <draw:circle draw:style-name="gr22" draw:text-style-name="P7" draw:layer="layout" svg:width="0.1cm" svg:height="0.1cm" svg:x="9.055cm" svg:y="16.4cm">
          <text:p/>
        </draw:circle>
        <draw:circle draw:style-name="gr22" draw:text-style-name="P7" draw:layer="layout" svg:width="0.1cm" svg:height="0.1cm" svg:x="9.255cm" svg:y="16.4cm">
          <text:p/>
        </draw:circle>
        <draw:frame draw:style-name="gr25" draw:text-style-name="P9" draw:layer="layout" svg:width="0.7cm" svg:height="0.6cm" svg:x="8.105cm" svg:y="18cm">
          <draw:text-box>
            <text:p><text:span text:style-name="T1">DT</text:span></text:p>
            <text:p><text:span text:style-name="T1">DCC 41</text:span></text:p>
          </draw:text-box>
        </draw:frame>
        <draw:frame draw:style-name="gr25" draw:text-style-name="P9" draw:layer="layout" svg:width="1.4cm" svg:height="0.6cm" svg:x="9.505cm" svg:y="18cm">
          <draw:text-box>
            <text:p><text:span text:style-name="T1">T3L, T3R</text:span></text:p>
            <text:p><text:span text:style-name="T1">DCC 31, DCC 32 </text:span></text:p>
          </draw:text-box>
        </draw:frame>
        <draw:frame draw:style-name="gr25" draw:text-style-name="P9" draw:layer="layout" svg:width="0.7cm" svg:height="0.6cm" svg:x="12.105cm" svg:y="18cm">
          <draw:text-box>
            <text:p><text:span text:style-name="T1">T2</text:span></text:p>
            <text:p><text:span text:style-name="T1">DCC 21</text:span></text:p>
          </draw:text-box>
        </draw:frame>
        <draw:frame draw:style-name="gr25" draw:text-style-name="P9" draw:layer="layout" svg:width="0.7cm" svg:height="0.6cm" svg:x="13.505cm" svg:y="18cm">
          <draw:text-box>
            <text:p><text:span text:style-name="T1">UC</text:span></text:p>
            <text:p><text:span text:style-name="T1">DCC 11</text:span></text:p>
          </draw:text-box>
        </draw:frame>
        <draw:circle draw:style-name="gr26" draw:text-style-name="P10" draw:layer="layout" svg:width="0.1cm" svg:height="0.1cm" draw:transform="rotate (-3.14159265358979) translate (9.155cm 17.253cm)">
          <text:p/>
        </draw:circle>
        <draw:line draw:style-name="gr20" draw:text-style-name="P2" draw:layer="layout" svg:x1="9.105cm" svg:y1="16.5cm" svg:x2="9.105cm" svg:y2="17.2cm">
          <text:p/>
        </draw:line>
        <draw:line draw:style-name="gr27" draw:text-style-name="P2" draw:layer="layout" svg:x1="9.305cm" svg:y1="16.5cm" svg:x2="9.305cm" svg:y2="17.4cm">
          <text:p/>
        </draw:line>
        <draw:circle draw:style-name="gr28" draw:text-style-name="P11" draw:layer="layout" svg:width="0.1cm" svg:height="0.1cm" draw:transform="rotate (-3.14159265358979) translate (9.355cm 17.453cm)">
          <text:p/>
        </draw:circle>
        <draw:circle draw:style-name="gr26" draw:text-style-name="P10" draw:layer="layout" svg:width="0.1cm" svg:height="0.1cm" draw:transform="rotate (-3.14159265358979) translate (8.155cm 17.253cm)">
          <text:p/>
        </draw:circle>
        <draw:line draw:style-name="gr20" draw:text-style-name="P2" draw:layer="layout" svg:x1="8.105cm" svg:y1="16.5cm" svg:x2="8.105cm" svg:y2="17.2cm">
          <text:p/>
        </draw:line>
        <draw:line draw:style-name="gr27" draw:text-style-name="P2" draw:layer="layout" svg:x1="8.305cm" svg:y1="17.4cm" svg:x2="8.305cm" svg:y2="16.5cm">
          <text:p/>
        </draw:line>
        <draw:circle draw:style-name="gr28" draw:text-style-name="P11" draw:layer="layout" svg:width="0.1cm" svg:height="0.1cm" draw:transform="rotate (-3.14159265358979) translate (8.355cm 17.453cm)">
          <text:p/>
        </draw:circle>
        <draw:polyline draw:style-name="gr29" draw:text-style-name="P2" draw:layer="layout" svg:width="0.399cm" svg:height="0.798cm" svg:x="8.105cm" svg:y="15.601cm" svg:viewBox="0 0 400 799" draw:points="400,0 400,499 0,499 0,799">
          <text:p/>
        </draw:polyline>
        <draw:polyline draw:style-name="gr24" draw:text-style-name="P2" draw:layer="layout" svg:width="0.099cm" svg:height="1.299cm" svg:x="10.305cm" svg:y="15.4cm" svg:viewBox="0 0 100 1300" draw:points="0,0 100,100 100,1300">
          <text:p/>
        </draw:polyline>
        <draw:polyline draw:style-name="gr30" draw:text-style-name="P2" draw:layer="layout" svg:width="0.199cm" svg:height="0.799cm" svg:x="8.905cm" svg:y="15.6cm" svg:viewBox="0 0 200 800" draw:points="0,0 0,600 200,600 200,800">
          <text:p/>
        </draw:polyline>
        <draw:polyline draw:style-name="gr31" draw:text-style-name="P2" draw:layer="layout" svg:width="0.399cm" svg:height="0.999cm" svg:x="8.905cm" svg:y="15.4cm" svg:viewBox="0 0 400 1000" draw:points="0,0 100,100 100,700 400,700 400,1000">
          <text:p/>
        </draw:polyline>
        <draw:circle draw:style-name="gr22" draw:text-style-name="P7" draw:layer="layout" svg:width="0.1cm" svg:height="0.1cm" svg:x="10.255cm" svg:y="16.4cm">
          <text:p/>
        </draw:circle>
        <draw:circle draw:style-name="gr22" draw:text-style-name="P7" draw:layer="layout" svg:width="0.1cm" svg:height="0.1cm" svg:x="10.355cm" svg:y="16.4cm">
          <text:p/>
        </draw:circle>
        <draw:circle draw:style-name="gr22" draw:text-style-name="P7" draw:layer="layout" svg:width="0.1cm" svg:height="0.1cm" svg:x="10.455cm" svg:y="16.4cm">
          <text:p/>
        </draw:circle>
        <draw:circle draw:style-name="gr22" draw:text-style-name="P7" draw:layer="layout" svg:width="0.1cm" svg:height="0.1cm" svg:x="10.555cm" svg:y="16.4cm">
          <text:p/>
        </draw:circle>
        <draw:circle draw:style-name="gr22" draw:text-style-name="P7" draw:layer="layout" svg:width="0.1cm" svg:height="0.1cm" svg:x="10.655cm" svg:y="16.4cm">
          <text:p/>
        </draw:circle>
        <draw:circle draw:style-name="gr22" draw:text-style-name="P7" draw:layer="layout" svg:width="0.1cm" svg:height="0.1cm" svg:x="10.755cm" svg:y="16.4cm">
          <text:p/>
        </draw:circle>
        <draw:polygon draw:style-name="gr40" draw:text-style-name="P15" draw:layer="layout" svg:width="1.885cm" svg:height="0.92cm" svg:x="20.814cm" svg:y="2.189cm" svg:viewBox="0 0 1886 921" draw:points="0,405 0,0 1886,510 1794,921">
          <text:p/>
        </draw:polygon>
        <draw:line draw:style-name="gr13" draw:text-style-name="P4" draw:layer="layout" svg:x1="20.82cm" svg:y1="2.289cm" svg:x2="22.681cm" svg:y2="2.811cm">
          <text:p/>
        </draw:line>
        <draw:line draw:style-name="gr13" draw:text-style-name="P4" draw:layer="layout" svg:x1="20.8cm" svg:y1="2.5cm" svg:x2="22.631cm" svg:y2="3.007cm">
          <text:p/>
        </draw:line>
        <draw:g draw:style-name="gr10">
          <draw:polygon draw:style-name="gr12" draw:text-style-name="P3" draw:layer="layout" svg:width="12.799cm" svg:height="0.399cm" svg:x="8cm" svg:y="3.9cm" svg:viewBox="0 0 12800 400" draw:points="12800,400 12800,0 0,0 0,400">
            <text:p/>
          </draw:polygon>
          <draw:line draw:style-name="gr13" draw:text-style-name="P4" draw:layer="layout" svg:x1="20.8cm" svg:y1="4.2cm" svg:x2="8cm" svg:y2="4.2cm">
            <text:p/>
          </draw:line>
          <draw:line draw:style-name="gr13" draw:text-style-name="P4" draw:layer="layout" svg:x1="20.8cm" svg:y1="4cm" svg:x2="8cm" svg:y2="4cm">
            <text:p/>
          </draw:line>
        </draw:g>
        <draw:g draw:style-name="gr10">
          <draw:polygon draw:style-name="gr12" draw:text-style-name="P3" draw:layer="layout" svg:width="16.899cm" svg:height="0.399cm" svg:x="5.8cm" svg:y="3.1cm" svg:viewBox="0 0 16900 400" draw:points="16900,400 16900,0 0,0 0,400">
            <text:p/>
          </draw:polygon>
          <draw:line draw:style-name="gr13" draw:text-style-name="P4" draw:layer="layout" svg:x1="22.7cm" svg:y1="3.4cm" svg:x2="5.8cm" svg:y2="3.4cm">
            <text:p/>
          </draw:line>
          <draw:line draw:style-name="gr13" draw:text-style-name="P4" draw:layer="layout" svg:x1="22.7cm" svg:y1="3.2cm" svg:x2="5.8cm" svg:y2="3.2cm">
            <text:p/>
          </draw:line>
        </draw:g>
        <draw:polygon draw:style-name="gr12" draw:text-style-name="P3" draw:layer="layout" svg:width="4.699cm" svg:height="0.399cm" svg:x="8.2cm" svg:y="2.1cm" svg:viewBox="0 0 4700 400" draw:points="4700,400 4700,0 0,0 0,400">
          <text:p/>
        </draw:polygon>
        <draw:line draw:style-name="gr13" draw:text-style-name="P4" draw:layer="layout" svg:x1="12.9cm" svg:y1="2.4cm" svg:x2="8.2cm" svg:y2="2.4cm">
          <text:p/>
        </draw:line>
        <draw:line draw:style-name="gr13" draw:text-style-name="P4" draw:layer="layout" svg:x1="12.9cm" svg:y1="2.2cm" svg:x2="8.2cm" svg:y2="2.2cm">
          <text:p/>
        </draw:line>
        <draw:g draw:style-name="gr10">
          <draw:rect draw:style-name="gr23" draw:text-style-name="P8" draw:layer="layout" svg:width="0.2cm" svg:height="0.1cm" svg:x="22cm" svg:y="3.15cm">
            <text:p/>
          </draw:rect>
          <draw:rect draw:style-name="gr23" draw:text-style-name="P8" draw:layer="layout" svg:width="0.2cm" svg:height="0.1cm" svg:x="22cm" svg:y="3.35cm">
            <text:p/>
          </draw:rect>
        </draw:g>
        <draw:frame draw:style-name="gr25" draw:text-style-name="P9" draw:layer="layout" svg:width="1.2cm" svg:height="0.4cm" svg:x="23.1cm" svg:y="2.5cm">
          <draw:text-box>
            <text:p><text:span text:style-name="T1">DCC 128</text:span></text:p>
          </draw:text-box>
        </draw:frame>
        <draw:rect draw:style-name="gr41" draw:text-style-name="P16" draw:layer="layout" svg:width="1.8cm" svg:height="1.8cm" svg:x="3cm" svg:y="6.6cm">
          <text:p/>
        </draw:rect>
        <draw:frame draw:style-name="gr25" draw:text-style-name="P9" draw:layer="layout" svg:width="1.6cm" svg:height="0.38cm" svg:x="3.1cm" svg:y="7.02cm">
          <draw:text-box>
            <text:p><text:span text:style-name="T1">SUB25_10</text:span></text:p>
          </draw:text-box>
        </draw:frame>
        <draw:rect draw:style-name="gr41" draw:text-style-name="P16" draw:layer="layout" svg:width="1.4cm" svg:height="0.6cm" svg:x="13.3cm" svg:y="6.2cm">
          <text:p/>
        </draw:rect>
        <draw:frame draw:style-name="gr25" draw:text-style-name="P9" draw:layer="layout" svg:width="1.194cm" svg:height="0.38cm" svg:x="13.406cm" svg:y="6.32cm">
          <draw:text-box>
            <text:p><text:span text:style-name="T1">CON_6pol-3</text:span></text:p>
          </draw:text-box>
        </draw:frame>
        <draw:rect draw:style-name="gr41" draw:text-style-name="P16" draw:layer="layout" svg:width="1.4cm" svg:height="0.6cm" svg:x="8.9cm" svg:y="6.2cm">
          <text:p/>
        </draw:rect>
        <draw:frame draw:style-name="gr25" draw:text-style-name="P9" draw:layer="layout" svg:width="1.194cm" svg:height="0.38cm" svg:x="9.006cm" svg:y="6.32cm">
          <draw:text-box>
            <text:p><text:span text:style-name="T1">CON_6pol-6</text:span></text:p>
          </draw:text-box>
        </draw:frame>
        <draw:rect draw:style-name="gr41" draw:text-style-name="P16" draw:layer="layout" svg:width="1.3cm" svg:height="0.6cm" svg:x="5.8cm" svg:y="10.2cm">
          <text:p/>
        </draw:rect>
        <draw:frame draw:style-name="gr25" draw:text-style-name="P9" draw:layer="layout" svg:width="1.094cm" svg:height="0.38cm" svg:x="5.906cm" svg:y="10.32cm">
          <draw:text-box>
            <text:p><text:span text:style-name="T1">10pol_PIN</text:span></text:p>
          </draw:text-box>
        </draw:frame>
        <draw:rect draw:style-name="gr41" draw:text-style-name="P16" draw:layer="layout" svg:width="1.8cm" svg:height="0.8cm" svg:x="5.8cm" svg:y="11.2cm">
          <text:p/>
        </draw:rect>
        <draw:frame draw:style-name="gr25" draw:text-style-name="P9" draw:layer="layout" svg:width="0.8cm" svg:height="0.38cm" svg:x="6.3cm" svg:y="11.42cm">
          <draw:text-box>
            <text:p><text:span text:style-name="T1">2IO</text:span></text:p>
          </draw:text-box>
        </draw:frame>
        <draw:rect draw:style-name="gr41" draw:text-style-name="P16" draw:layer="layout" svg:width="1.801cm" svg:height="0.8cm" svg:x="3cm" svg:y="11.2cm">
          <text:p/>
        </draw:rect>
        <draw:frame draw:style-name="gr25" draw:text-style-name="P9" draw:layer="layout" svg:width="1.601cm" svg:height="0.38cm" svg:x="3.1cm" svg:y="11.42cm">
          <draw:text-box>
            <text:p><text:span text:style-name="T1">uC_OLED</text:span></text:p>
          </draw:text-box>
        </draw:frame>
        <draw:g draw:style-name="gr10">
          <draw:line draw:style-name="gr2" draw:text-style-name="P2" draw:layer="layout" svg:x1="27.3cm" svg:y1="16.8cm" svg:x2="25.8cm" svg:y2="16.8cm">
            <text:p/>
          </draw:line>
          <draw:line draw:style-name="gr3" draw:text-style-name="P2" draw:layer="layout" svg:x1="27.3cm" svg:y1="16.75cm" svg:x2="25.8cm" svg:y2="16.75cm">
            <text:p/>
          </draw:line>
          <draw:line draw:style-name="gr4" draw:text-style-name="P2" draw:layer="layout" svg:x1="27.3cm" svg:y1="16.7cm" svg:x2="25.8cm" svg:y2="16.7cm">
            <text:p/>
          </draw:line>
          <draw:line draw:style-name="gr5" draw:text-style-name="P2" draw:layer="layout" svg:x1="27.3cm" svg:y1="16.95cm" svg:x2="25.8cm" svg:y2="16.95cm">
            <text:p/>
          </draw:line>
          <draw:line draw:style-name="gr6" draw:text-style-name="P2" draw:layer="layout" svg:x1="27.3cm" svg:y1="16.9cm" svg:x2="25.8cm" svg:y2="16.9cm">
            <text:p/>
          </draw:line>
          <draw:line draw:style-name="gr7" draw:text-style-name="P2" draw:layer="layout" svg:x1="27.3cm" svg:y1="16.85cm" svg:x2="25.8cm" svg:y2="16.85cm">
            <text:p/>
          </draw:line>
        </draw:g>
        <draw:g draw:style-name="gr10">
          <draw:line draw:style-name="gr8" draw:text-style-name="P2" draw:layer="layout" svg:x1="27.3cm" svg:y1="16.65cm" svg:x2="25.8cm" svg:y2="16.65cm">
            <text:p/>
          </draw:line>
          <draw:line draw:style-name="gr9" draw:text-style-name="P2" draw:layer="layout" svg:x1="27.3cm" svg:y1="16.6cm" svg:x2="25.8cm" svg:y2="16.6cm">
            <text:p/>
          </draw:line>
          <draw:line draw:style-name="gr42" draw:text-style-name="P2" draw:layer="layout" svg:x1="27.3cm" svg:y1="16.55cm" svg:x2="25.8cm" svg:y2="16.55cm">
            <text:p/>
          </draw:line>
          <draw:line draw:style-name="gr11" draw:text-style-name="P2" draw:layer="layout" svg:x1="27.3cm" svg:y1="16.5cm" svg:x2="25.8cm" svg:y2="16.5cm">
            <text:p/>
          </draw:line>
        </draw:g>
        <draw:g draw:style-name="gr10">
          <draw:polyline draw:style-name="gr2" draw:text-style-name="P2" draw:layer="layout" svg:width="0.565cm" svg:height="0.282cm" draw:transform="rotate (-2.35619449019235) translate (23.6cm 16.6cm)" svg:viewBox="0 0 566 283" draw:points="0,283 283,0 566,283">
            <text:p/>
          </draw:polyline>
          <draw:polyline draw:style-name="gr3" draw:text-style-name="P2" draw:layer="layout" svg:width="0.489cm" svg:height="0.279cm" draw:transform="rotate (-2.49808975837948) translate (23.5180001750678cm 16.6239993997636cm)" svg:viewBox="0 0 490 280" draw:points="0,280 210,0 490,210">
            <text:p/>
          </draw:polyline>
          <draw:polyline draw:style-name="gr4" draw:text-style-name="P2" draw:layer="layout" svg:width="0.423cm" svg:height="0.211cm" draw:transform="rotate (-2.35619449019235) translate (23.45cm 16.55cm)" svg:viewBox="0 0 424 212" draw:points="0,212 212,0 424,212">
            <text:p/>
          </draw:polyline>
          <draw:polyline draw:style-name="gr5" draw:text-style-name="P2" draw:layer="layout" svg:width="0.777cm" svg:height="0.388cm" draw:transform="rotate (-2.35619449019235) translate (23.825cm 16.675cm)" svg:viewBox="0 0 778 389" draw:points="0,389 389,0 778,389">
            <text:p/>
          </draw:polyline>
          <draw:polyline draw:style-name="gr6" draw:text-style-name="P2" draw:layer="layout" svg:width="0.706cm" svg:height="0.353cm" draw:transform="rotate (-2.35619449019235) translate (23.75cm 16.65cm)" svg:viewBox="0 0 707 354" draw:points="0,354 354,0 707,354">
            <text:p/>
          </draw:polyline>
          <draw:polyline draw:style-name="gr7" draw:text-style-name="P2" draw:layer="layout" svg:width="0.634cm" svg:height="0.336cm" draw:transform="rotate (-2.29650422977414) translate (23.6733985860282cm 16.5982031389787cm)" svg:viewBox="0 0 635 337" draw:points="0,299 337,0 635,337">
            <text:p/>
          </draw:polyline>
          <draw:polyline draw:style-name="gr8" draw:text-style-name="P2" draw:layer="layout" svg:width="0.353cm" svg:height="0.176cm" draw:transform="rotate (-2.35619449019235) translate (23.375cm 16.525cm)" svg:viewBox="0 0 354 177" draw:points="0,177 177,0 354,177">
            <text:p/>
          </draw:polyline>
          <draw:polyline draw:style-name="gr9" draw:text-style-name="P2" draw:layer="layout" svg:width="0.282cm" svg:height="0.14cm" draw:transform="rotate (-2.35619449019235) translate (23.3cm 16.5cm)" svg:viewBox="0 0 283 141" draw:points="0,141 141,0 283,141">
            <text:p/>
          </draw:polyline>
          <draw:polyline draw:style-name="gr42" draw:text-style-name="P2" draw:layer="layout" svg:width="0.209cm" svg:height="0.119cm" draw:transform="rotate (-2.49808975837948) translate (23.2220000750291cm 16.4959997427558cm)" svg:viewBox="0 0 210 120" draw:points="0,120 90,0 210,90">
            <text:p/>
          </draw:polyline>
          <draw:polyline draw:style-name="gr11" draw:text-style-name="P2" draw:layer="layout" svg:width="0.14cm" svg:height="0.07cm" draw:transform="rotate (-2.35619449019235) translate (23.15cm 16.45cm)" svg:viewBox="0 0 141 71" draw:points="0,71 71,0 141,71">
            <text:p/>
          </draw:polyline>
        </draw:g>
        <draw:g draw:style-name="gr10">
          <draw:polyline draw:style-name="gr2" draw:text-style-name="P2" draw:layer="layout" svg:width="0.565cm" svg:height="0.282cm" draw:transform="rotate (-2.35619449019235) translate (24.4cm 16.6cm)" svg:viewBox="0 0 566 283" draw:points="0,283 283,0 566,283">
            <text:p/>
          </draw:polyline>
          <draw:polyline draw:style-name="gr3" draw:text-style-name="P2" draw:layer="layout" svg:width="0.489cm" svg:height="0.279cm" draw:transform="rotate (-2.49808975837948) translate (24.3180001750678cm 16.6239993997636cm)" svg:viewBox="0 0 490 280" draw:points="0,280 210,0 490,210">
            <text:p/>
          </draw:polyline>
          <draw:polyline draw:style-name="gr4" draw:text-style-name="P2" draw:layer="layout" svg:width="0.423cm" svg:height="0.211cm" draw:transform="rotate (-2.35619449019235) translate (24.25cm 16.55cm)" svg:viewBox="0 0 424 212" draw:points="0,212 212,0 424,212">
            <text:p/>
          </draw:polyline>
          <draw:polyline draw:style-name="gr5" draw:text-style-name="P2" draw:layer="layout" svg:width="0.777cm" svg:height="0.388cm" draw:transform="rotate (-2.35619449019235) translate (24.625cm 16.675cm)" svg:viewBox="0 0 778 389" draw:points="0,389 389,0 778,389">
            <text:p/>
          </draw:polyline>
          <draw:polyline draw:style-name="gr6" draw:text-style-name="P2" draw:layer="layout" svg:width="0.706cm" svg:height="0.353cm" draw:transform="rotate (-2.35619449019235) translate (24.55cm 16.65cm)" svg:viewBox="0 0 707 354" draw:points="0,354 354,0 707,354">
            <text:p/>
          </draw:polyline>
          <draw:polyline draw:style-name="gr7" draw:text-style-name="P2" draw:layer="layout" svg:width="0.634cm" svg:height="0.336cm" draw:transform="rotate (-2.29650422977414) translate (24.4733985860282cm 16.5982031389787cm)" svg:viewBox="0 0 635 337" draw:points="0,299 337,0 635,337">
            <text:p/>
          </draw:polyline>
          <draw:polyline draw:style-name="gr8" draw:text-style-name="P2" draw:layer="layout" svg:width="0.353cm" svg:height="0.176cm" draw:transform="rotate (-2.35619449019235) translate (24.175cm 16.525cm)" svg:viewBox="0 0 354 177" draw:points="0,177 177,0 354,177">
            <text:p/>
          </draw:polyline>
          <draw:polyline draw:style-name="gr9" draw:text-style-name="P2" draw:layer="layout" svg:width="0.282cm" svg:height="0.14cm" draw:transform="rotate (-2.35619449019235) translate (24.1cm 16.5cm)" svg:viewBox="0 0 283 141" draw:points="0,141 141,0 283,141">
            <text:p/>
          </draw:polyline>
          <draw:polyline draw:style-name="gr42" draw:text-style-name="P2" draw:layer="layout" svg:width="0.209cm" svg:height="0.119cm" draw:transform="rotate (-2.49808975837948) translate (24.0220000750291cm 16.4959997427558cm)" svg:viewBox="0 0 210 120" draw:points="0,120 90,0 210,90">
            <text:p/>
          </draw:polyline>
          <draw:polyline draw:style-name="gr11" draw:text-style-name="P2" draw:layer="layout" svg:width="0.14cm" svg:height="0.07cm" draw:transform="rotate (-2.35619449019235) translate (23.95cm 16.45cm)" svg:viewBox="0 0 141 71" draw:points="0,71 71,0 141,71">
            <text:p/>
          </draw:polyline>
        </draw:g>
        <draw:g draw:style-name="gr32">
          <draw:g draw:style-name="gr10">
            <draw:line draw:style-name="gr2" draw:text-style-name="P2" draw:layer="layout" svg:x1="6.52cm" svg:y1="10.8cm" svg:x2="6.52cm" svg:y2="11.2cm">
              <text:p/>
            </draw:line>
            <draw:line draw:style-name="gr3" draw:text-style-name="P2" draw:layer="layout" svg:x1="6.47cm" svg:y1="10.8cm" svg:x2="6.47cm" svg:y2="11.2cm">
              <text:p/>
            </draw:line>
            <draw:line draw:style-name="gr4" draw:text-style-name="P2" draw:layer="layout" svg:x1="6.42cm" svg:y1="10.8cm" svg:x2="6.42cm" svg:y2="11.2cm">
              <text:p/>
            </draw:line>
            <draw:line draw:style-name="gr5" draw:text-style-name="P2" draw:layer="layout" svg:x1="6.67cm" svg:y1="10.8cm" svg:x2="6.67cm" svg:y2="11.2cm">
              <text:p/>
            </draw:line>
            <draw:line draw:style-name="gr6" draw:text-style-name="P2" draw:layer="layout" svg:x1="6.62cm" svg:y1="10.8cm" svg:x2="6.62cm" svg:y2="11.2cm">
              <text:p/>
            </draw:line>
            <draw:line draw:style-name="gr7" draw:text-style-name="P2" draw:layer="layout" svg:x1="6.57cm" svg:y1="10.8cm" svg:x2="6.57cm" svg:y2="11.2cm">
              <text:p/>
            </draw:line>
          </draw:g>
          <draw:g draw:style-name="gr10">
            <draw:line draw:style-name="gr8" draw:text-style-name="P2" draw:layer="layout" svg:x1="6.37cm" svg:y1="10.8cm" svg:x2="6.37cm" svg:y2="11.2cm">
              <text:p/>
            </draw:line>
            <draw:line draw:style-name="gr9" draw:text-style-name="P2" draw:layer="layout" svg:x1="6.32cm" svg:y1="10.8cm" svg:x2="6.32cm" svg:y2="11.2cm">
              <text:p/>
            </draw:line>
            <draw:line draw:style-name="gr42" draw:text-style-name="P2" draw:layer="layout" svg:x1="6.27cm" svg:y1="10.8cm" svg:x2="6.27cm" svg:y2="11.2cm">
              <text:p/>
            </draw:line>
            <draw:line draw:style-name="gr11" draw:text-style-name="P2" draw:layer="layout" svg:x1="6.22cm" svg:y1="10.8cm" svg:x2="6.22cm" svg:y2="11.2cm">
              <text:p/>
            </draw:line>
          </draw:g>
        </draw:g>
        <draw:g draw:style-name="gr10">
          <draw:line draw:style-name="gr2" draw:text-style-name="P2" draw:layer="layout" svg:x1="7.37cm" svg:y1="6.8cm" svg:x2="7.37cm" svg:y2="11.2cm">
            <text:p/>
          </draw:line>
          <draw:line draw:style-name="gr3" draw:text-style-name="P2" draw:layer="layout" svg:x1="7.32cm" svg:y1="6.8cm" svg:x2="7.32cm" svg:y2="11.2cm">
            <text:p/>
          </draw:line>
          <draw:line draw:style-name="gr4" draw:text-style-name="P2" draw:layer="layout" svg:x1="7.27cm" svg:y1="6.8cm" svg:x2="7.27cm" svg:y2="11.2cm">
            <text:p/>
          </draw:line>
          <draw:line draw:style-name="gr5" draw:text-style-name="P2" draw:layer="layout" svg:x1="7.52cm" svg:y1="6.8cm" svg:x2="7.52cm" svg:y2="11.2cm">
            <text:p/>
          </draw:line>
          <draw:line draw:style-name="gr6" draw:text-style-name="P2" draw:layer="layout" svg:x1="7.47cm" svg:y1="6.8cm" svg:x2="7.47cm" svg:y2="11.2cm">
            <text:p/>
          </draw:line>
          <draw:line draw:style-name="gr7" draw:text-style-name="P2" draw:layer="layout" svg:x1="7.42cm" svg:y1="6.8cm" svg:x2="7.42cm" svg:y2="11.2cm">
            <text:p/>
          </draw:line>
        </draw:g>
        <draw:g draw:style-name="gr10">
          <draw:line draw:style-name="gr2" draw:text-style-name="P2" draw:layer="layout" svg:x1="4.3cm" svg:y1="8.1cm" svg:x2="4cm" svg:y2="8.1cm">
            <text:p/>
          </draw:line>
          <draw:line draw:style-name="gr3" draw:text-style-name="P2" draw:layer="layout" svg:x1="4.3cm" svg:y1="8.05cm" svg:x2="4cm" svg:y2="8.05cm">
            <text:p/>
          </draw:line>
          <draw:line draw:style-name="gr4" draw:text-style-name="P2" draw:layer="layout" svg:x1="4.3cm" svg:y1="8cm" svg:x2="4cm" svg:y2="8cm">
            <text:p/>
          </draw:line>
          <draw:line draw:style-name="gr5" draw:text-style-name="P2" draw:layer="layout" svg:x1="4.3cm" svg:y1="8.25cm" svg:x2="4cm" svg:y2="8.25cm">
            <text:p/>
          </draw:line>
          <draw:line draw:style-name="gr6" draw:text-style-name="P2" draw:layer="layout" svg:x1="4.3cm" svg:y1="8.2cm" svg:x2="4cm" svg:y2="8.2cm">
            <text:p/>
          </draw:line>
          <draw:line draw:style-name="gr7" draw:text-style-name="P2" draw:layer="layout" svg:x1="4.3cm" svg:y1="8.15cm" svg:x2="4cm" svg:y2="8.15cm">
            <text:p/>
          </draw:line>
        </draw:g>
        <draw:g draw:style-name="gr10">
          <draw:polyline draw:style-name="gr2" draw:text-style-name="P2" draw:layer="layout" svg:width="0.565cm" svg:height="0.282cm" draw:transform="rotate (-2.35619449019235) translate (25.65cm 16.6cm)" svg:viewBox="0 0 566 283" draw:points="0,283 283,0 566,283">
            <text:p/>
          </draw:polyline>
          <draw:polyline draw:style-name="gr3" draw:text-style-name="P2" draw:layer="layout" svg:width="0.489cm" svg:height="0.279cm" draw:transform="rotate (-2.49808975837948) translate (25.5680001750678cm 16.6239993997636cm)" svg:viewBox="0 0 490 280" draw:points="0,280 210,0 490,210">
            <text:p/>
          </draw:polyline>
          <draw:polyline draw:style-name="gr4" draw:text-style-name="P2" draw:layer="layout" svg:width="0.423cm" svg:height="0.211cm" draw:transform="rotate (-2.35619449019235) translate (25.5cm 16.55cm)" svg:viewBox="0 0 424 212" draw:points="0,212 212,0 424,212">
            <text:p/>
          </draw:polyline>
          <draw:polyline draw:style-name="gr5" draw:text-style-name="P2" draw:layer="layout" svg:width="0.777cm" svg:height="0.388cm" draw:transform="rotate (-2.35619449019235) translate (25.875cm 16.675cm)" svg:viewBox="0 0 778 389" draw:points="0,389 389,0 778,389">
            <text:p/>
          </draw:polyline>
          <draw:polyline draw:style-name="gr6" draw:text-style-name="P2" draw:layer="layout" svg:width="0.706cm" svg:height="0.353cm" draw:transform="rotate (-2.35619449019235) translate (25.8cm 16.65cm)" svg:viewBox="0 0 707 354" draw:points="0,354 354,0 707,354">
            <text:p/>
          </draw:polyline>
          <draw:polyline draw:style-name="gr7" draw:text-style-name="P2" draw:layer="layout" svg:width="0.634cm" svg:height="0.336cm" draw:transform="rotate (-2.29650422977414) translate (25.7233985860282cm 16.5982031389787cm)" svg:viewBox="0 0 635 337" draw:points="0,299 337,0 635,337">
            <text:p/>
          </draw:polyline>
        </draw:g>
        <draw:g draw:style-name="gr10">
          <draw:polyline draw:style-name="gr2" draw:text-style-name="P2" draw:layer="layout" svg:width="0.176cm" svg:height="0.353cm" draw:transform="rotate (-2.35619449019235) translate (4.675cm 8.225cm)" svg:viewBox="0 0 177 354" draw:points="177,0 0,177 177,354">
            <text:p/>
          </draw:polyline>
          <draw:polyline draw:style-name="gr3" draw:text-style-name="P2" draw:layer="layout" svg:width="0.239cm" svg:height="0.419cm" draw:transform="rotate (-2.49808975837948) translate (4.74400015005811cm 8.24199948551163cm)" svg:viewBox="0 0 240 420" draw:points="180,0 0,240 240,420">
            <text:p/>
          </draw:polyline>
          <draw:polyline draw:style-name="gr4" draw:text-style-name="P2" draw:layer="layout" svg:width="0.246cm" svg:height="0.494cm" draw:transform="rotate (-2.35619449019235) translate (4.825cm 8.175cm)" svg:viewBox="0 0 247 495" draw:points="247,0 0,247 247,495">
            <text:p/>
          </draw:polyline>
          <draw:polyline draw:style-name="gr5" draw:text-style-name="P2" draw:layer="layout" svg:width="0.07cm" svg:height="0.14cm" draw:transform="rotate (-2.35619449019235) translate (4.45cm 8.3cm)" svg:viewBox="0 0 71 141" draw:points="71,0 0,71 71,141">
            <text:p/>
          </draw:polyline>
          <draw:polyline draw:style-name="gr6" draw:text-style-name="P2" draw:layer="layout" svg:width="0.105cm" svg:height="0.211cm" draw:transform="rotate (-2.35619449019235) translate (4.525cm 8.275cm)" svg:viewBox="0 0 106 212" draw:points="106,0 0,106 106,212">
            <text:p/>
          </draw:polyline>
          <draw:polyline draw:style-name="gr7" draw:text-style-name="P2" draw:layer="layout" svg:width="0.149cm" svg:height="0.281cm" draw:transform="rotate (-2.29650422977414) translate (4.59928826045698cm 8.23809028399051cm)" svg:viewBox="0 0 150 282" draw:points="150,0 0,133 133,282">
            <text:p/>
          </draw:polyline>
        </draw:g>
        <draw:g draw:style-name="gr10">
          <draw:line draw:style-name="gr2" draw:text-style-name="P2" draw:layer="layout" svg:x1="3.8cm" svg:y1="8.1cm" svg:x2="3.5cm" svg:y2="8.1cm">
            <text:p/>
          </draw:line>
          <draw:line draw:style-name="gr3" draw:text-style-name="P2" draw:layer="layout" svg:x1="3.8cm" svg:y1="8.05cm" svg:x2="3.5cm" svg:y2="8.05cm">
            <text:p/>
          </draw:line>
          <draw:line draw:style-name="gr4" draw:text-style-name="P2" draw:layer="layout" svg:x1="3.8cm" svg:y1="8cm" svg:x2="3.5cm" svg:y2="8cm">
            <text:p/>
          </draw:line>
          <draw:line draw:style-name="gr5" draw:text-style-name="P2" draw:layer="layout" svg:x1="3.8cm" svg:y1="8.25cm" svg:x2="3.5cm" svg:y2="8.25cm">
            <text:p/>
          </draw:line>
          <draw:line draw:style-name="gr6" draw:text-style-name="P2" draw:layer="layout" svg:x1="3.8cm" svg:y1="8.2cm" svg:x2="3.5cm" svg:y2="8.2cm">
            <text:p/>
          </draw:line>
          <draw:line draw:style-name="gr7" draw:text-style-name="P2" draw:layer="layout" svg:x1="3.8cm" svg:y1="8.15cm" svg:x2="3.5cm" svg:y2="8.15cm">
            <text:p/>
          </draw:line>
        </draw:g>
        <draw:frame draw:style-name="gr25" draw:text-style-name="P17" draw:layer="layout" svg:width="0.499cm" svg:height="0.38cm" svg:x="4.001cm" svg:y="7.62cm">
          <draw:text-box>
            <text:p><text:span text:style-name="T2">DCC</text:span></text:p>
          </draw:text-box>
        </draw:frame>
        <draw:frame draw:style-name="gr25" draw:text-style-name="P17" draw:layer="layout" svg:width="0.698cm" svg:height="0.38cm" svg:x="3.202cm" svg:y="7.62cm">
          <draw:text-box>
            <text:p><text:span text:style-name="T2">POWER</text:span></text:p>
          </draw:text-box>
        </draw:frame>
        <draw:g draw:style-name="gr10">
          <draw:polyline draw:style-name="gr2" draw:text-style-name="P2" draw:layer="layout" svg:width="0.176cm" svg:height="0.353cm" draw:transform="rotate (2.35619449019235) translate (3.25cm 8.35cm)" svg:viewBox="0 0 177 354" draw:points="0,0 177,177 0,354">
            <text:p/>
          </draw:polyline>
          <draw:polyline draw:style-name="gr3" draw:text-style-name="P2" draw:layer="layout" svg:width="0.239cm" svg:height="0.419cm" draw:transform="rotate (2.49808975837948) translate (3.24799933545352cm 8.38599963556974cm)" svg:viewBox="0 0 240 420" draw:points="60,0 240,240 0,420">
            <text:p/>
          </draw:polyline>
          <draw:polyline draw:style-name="gr4" draw:text-style-name="P2" draw:layer="layout" svg:width="0.246cm" svg:height="0.494cm" draw:transform="rotate (2.35619449019235) translate (3.15cm 8.35cm)" svg:viewBox="0 0 247 495" draw:points="0,0 247,247 0,495">
            <text:p/>
          </draw:polyline>
          <draw:polyline draw:style-name="gr5" draw:text-style-name="P2" draw:layer="layout" svg:width="0.07cm" svg:height="0.14cm" draw:transform="rotate (2.35619449019235) translate (3.4cm 8.35cm)" svg:viewBox="0 0 71 141" draw:points="0,0 71,71 0,141">
            <text:p/>
          </draw:polyline>
          <draw:polyline draw:style-name="gr6" draw:text-style-name="P2" draw:layer="layout" svg:width="0.105cm" svg:height="0.211cm" draw:transform="rotate (2.35619449019235) translate (3.35cm 8.35cm)" svg:viewBox="0 0 106 212" draw:points="0,0 106,106 0,212">
            <text:p/>
          </draw:polyline>
          <draw:polyline draw:style-name="gr7" draw:text-style-name="P2" draw:layer="layout" svg:width="0.149cm" svg:height="0.281cm" draw:transform="rotate (2.29615516392374) translate (3.3cm 8.35cm)" svg:viewBox="0 0 150 282" draw:points="0,0 150,133 17,282">
            <text:p/>
          </draw:polyline>
        </draw:g>
        <draw:g draw:style-name="gr10">
          <draw:polyline draw:style-name="gr2" draw:text-style-name="P2" draw:layer="layout" svg:width="0.176cm" svg:height="0.353cm" draw:transform="rotate (-2.35619449019235) translate (24.8cm 16.659cm)" svg:viewBox="0 0 177 354" draw:points="0,0 177,177 0,354">
            <text:p/>
          </draw:polyline>
          <draw:polyline draw:style-name="gr3" draw:text-style-name="P2" draw:layer="layout" svg:width="0.239cm" svg:height="0.419cm" draw:transform="rotate (-2.21429922200521) translate (24.8359996355697cm 16.6610006645465cm)" svg:viewBox="0 0 240 420" draw:points="60,0 240,240 0,420">
            <text:p/>
          </draw:polyline>
          <draw:polyline draw:style-name="gr4" draw:text-style-name="P2" draw:layer="layout" svg:width="0.246cm" svg:height="0.494cm" draw:transform="rotate (-2.35619449019235) translate (24.8cm 16.759cm)" svg:viewBox="0 0 247 495" draw:points="0,0 247,247 0,495">
            <text:p/>
          </draw:polyline>
          <draw:polyline draw:style-name="gr5" draw:text-style-name="P2" draw:layer="layout" svg:width="0.07cm" svg:height="0.14cm" draw:transform="rotate (-2.35619449019235) translate (24.8cm 16.509cm)" svg:viewBox="0 0 71 141" draw:points="0,0 71,71 0,141">
            <text:p/>
          </draw:polyline>
          <draw:polyline draw:style-name="gr6" draw:text-style-name="P2" draw:layer="layout" svg:width="0.105cm" svg:height="0.211cm" draw:transform="rotate (-2.35619449019235) translate (24.8cm 16.559cm)" svg:viewBox="0 0 106 212" draw:points="0,0 106,106 0,212">
            <text:p/>
          </draw:polyline>
          <draw:polyline draw:style-name="gr7" draw:text-style-name="P2" draw:layer="layout" svg:width="0.149cm" svg:height="0.281cm" draw:transform="rotate (-2.41623381646095) translate (24.8cm 16.609cm)" svg:viewBox="0 0 150 282" draw:points="0,0 150,133 17,282">
            <text:p/>
          </draw:polyline>
        </draw:g>
        <draw:g draw:style-name="gr10">
          <draw:line draw:style-name="gr2" draw:text-style-name="P2" draw:layer="layout" svg:x1="3.25cm" svg:y1="8.3cm" svg:x2="3.25cm" svg:y2="10.5cm">
            <text:p/>
          </draw:line>
          <draw:line draw:style-name="gr3" draw:text-style-name="P2" draw:layer="layout" svg:x1="3.2cm" svg:y1="8.3cm" svg:x2="3.2cm" svg:y2="10.5cm">
            <text:p/>
          </draw:line>
          <draw:line draw:style-name="gr4" draw:text-style-name="P2" draw:layer="layout" svg:x1="3.15cm" svg:y1="8.3cm" svg:x2="3.15cm" svg:y2="10.5cm">
            <text:p/>
          </draw:line>
          <draw:line draw:style-name="gr5" draw:text-style-name="P2" draw:layer="layout" svg:x1="3.4cm" svg:y1="8.3cm" svg:x2="3.4cm" svg:y2="10.5cm">
            <text:p/>
          </draw:line>
          <draw:line draw:style-name="gr6" draw:text-style-name="P2" draw:layer="layout" svg:x1="3.35cm" svg:y1="8.3cm" svg:x2="3.35cm" svg:y2="10.5cm">
            <text:p/>
          </draw:line>
          <draw:line draw:style-name="gr7" draw:text-style-name="P2" draw:layer="layout" svg:x1="3.3cm" svg:y1="8.3cm" svg:x2="3.3cm" svg:y2="10.5cm">
            <text:p/>
          </draw:line>
        </draw:g>
        <draw:g draw:style-name="gr10">
          <draw:line draw:style-name="gr2" draw:text-style-name="P18" draw:layer="layout" svg:x1="3.9cm" svg:y1="8.1cm" svg:x2="3.6cm" svg:y2="8.1cm">
            <text:p/>
          </draw:line>
          <draw:line draw:style-name="gr3" draw:text-style-name="P18" draw:layer="layout" svg:x1="3.9cm" svg:y1="8.05cm" svg:x2="3.6cm" svg:y2="8.05cm">
            <text:p/>
          </draw:line>
          <draw:line draw:style-name="gr4" draw:text-style-name="P18" draw:layer="layout" svg:x1="3.9cm" svg:y1="8cm" svg:x2="3.6cm" svg:y2="8cm">
            <text:p/>
          </draw:line>
          <draw:line draw:style-name="gr5" draw:text-style-name="P18" draw:layer="layout" svg:x1="3.9cm" svg:y1="8.25cm" svg:x2="3.6cm" svg:y2="8.25cm">
            <text:p/>
          </draw:line>
          <draw:line draw:style-name="gr6" draw:text-style-name="P18" draw:layer="layout" svg:x1="3.9cm" svg:y1="8.2cm" svg:x2="3.6cm" svg:y2="8.2cm">
            <text:p/>
          </draw:line>
          <draw:line draw:style-name="gr7" draw:text-style-name="P18" draw:layer="layout" svg:x1="3.9cm" svg:y1="8.15cm" svg:x2="3.6cm" svg:y2="8.15cm">
            <text:p/>
          </draw:line>
        </draw:g>
        <draw:g draw:style-name="gr10">
          <draw:polyline draw:style-name="gr2" draw:text-style-name="P18" draw:layer="layout" svg:width="0.176cm" svg:height="0.353cm" draw:transform="rotate (2.35619449019235) translate (24.65cm 17.45cm)" svg:viewBox="0 0 177 354" draw:points="0,0 177,177 0,354">
            <text:p/>
          </draw:polyline>
          <draw:polyline draw:style-name="gr3" draw:text-style-name="P18" draw:layer="layout" svg:width="0.239cm" svg:height="0.419cm" draw:transform="rotate (2.49808975837948) translate (24.6479993354535cm 17.4859996355697cm)" svg:viewBox="0 0 240 420" draw:points="60,0 240,240 0,420">
            <text:p/>
          </draw:polyline>
          <draw:polyline draw:style-name="gr4" draw:text-style-name="P18" draw:layer="layout" svg:width="0.246cm" svg:height="0.494cm" draw:transform="rotate (2.35619449019235) translate (24.55cm 17.45cm)" svg:viewBox="0 0 247 495" draw:points="0,0 247,247 0,495">
            <text:p/>
          </draw:polyline>
          <draw:polyline draw:style-name="gr5" draw:text-style-name="P18" draw:layer="layout" svg:width="0.07cm" svg:height="0.14cm" draw:transform="rotate (2.35619449019235) translate (24.8cm 17.45cm)" svg:viewBox="0 0 71 141" draw:points="0,0 71,71 0,141">
            <text:p/>
          </draw:polyline>
          <draw:polyline draw:style-name="gr6" draw:text-style-name="P18" draw:layer="layout" svg:width="0.105cm" svg:height="0.211cm" draw:transform="rotate (2.35619449019235) translate (24.75cm 17.45cm)" svg:viewBox="0 0 106 212" draw:points="0,0 106,106 0,212">
            <text:p/>
          </draw:polyline>
          <draw:polyline draw:style-name="gr7" draw:text-style-name="P18" draw:layer="layout" svg:width="0.149cm" svg:height="0.281cm" draw:transform="rotate (2.29615516392374) translate (24.7cm 17.45cm)" svg:viewBox="0 0 150 282" draw:points="0,0 150,133 17,282">
            <text:p/>
          </draw:polyline>
        </draw:g>
        <draw:g draw:style-name="gr10">
          <draw:line draw:style-name="gr2" draw:text-style-name="P18" draw:layer="layout" svg:x1="25.25cm" svg:y1="17.05cm" svg:x2="25.25cm" svg:y2="17.5cm">
            <text:p/>
          </draw:line>
          <draw:line draw:style-name="gr3" draw:text-style-name="P18" draw:layer="layout" svg:x1="25.2cm" svg:y1="17.05cm" svg:x2="25.2cm" svg:y2="17.5cm">
            <text:p/>
          </draw:line>
          <draw:line draw:style-name="gr4" draw:text-style-name="P18" draw:layer="layout" svg:x1="25.15cm" svg:y1="17.05cm" svg:x2="25.15cm" svg:y2="17.5cm">
            <text:p/>
          </draw:line>
          <draw:line draw:style-name="gr5" draw:text-style-name="P18" draw:layer="layout" svg:x1="25.4cm" svg:y1="17.05cm" svg:x2="25.4cm" svg:y2="17.5cm">
            <text:p/>
          </draw:line>
          <draw:line draw:style-name="gr6" draw:text-style-name="P18" draw:layer="layout" svg:x1="25.35cm" svg:y1="17.05cm" svg:x2="25.35cm" svg:y2="17.5cm">
            <text:p/>
          </draw:line>
          <draw:line draw:style-name="gr7" draw:text-style-name="P18" draw:layer="layout" svg:x1="25.3cm" svg:y1="17.05cm" svg:x2="25.3cm" svg:y2="17.5cm">
            <text:p/>
          </draw:line>
        </draw:g>
        <draw:g draw:style-name="gr10">
          <draw:polyline draw:style-name="gr2" draw:text-style-name="P2" draw:layer="layout" svg:width="0.282cm" svg:height="0.14cm" draw:transform="rotate (2.35619449019235) translate (5.6cm 11.8cm)" svg:viewBox="0 0 283 141" draw:points="283,141 141,0 0,141">
            <text:p/>
          </draw:polyline>
          <draw:polyline draw:style-name="gr3" draw:text-style-name="P2" draw:layer="layout" svg:width="0.209cm" svg:height="0.119cm" draw:transform="rotate (2.49808975837948) translate (5.64599974275581cm 11.7220000750291cm)" svg:viewBox="0 0 210 120" draw:points="210,120 120,0 0,90">
            <text:p/>
          </draw:polyline>
          <draw:polyline draw:style-name="gr4" draw:text-style-name="P2" draw:layer="layout" svg:width="0.14cm" svg:height="0.07cm" draw:transform="rotate (2.35619449019235) translate (5.65cm 11.65cm)" svg:viewBox="0 0 141 71" draw:points="141,71 71,0 0,71">
            <text:p/>
          </draw:polyline>
          <draw:polyline draw:style-name="gr5" draw:text-style-name="P2" draw:layer="layout" svg:width="0.494cm" svg:height="0.246cm" draw:transform="rotate (2.35619449019235) translate (5.525cm 12.025cm)" svg:viewBox="0 0 495 247" draw:points="495,247 247,0 0,247">
            <text:p/>
          </draw:polyline>
          <draw:polyline draw:style-name="gr6" draw:text-style-name="P2" draw:layer="layout" svg:width="0.423cm" svg:height="0.211cm" draw:transform="rotate (2.35619449019235) translate (5.55cm 11.95cm)" svg:viewBox="0 0 424 212" draw:points="424,212 212,0 0,212">
            <text:p/>
          </draw:polyline>
          <draw:polyline draw:style-name="gr7" draw:text-style-name="P2" draw:layer="layout" svg:width="0.352cm" svg:height="0.186cm" draw:transform="rotate (2.29685329562454) translate (5.56019950396169cm 11.8741206885133cm)" svg:viewBox="0 0 353 187" draw:points="353,166 166,0 0,187">
            <text:p/>
          </draw:polyline>
        </draw:g>
        <draw:g draw:style-name="gr10">
          <draw:line draw:style-name="gr2" draw:text-style-name="P2" draw:layer="layout" svg:x1="5.8cm" svg:y1="11.7cm" svg:x2="5.6cm" svg:y2="11.7cm">
            <text:p/>
          </draw:line>
          <draw:line draw:style-name="gr3" draw:text-style-name="P2" draw:layer="layout" svg:x1="5.8cm" svg:y1="11.65cm" svg:x2="5.6cm" svg:y2="11.65cm">
            <text:p/>
          </draw:line>
          <draw:line draw:style-name="gr4" draw:text-style-name="P2" draw:layer="layout" svg:x1="5.8cm" svg:y1="11.6cm" svg:x2="5.6cm" svg:y2="11.6cm">
            <text:p/>
          </draw:line>
          <draw:line draw:style-name="gr5" draw:text-style-name="P2" draw:layer="layout" svg:x1="5.8cm" svg:y1="11.85cm" svg:x2="5.6cm" svg:y2="11.85cm">
            <text:p/>
          </draw:line>
          <draw:line draw:style-name="gr6" draw:text-style-name="P2" draw:layer="layout" svg:x1="5.8cm" svg:y1="11.8cm" svg:x2="5.6cm" svg:y2="11.8cm">
            <text:p/>
          </draw:line>
          <draw:line draw:style-name="gr7" draw:text-style-name="P2" draw:layer="layout" svg:x1="5.8cm" svg:y1="11.75cm" svg:x2="5.6cm" svg:y2="11.75cm">
            <text:p/>
          </draw:line>
        </draw:g>
        <draw:g draw:style-name="gr10">
          <draw:line draw:style-name="gr2" draw:text-style-name="P2" draw:layer="layout" svg:x1="5.301cm" svg:y1="10.7cm" svg:x2="3.5cm" svg:y2="10.7cm">
            <text:p/>
          </draw:line>
          <draw:line draw:style-name="gr3" draw:text-style-name="P2" draw:layer="layout" svg:x1="5.301cm" svg:y1="10.65cm" svg:x2="3.5cm" svg:y2="10.65cm">
            <text:p/>
          </draw:line>
          <draw:line draw:style-name="gr4" draw:text-style-name="P2" draw:layer="layout" svg:x1="5.301cm" svg:y1="10.6cm" svg:x2="3.5cm" svg:y2="10.6cm">
            <text:p/>
          </draw:line>
          <draw:line draw:style-name="gr5" draw:text-style-name="P2" draw:layer="layout" svg:x1="5.301cm" svg:y1="10.85cm" svg:x2="3.5cm" svg:y2="10.85cm">
            <text:p/>
          </draw:line>
          <draw:line draw:style-name="gr6" draw:text-style-name="P2" draw:layer="layout" svg:x1="5.301cm" svg:y1="10.8cm" svg:x2="3.5cm" svg:y2="10.8cm">
            <text:p/>
          </draw:line>
          <draw:line draw:style-name="gr7" draw:text-style-name="P2" draw:layer="layout" svg:x1="5.301cm" svg:y1="10.75cm" svg:x2="3.5cm" svg:y2="10.75cm">
            <text:p/>
          </draw:line>
        </draw:g>
        <draw:g draw:style-name="gr10">
          <draw:line draw:style-name="gr2" draw:text-style-name="P2" draw:layer="layout" svg:x1="4.55cm" svg:y1="8.3cm" svg:x2="4.55cm" svg:y2="11.2cm">
            <text:p/>
          </draw:line>
          <draw:line draw:style-name="gr3" draw:text-style-name="P2" draw:layer="layout" svg:x1="4.6cm" svg:y1="8.3cm" svg:x2="4.6cm" svg:y2="11.2cm">
            <text:p/>
          </draw:line>
          <draw:line draw:style-name="gr4" draw:text-style-name="P2" draw:layer="layout" svg:x1="4.65cm" svg:y1="8.3cm" svg:x2="4.65cm" svg:y2="11.2cm">
            <text:p/>
          </draw:line>
          <draw:line draw:style-name="gr5" draw:text-style-name="P2" draw:layer="layout" svg:x1="4.4cm" svg:y1="8.3cm" svg:x2="4.4cm" svg:y2="11.2cm">
            <text:p/>
          </draw:line>
          <draw:line draw:style-name="gr6" draw:text-style-name="P2" draw:layer="layout" svg:x1="4.45cm" svg:y1="8.3cm" svg:x2="4.45cm" svg:y2="11.2cm">
            <text:p/>
          </draw:line>
          <draw:line draw:style-name="gr7" draw:text-style-name="P2" draw:layer="layout" svg:x1="4.5cm" svg:y1="8.3cm" svg:x2="4.5cm" svg:y2="11.2cm">
            <text:p/>
          </draw:line>
        </draw:g>
        <draw:g draw:style-name="gr10">
          <draw:polyline draw:style-name="gr2" draw:text-style-name="P2" draw:layer="layout" svg:width="0.176cm" svg:height="0.353cm" draw:transform="rotate (-2.35619449019235) translate (5.625cm 10.825cm)" svg:viewBox="0 0 177 354" draw:points="177,0 0,177 177,354">
            <text:p/>
          </draw:polyline>
          <draw:polyline draw:style-name="gr3" draw:text-style-name="P2" draw:layer="layout" svg:width="0.239cm" svg:height="0.419cm" draw:transform="rotate (-2.49808975837948) translate (5.69400015005811cm 10.8419994855116cm)" svg:viewBox="0 0 240 420" draw:points="180,0 0,240 240,420">
            <text:p/>
          </draw:polyline>
          <draw:polyline draw:style-name="gr4" draw:text-style-name="P2" draw:layer="layout" svg:width="0.246cm" svg:height="0.494cm" draw:transform="rotate (-2.35619449019235) translate (5.775cm 10.775cm)" svg:viewBox="0 0 247 495" draw:points="247,0 0,247 247,495">
            <text:p/>
          </draw:polyline>
          <draw:polyline draw:style-name="gr5" draw:text-style-name="P2" draw:layer="layout" svg:width="0.07cm" svg:height="0.14cm" draw:transform="rotate (-2.35619449019235) translate (5.4cm 10.9cm)" svg:viewBox="0 0 71 141" draw:points="71,0 0,71 71,141">
            <text:p/>
          </draw:polyline>
          <draw:polyline draw:style-name="gr6" draw:text-style-name="P2" draw:layer="layout" svg:width="0.105cm" svg:height="0.211cm" draw:transform="rotate (-2.35619449019235) translate (5.475cm 10.875cm)" svg:viewBox="0 0 106 212" draw:points="106,0 0,106 106,212">
            <text:p/>
          </draw:polyline>
          <draw:polyline draw:style-name="gr7" draw:text-style-name="P2" draw:layer="layout" svg:width="0.149cm" svg:height="0.281cm" draw:transform="rotate (-2.29650422977414) translate (5.54928826045698cm 10.8380902839905cm)" svg:viewBox="0 0 150 282" draw:points="150,0 0,133 133,282">
            <text:p/>
          </draw:polyline>
        </draw:g>
        <draw:g draw:style-name="gr10">
          <draw:line draw:style-name="gr2" draw:text-style-name="P2" draw:layer="layout" svg:x1="5.5cm" svg:y1="10.9cm" svg:x2="5.5cm" svg:y2="11.5cm">
            <text:p/>
          </draw:line>
          <draw:line draw:style-name="gr3" draw:text-style-name="P2" draw:layer="layout" svg:x1="5.55cm" svg:y1="10.9cm" svg:x2="5.55cm" svg:y2="11.5cm">
            <text:p/>
          </draw:line>
          <draw:line draw:style-name="gr4" draw:text-style-name="P2" draw:layer="layout" svg:x1="5.6cm" svg:y1="10.9cm" svg:x2="5.6cm" svg:y2="11.5cm">
            <text:p/>
          </draw:line>
          <draw:line draw:style-name="gr5" draw:text-style-name="P2" draw:layer="layout" svg:x1="5.35cm" svg:y1="10.9cm" svg:x2="5.35cm" svg:y2="11.5cm">
            <text:p/>
          </draw:line>
          <draw:line draw:style-name="gr6" draw:text-style-name="P2" draw:layer="layout" svg:x1="5.4cm" svg:y1="10.9cm" svg:x2="5.4cm" svg:y2="11.5cm">
            <text:p/>
          </draw:line>
          <draw:line draw:style-name="gr7" draw:text-style-name="P2" draw:layer="layout" svg:x1="5.45cm" svg:y1="10.9cm" svg:x2="5.45cm" svg:y2="11.5cm">
            <text:p/>
          </draw:line>
        </draw:g>
        <draw:g draw:style-name="gr10">
          <draw:polyline draw:style-name="gr5" draw:text-style-name="P2" draw:layer="layout" svg:width="0.181cm" svg:height="0.191cm" draw:transform="skewX (1.01386176248351) rotate (-1.84969994126359) translate (3.5cm 10.85cm)" svg:viewBox="0 0 182 192" draw:points="0,0 182,96 0,192">
            <text:p/>
          </draw:polyline>
          <draw:polyline draw:style-name="gr6" draw:text-style-name="P2" draw:layer="layout" svg:width="0.167cm" svg:height="0.267cm" draw:transform="skewX (0.641757565958315) rotate (-2.03453030904979) translate (3.50031036744644cm 10.7993793991212cm)" svg:viewBox="0 0 168 268" draw:points="1,0 168,134 0,268">
            <text:p/>
          </draw:polyline>
          <draw:polyline draw:style-name="gr7" draw:text-style-name="P2" draw:layer="layout" svg:width="0.166cm" svg:height="0.315cm" draw:transform="skewX (0.219562419900887) rotate (-2.30261288215612) translate (3.5cm 10.75cm)" svg:viewBox="0 0 167 316" draw:points="0,0 167,149 18,316">
            <text:p/>
          </draw:polyline>
          <draw:polyline draw:style-name="gr2" draw:text-style-name="P2" draw:layer="layout" svg:width="0.159cm" svg:height="0.311cm" draw:transform="skewX (-0.222529479629277) rotate (-2.46545210136719) translate (3.50066943525896cm 10.6994629134742cm)" svg:viewBox="0 0 160 312" draw:points="1,0 160,156 0,312">
            <text:p/>
          </draw:polyline>
          <draw:polyline draw:style-name="gr3" draw:text-style-name="P2" draw:layer="layout" svg:width="0.155cm" svg:height="0.319cm" draw:transform="skewX (-0.232652389290844) rotate (-2.33437787454242) translate (3.5cm 10.65cm)" svg:viewBox="0 0 156 320" draw:points="0,0 156,217 23,320">
            <text:p/>
          </draw:polyline>
          <draw:polyline draw:style-name="gr4" draw:text-style-name="P2" draw:layer="layout" svg:width="0.246cm" svg:height="0.317cm" draw:transform="rotate (-2.35619449019235) translate (3.5cm 10.6cm)" svg:viewBox="0 0 247 318" draw:points="0,0 247,247 177,318">
            <text:p/>
          </draw:polyline>
        </draw:g>
        <draw:g draw:style-name="gr10">
          <draw:polyline draw:style-name="gr14" draw:text-style-name="P2" draw:layer="layout" svg:width="0.191cm" svg:height="0.121cm" draw:transform="skewX (-0.463733982254894) rotate (-2.18166156499291) translate (5.24520274450457cm 11.2141078448086cm)" svg:viewBox="0 0 192 122" draw:points="0,87 166,0 192,122">
            <text:p/>
          </draw:polyline>
          <draw:polyline draw:style-name="gr15" draw:text-style-name="P2" draw:layer="layout" svg:width="0.255cm" svg:height="0.162cm" draw:transform="skewX (-0.46478117980609) rotate (-2.18166156499291) translate (5.32739322647537cm 11.218313708669cm)" svg:viewBox="0 0 256 163" draw:points="0,116 221,0 256,163">
            <text:p/>
          </draw:polyline>
          <draw:polyline draw:style-name="gr16" draw:text-style-name="P2" draw:layer="layout" svg:width="0.127cm" svg:height="0.08cm" draw:transform="skewX (-0.465130245656489) rotate (-2.18166156499291) translate (5.16315765838129cm 11.2096943341584cm)" svg:viewBox="0 0 128 81" draw:points="0,58 111,0 128,81">
            <text:p/>
          </draw:polyline>
          <draw:polyline draw:style-name="gr17" draw:text-style-name="P2" draw:layer="layout" svg:width="0.318cm" svg:height="0.202cm" draw:transform="skewX (-0.466875574908483) rotate (-2.18253422961891) translate (5.40991307225768cm 11.2224701358051cm)" svg:viewBox="0 0 319 203" draw:points="0,145 277,0 319,203">
            <text:p/>
          </draw:polyline>
        </draw:g>
        <draw:g draw:style-name="gr10">
          <draw:line draw:style-name="gr14" draw:text-style-name="P2" draw:layer="layout" svg:x1="5.149cm" svg:y1="7.9cm" svg:x2="5.149cm" svg:y2="11.3cm">
            <text:p/>
          </draw:line>
          <draw:line draw:style-name="gr15" draw:text-style-name="P2" draw:layer="layout" svg:x1="5.198cm" svg:y1="7.9cm" svg:x2="5.198cm" svg:y2="11.3cm">
            <text:p/>
          </draw:line>
          <draw:line draw:style-name="gr16" draw:text-style-name="P2" draw:layer="layout" svg:x1="5.099cm" svg:y1="7.9cm" svg:x2="5.098cm" svg:y2="11.277cm">
            <text:p/>
          </draw:line>
          <draw:line draw:style-name="gr17" draw:text-style-name="P2" draw:layer="layout" svg:x1="5.248cm" svg:y1="7.9cm" svg:x2="5.248cm" svg:y2="11.3cm">
            <text:p/>
          </draw:line>
        </draw:g>
        <draw:g draw:style-name="gr10">
          <draw:polyline draw:style-name="gr14" draw:text-style-name="P2" draw:layer="layout" svg:width="0.255cm" svg:height="0.162cm" draw:transform="skewX (-0.463733982254893) rotate (-2.19021367832768) translate (5.35cm 7.7cm)" svg:viewBox="0 0 256 163" draw:points="0,0 35,163 256,47">
            <text:p/>
          </draw:polyline>
          <draw:polyline draw:style-name="gr15" draw:text-style-name="P2" draw:layer="layout" svg:width="0.191cm" svg:height="0.121cm" draw:transform="skewX (-0.463733982254893) rotate (-2.19021367832768) translate (5.35cm 7.75cm)" svg:viewBox="0 0 192 122" draw:points="0,0 26,122 192,35">
            <text:p/>
          </draw:polyline>
          <draw:polyline draw:style-name="gr16" draw:text-style-name="P2" draw:layer="layout" svg:width="0.318cm" svg:height="0.202cm" draw:transform="skewX (-0.466875574908483) rotate (-2.19108634295368) translate (5.35cm 7.65cm)" svg:viewBox="0 0 319 203" draw:points="0,0 43,203 319,58">
            <text:p/>
          </draw:polyline>
          <draw:polyline draw:style-name="gr17" draw:text-style-name="P2" draw:layer="layout" svg:width="0.127cm" svg:height="0.08cm" draw:transform="skewX (-0.466875574908483) rotate (-2.19108634295368) translate (5.35cm 7.8cm)" svg:viewBox="0 0 128 81" draw:points="0,0 17,81 128,23">
            <text:p/>
          </draw:polyline>
        </draw:g>
        <draw:g draw:style-name="gr10">
          <draw:line draw:style-name="gr14" draw:text-style-name="P2" draw:layer="layout" svg:x1="7.7cm" svg:y1="7.699cm" svg:x2="6.9cm" svg:y2="7.699cm">
            <text:p/>
          </draw:line>
          <draw:line draw:style-name="gr15" draw:text-style-name="P2" draw:layer="layout" svg:x1="7.7cm" svg:y1="7.748cm" svg:x2="6.9cm" svg:y2="7.748cm">
            <text:p/>
          </draw:line>
          <draw:line draw:style-name="gr16" draw:text-style-name="P2" draw:layer="layout" svg:x1="7.7cm" svg:y1="7.649cm" svg:x2="6.906cm" svg:y2="7.648cm">
            <text:p/>
          </draw:line>
          <draw:line draw:style-name="gr17" draw:text-style-name="P2" draw:layer="layout" svg:x1="7.7cm" svg:y1="7.798cm" svg:x2="6.9cm" svg:y2="7.798cm">
            <text:p/>
          </draw:line>
        </draw:g>
        <draw:rect draw:style-name="gr41" draw:text-style-name="P16" draw:layer="layout" svg:width="1.3cm" svg:height="0.6cm" svg:x="5.6cm" svg:y="7.4cm">
          <text:p/>
        </draw:rect>
        <draw:frame draw:style-name="gr25" draw:text-style-name="P9" draw:layer="layout" svg:width="1.2cm" svg:height="0.38cm" svg:x="5.65cm" svg:y="7.52cm">
          <draw:text-box>
            <text:p><text:span text:style-name="T1">i2c_20mm</text:span></text:p>
          </draw:text-box>
        </draw:frame>
        <draw:rect draw:style-name="gr41" draw:text-style-name="P16" draw:layer="layout" svg:width="1.6cm" svg:height="0.6cm" svg:x="7.7cm" svg:y="7.4cm">
          <text:p/>
        </draw:rect>
        <draw:frame draw:style-name="gr25" draw:text-style-name="P9" draw:layer="layout" svg:width="1.4cm" svg:height="0.38cm" svg:x="7.8cm" svg:y="7.52cm">
          <draw:text-box>
            <text:p><text:span text:style-name="T1">PCF8574 <text:s/>in</text:span></text:p>
          </draw:text-box>
        </draw:frame>
        <draw:rect draw:style-name="gr41" draw:text-style-name="P16" draw:layer="layout" svg:width="1.6cm" svg:height="0.6cm" svg:x="9.9cm" svg:y="7.4cm">
          <text:p/>
        </draw:rect>
        <draw:frame draw:style-name="gr25" draw:text-style-name="P9" draw:layer="layout" svg:width="1.4cm" svg:height="0.38cm" svg:x="10cm" svg:y="7.52cm">
          <draw:text-box>
            <text:p><text:span text:style-name="T1">PCF8574 out</text:span></text:p>
          </draw:text-box>
        </draw:frame>
        <draw:line draw:style-name="gr11" draw:text-style-name="P2" draw:layer="layout" svg:x1="6.9cm" svg:y1="10.1cm" svg:x2="6.9cm" svg:y2="10.2cm">
          <text:p/>
        </draw:line>
        <draw:line draw:style-name="gr11" draw:text-style-name="P2" draw:layer="layout" svg:x1="6.8cm" svg:y1="10.1cm" svg:x2="6.8cm" svg:y2="10.2cm">
          <text:p/>
        </draw:line>
        <draw:line draw:style-name="gr11" draw:text-style-name="P2" draw:layer="layout" svg:x1="6.7cm" svg:y1="10.1cm" svg:x2="6.7cm" svg:y2="10.2cm">
          <text:p/>
        </draw:line>
        <draw:line draw:style-name="gr11" draw:text-style-name="P2" draw:layer="layout" svg:x1="6.6cm" svg:y1="10.1cm" svg:x2="6.6cm" svg:y2="10.2cm">
          <text:p/>
        </draw:line>
        <draw:line draw:style-name="gr11" draw:text-style-name="P2" draw:layer="layout" svg:x1="6.3cm" svg:y1="10.1cm" svg:x2="6.3cm" svg:y2="10.2cm">
          <text:p/>
        </draw:line>
        <draw:line draw:style-name="gr11" draw:text-style-name="P2" draw:layer="layout" svg:x1="6.2cm" svg:y1="10.1cm" svg:x2="6.2cm" svg:y2="10.2cm">
          <text:p/>
        </draw:line>
        <draw:line draw:style-name="gr11" draw:text-style-name="P2" draw:layer="layout" svg:x1="6.1cm" svg:y1="10.1cm" svg:x2="6.1cm" svg:y2="10.2cm">
          <text:p/>
        </draw:line>
        <draw:line draw:style-name="gr11" draw:text-style-name="P2" draw:layer="layout" svg:x1="6cm" svg:y1="10.1cm" svg:x2="6cm" svg:y2="10.2cm">
          <text:p/>
        </draw:line>
        <draw:line draw:style-name="gr11" draw:text-style-name="P2" draw:layer="layout" svg:x1="6.1cm" svg:y1="10.1cm" svg:x2="6.1cm" svg:y2="10.2cm">
          <text:p/>
        </draw:line>
        <draw:polyline draw:style-name="gr5" draw:text-style-name="P2" draw:layer="layout" svg:width="3.202cm" svg:height="1.772cm" draw:transform="rotate (-2.96688519546516) translate (9.4547292422666cm 9.54316837721248cm)" svg:viewBox="0 0 3203 1773" draw:points="0,1465 35,1269 2891,1773 3203,0">
          <text:p/>
        </draw:polyline>
        <draw:polyline draw:style-name="gr6" draw:text-style-name="P2" draw:layer="layout" svg:width="2.794cm" svg:height="1.8cm" draw:transform="rotate (-2.11115026321234) translate (11.7734892971827cm 8.44404244409253cm)" svg:viewBox="0 0 2795 1801" draw:points="0,669 1115,0 2195,1801 2795,1441">
          <text:p/>
        </draw:polyline>
        <draw:polyline draw:style-name="gr3" draw:text-style-name="P2" draw:layer="layout" svg:width="2.116cm" svg:height="0.669cm" draw:transform="rotate (-1.27932634171184) translate (10.8568602340827cm 8.02293823668587cm)" svg:viewBox="0 0 2117 670" draw:points="0,268 1341,670 1542,0 2117,172">
          <text:p/>
        </draw:polyline>
        <draw:line draw:style-name="gr43" draw:text-style-name="P2" draw:layer="layout" svg:x1="13.9cm" svg:y1="5.7cm" svg:x2="13.9cm" svg:y2="6.1cm">
          <text:p/>
        </draw:line>
        <draw:line draw:style-name="gr43" draw:text-style-name="P2" draw:layer="layout" svg:x1="13.8cm" svg:y1="5.7cm" svg:x2="13.8cm" svg:y2="6.1cm">
          <text:p/>
        </draw:line>
        <draw:polyline draw:style-name="gr44" draw:text-style-name="P2" draw:layer="layout" svg:width="0.36cm" svg:height="0.165cm" draw:transform="rotate (-0.982794901798007) translate (14.03846175604cm 5.80769239835031cm)" svg:viewBox="0 0 361 166" draw:points="0,166 111,0 361,166">
          <text:p/>
        </draw:polyline>
        <draw:polyline draw:style-name="gr44" draw:text-style-name="P2" draw:layer="layout" svg:width="0.249cm" svg:height="0.332cm" draw:transform="rotate (-0.982794901798007) translate (13.73846175604cm 5.80769239835031cm)" svg:viewBox="0 0 250 333" draw:points="111,0 0,166 250,333">
          <text:p/>
        </draw:polyline>
        <draw:frame draw:style-name="gr25" draw:text-style-name="P9" draw:layer="layout" svg:width="0.2cm" svg:height="0.3cm" svg:x="13.55cm" svg:y="5.6cm">
          <draw:text-box>
            <text:p><text:span text:style-name="T1">C</text:span></text:p>
          </draw:text-box>
        </draw:frame>
        <draw:polyline draw:style-name="gr45" draw:text-style-name="P2" draw:layer="layout" svg:width="2.899cm" svg:height="1.199cm" svg:x="3.8cm" svg:y="5.4cm" svg:viewBox="0 0 2900 1200" draw:points="2900,1100 2400,1100 2400,0 0,0 0,1200">
          <text:p/>
        </draw:polyline>
        <draw:polyline draw:style-name="gr5" draw:text-style-name="P2" draw:layer="layout" svg:width="2.799cm" svg:height="1.099cm" svg:x="3.9cm" svg:y="5.5cm" svg:viewBox="0 0 2800 1100" draw:points="2800,1100 2200,1100 2200,0 0,0 0,1100">
          <text:p/>
        </draw:polyline>
        <draw:circle draw:style-name="gr28" draw:text-style-name="P11" draw:layer="layout" svg:width="0.1cm" svg:height="0.1cm" draw:transform="rotate (-3.14159265358979) translate (3.85cm 4.253cm)">
          <text:p/>
        </draw:circle>
        <draw:frame draw:style-name="gr25" draw:text-style-name="P9" draw:layer="layout" svg:width="0.3cm" svg:height="0.3cm" svg:x="5.7cm" svg:y="5.1cm">
          <draw:text-box>
            <text:p><text:span text:style-name="T1">NN</text:span></text:p>
          </draw:text-box>
        </draw:frame>
        <draw:frame draw:style-name="gr25" draw:text-style-name="P9" draw:layer="layout" svg:width="0.3cm" svg:height="0.3cm" svg:x="5.7cm" svg:y="5.5cm">
          <draw:text-box>
            <text:p><text:span text:style-name="T1">SS</text:span></text:p>
          </draw:text-box>
        </draw:frame>
        <draw:g draw:style-name="gr10">
          <draw:rect draw:style-name="gr23" draw:text-style-name="P8" draw:layer="layout" svg:width="0.2cm" svg:height="0.1cm" draw:transform="rotate (2.87839700238905) translate (22.193cm 2.942cm)">
            <text:p/>
          </draw:rect>
          <draw:rect draw:style-name="gr23" draw:text-style-name="P8" draw:layer="layout" svg:width="0.2cm" svg:height="0.1cm" draw:transform="rotate (2.87839700238905) translate (22.244cm 2.749cm)">
            <text:p/>
          </draw:rect>
        </draw:g>
        <draw:g draw:style-name="gr10">
          <draw:polygon draw:style-name="gr12" draw:text-style-name="P3" draw:layer="layout" svg:width="3.999cm" svg:height="0.399cm" svg:x="3.9cm" svg:y="2.1cm" svg:viewBox="0 0 4000 400" draw:points="4000,400 4000,0 0,0 0,400">
            <text:p/>
          </draw:polygon>
          <draw:line draw:style-name="gr13" draw:text-style-name="P4" draw:layer="layout" svg:x1="7.9cm" svg:y1="2.4cm" svg:x2="3.9cm" svg:y2="2.4cm">
            <text:p/>
          </draw:line>
          <draw:line draw:style-name="gr13" draw:text-style-name="P4" draw:layer="layout" svg:x1="7.9cm" svg:y1="2.2cm" svg:x2="3.9cm" svg:y2="2.2cm">
            <text:p/>
          </draw:line>
        </draw:g>
        <draw:line draw:style-name="gr45" draw:text-style-name="P2" draw:layer="layout" svg:x1="9.5cm" svg:y1="5.4cm" svg:x2="6.2cm" svg:y2="5.4cm">
          <text:p/>
        </draw:line>
        <draw:line draw:style-name="gr5" draw:text-style-name="P2" draw:layer="layout" svg:x1="9.5cm" svg:y1="5.5cm" svg:x2="6.1cm" svg:y2="5.5cm">
          <text:p/>
        </draw:line>
        <draw:circle draw:style-name="gr28" draw:text-style-name="P11" draw:layer="layout" svg:width="0.1cm" svg:height="0.1cm" draw:transform="rotate (-3.14159265358979) translate (6.25cm 5.453cm)">
          <text:p/>
        </draw:circle>
        <draw:circle draw:style-name="gr26" draw:text-style-name="P10" draw:layer="layout" svg:width="0.1cm" svg:height="0.1cm" draw:transform="rotate (-3.14159265358979) translate (6.15cm 5.553cm)">
          <text:p/>
        </draw:circle>
        <draw:circle draw:style-name="gr26" draw:text-style-name="P10" draw:layer="layout" svg:width="0.1cm" svg:height="0.1cm" draw:transform="rotate (-3.14159265358979) translate (4.043cm 3.461cm)">
          <text:p/>
        </draw:circle>
        <draw:circle draw:style-name="gr28" draw:text-style-name="P11" draw:layer="layout" svg:width="0.1cm" svg:height="0.1cm" draw:transform="rotate (-3.14159265358979) translate (3.843cm 3.261cm)">
          <text:p/>
        </draw:circle>
        <draw:g draw:style-name="gr32">
          <draw:polygon draw:style-name="gr33" draw:text-style-name="P12" draw:layer="layout" svg:width="1.503cm" svg:height="0.81cm" svg:x="5.101cm" svg:y="2.704cm" svg:viewBox="0 0 1504 811" draw:points="1504,409 1404,0 0,401 0,811">
            <text:p/>
          </draw:polygon>
          <draw:polygon draw:style-name="gr35" draw:text-style-name="P14" draw:layer="layout" svg:width="1.503cm" svg:height="0.81cm" draw:transform="rotate (-3.14159265358979) translate (6.605cm 3.9139883040936cm)" svg:viewBox="0 0 1504 811" draw:points="0,409 100,0 1504,401 1504,811">
            <text:p/>
          </draw:polygon>
          <draw:g draw:style-name="gr10">
            <draw:polygon draw:style-name="gr1" draw:text-style-name="P1" draw:layer="layout" svg:width="1.355cm" svg:height="0.204cm" draw:transform="skewX (-0.0109955742875643) rotate (-0.267209908480332) translate (5.1403150987657cm 3.54394468205803cm)" svg:viewBox="0 0 1356 205" draw:points="0,1 0,135 417,203 940,205 1356,103 1356,0">
              <text:p/>
            </draw:polygon>
            <draw:rect draw:style-name="gr34" draw:text-style-name="P13" draw:layer="layout" svg:width="0.304cm" svg:height="0.098cm" draw:transform="skewX (-0.0101229096615671) rotate (-0.266511776779535) translate (5.924cm 3.795cm)">
              <text:p/>
            </draw:rect>
          </draw:g>
          <draw:g draw:style-name="gr10">
            <draw:polygon draw:style-name="gr12" draw:text-style-name="P3" draw:layer="layout" svg:width="1.804cm" svg:height="0.408cm" draw:transform="rotate (-3.14159265358979) translate (6.605cm 3.5046315789474cm)" svg:viewBox="0 0 1805 409" draw:points="0,409 0,0 1805,0 1804,409">
              <text:p/>
            </draw:polygon>
            <draw:line draw:style-name="gr13" draw:text-style-name="P4" draw:layer="layout" svg:x1="6.605cm" svg:y1="3.198cm" svg:x2="4.8cm" svg:y2="3.198cm">
              <text:p/>
            </draw:line>
            <draw:line draw:style-name="gr13" draw:text-style-name="P4" draw:layer="layout" svg:x1="6.605cm" svg:y1="3.402cm" svg:x2="4.8cm" svg:y2="3.402cm">
              <text:p/>
            </draw:line>
          </draw:g>
          <draw:line draw:style-name="gr13" draw:text-style-name="P4" draw:layer="layout" svg:x1="6.531cm" svg:y1="3.807cm" svg:x2="5.201cm" svg:y2="3.41cm">
            <text:p/>
          </draw:line>
          <draw:line draw:style-name="gr13" draw:text-style-name="P4" draw:layer="layout" svg:x1="6.58cm" svg:y1="3.609cm" svg:x2="5.201cm" svg:y2="3.206cm">
            <text:p/>
          </draw:line>
          <draw:line draw:style-name="gr13" draw:text-style-name="P4" draw:layer="layout" svg:x1="6.532cm" svg:y1="2.81cm" svg:x2="5.202cm" svg:y2="3.207cm">
            <text:p/>
          </draw:line>
          <draw:line draw:style-name="gr13" draw:text-style-name="P4" draw:layer="layout" svg:x1="6.581cm" svg:y1="3.008cm" svg:x2="5.202cm" svg:y2="3.411cm">
            <text:p/>
          </draw:line>
          <draw:g draw:style-name="gr10">
            <draw:polygon draw:style-name="gr1" draw:text-style-name="P1" draw:layer="layout" svg:width="1.354cm" svg:height="0.209cm" draw:transform="skewX (0.0148352986419518) rotate (-2.86670329640069) translate (6.4374132031267cm 2.70493283999319cm)" svg:viewBox="0 0 1355 210" draw:points="1355,0 1353,138 937,207 415,210 0,107 0,2">
              <text:p/>
            </draw:polygon>
            <draw:rect draw:style-name="gr34" draw:text-style-name="P13" draw:layer="layout" svg:width="0.302cm" svg:height="0.1cm" draw:transform="skewX (0.0300196631343025) rotate (-2.86687782932589) translate (5.628cm 2.895cm)">
              <text:p/>
            </draw:rect>
          </draw:g>
        </draw:g>
        <draw:g draw:style-name="gr10">
          <draw:circle draw:style-name="gr26" draw:text-style-name="P10" draw:layer="layout" svg:width="0.1cm" svg:height="0.1cm" draw:transform="rotate (-3.14159265358979) translate (6.843cm 3.461cm)">
            <text:p/>
          </draw:circle>
          <draw:circle draw:style-name="gr28" draw:text-style-name="P11" draw:layer="layout" svg:width="0.1cm" svg:height="0.1cm" draw:transform="rotate (-3.14159265358979) translate (7.043cm 3.261cm)">
            <text:p/>
          </draw:circle>
        </draw:g>
        <draw:g draw:style-name="gr10">
          <draw:polygon draw:style-name="gr33" draw:text-style-name="P12" draw:layer="layout" svg:width="1.999cm" svg:height="0.399cm" draw:transform="rotate (0.261799387799149) translate (6.20431036469043cm 2.80263387984471cm)" svg:viewBox="0 0 2000 400" draw:points="2000,400 2000,0 0,0 0,400">
            <text:p/>
          </draw:polygon>
          <draw:line draw:style-name="gr46" draw:text-style-name="P12" draw:layer="layout" svg:x1="8.214cm" svg:y1="2.575cm" svg:x2="6.282cm" svg:y2="3.093cm">
            <text:p/>
          </draw:line>
          <draw:line draw:style-name="gr46" draw:text-style-name="P12" draw:layer="layout" svg:x1="8.162cm" svg:y1="2.382cm" svg:x2="6.23cm" svg:y2="2.9cm">
            <text:p/>
          </draw:line>
        </draw:g>
        <draw:g draw:style-name="gr32">
          <draw:polygon draw:style-name="gr33" draw:text-style-name="P12" draw:layer="layout" svg:width="1.499cm" svg:height="0.791cm" draw:transform="rotate (-3.14159265358979) translate (8.7cm 2.893cm)" svg:viewBox="0 0 1500 792" draw:points="1500,400 1400,0 0,392 0,792">
            <text:p/>
          </draw:polygon>
          <draw:polygon draw:style-name="gr1" draw:text-style-name="P1" draw:layer="layout" svg:width="1.349cm" svg:height="0.199cm" draw:transform="rotate (-3.14159265358979) translate (8.7cm 2.093cm)" svg:viewBox="0 0 1350 200" draw:points="0,0 0,132 415,198 936,200 1350,101 1350,0">
            <text:p/>
          </draw:polygon>
          <draw:rect draw:style-name="gr34" draw:text-style-name="P13" draw:layer="layout" svg:width="0.302cm" svg:height="0.096cm" draw:transform="rotate (-3.14159265358979) translate (7.881cm 2.058cm)">
            <text:p/>
          </draw:rect>
          <draw:g draw:style-name="gr10">
            <draw:polygon draw:style-name="gr12" draw:text-style-name="P3" draw:layer="layout" svg:width="1.799cm" svg:height="0.399cm" draw:transform="rotate (-3.14159265358979) translate (9cm 2.493cm)" svg:viewBox="0 0 1800 400" draw:points="1800,400 1800,0 0,0 1,400">
              <text:p/>
            </draw:polygon>
            <draw:line draw:style-name="gr13" draw:text-style-name="P4" draw:layer="layout" svg:x1="7.2cm" svg:y1="2.193cm" svg:x2="9cm" svg:y2="2.193cm">
              <text:p/>
            </draw:line>
            <draw:line draw:style-name="gr13" draw:text-style-name="P4" draw:layer="layout" svg:x1="7.2cm" svg:y1="2.393cm" svg:x2="9cm" svg:y2="2.393cm">
              <text:p/>
            </draw:line>
          </draw:g>
          <draw:line draw:style-name="gr13" draw:text-style-name="P4" draw:layer="layout" svg:x1="7.274cm" svg:y1="2.789cm" svg:x2="8.6cm" svg:y2="2.401cm">
            <text:p/>
          </draw:line>
          <draw:line draw:style-name="gr13" draw:text-style-name="P4" draw:layer="layout" svg:x1="7.225cm" svg:y1="2.595cm" svg:x2="8.6cm" svg:y2="2.201cm">
            <text:p/>
          </draw:line>
        </draw:g>
        <draw:g draw:style-name="gr10">
          <draw:rect draw:style-name="gr23" draw:text-style-name="P8" draw:layer="layout" svg:width="0.2cm" svg:height="0.1cm" svg:x="7.3cm" svg:y="3.15cm">
            <text:p/>
          </draw:rect>
          <draw:rect draw:style-name="gr23" draw:text-style-name="P8" draw:layer="layout" svg:width="0.2cm" svg:height="0.1cm" svg:x="7.3cm" svg:y="3.35cm">
            <text:p/>
          </draw:rect>
        </draw:g>
        <draw:g draw:style-name="gr10">
          <draw:rect draw:style-name="gr23" draw:text-style-name="P8" draw:layer="layout" svg:width="0.2cm" svg:height="0.1cm" svg:x="6.9cm" svg:y="2.15cm">
            <text:p/>
          </draw:rect>
          <draw:rect draw:style-name="gr23" draw:text-style-name="P8" draw:layer="layout" svg:width="0.2cm" svg:height="0.1cm" svg:x="6.9cm" svg:y="2.35cm">
            <text:p/>
          </draw:rect>
        </draw:g>
        <draw:g draw:style-name="gr10">
          <draw:rect draw:style-name="gr23" draw:text-style-name="P8" draw:layer="layout" svg:width="0.2cm" svg:height="0.1cm" draw:transform="rotate (0.261799387799149) translate (7.2cm 2.552cm)">
            <text:p/>
          </draw:rect>
          <draw:rect draw:style-name="gr23" draw:text-style-name="P8" draw:layer="layout" svg:width="0.2cm" svg:height="0.1cm" draw:transform="rotate (0.261799387799149) translate (7.251cm 2.745cm)">
            <text:p/>
          </draw:rect>
        </draw:g>
        <draw:g draw:style-name="gr10">
          <draw:polygon draw:style-name="gr12" draw:text-style-name="P3" draw:layer="layout" svg:width="0.899cm" svg:height="0.399cm" svg:x="3cm" svg:y="2.1cm" svg:viewBox="0 0 900 400" draw:points="0,400 0,0 900,0 900,400">
            <text:p/>
          </draw:polygon>
          <draw:line draw:style-name="gr13" draw:text-style-name="P4" draw:layer="layout" svg:x1="3cm" svg:y1="2.4cm" svg:x2="3.9cm" svg:y2="2.4cm">
            <text:p/>
          </draw:line>
          <draw:line draw:style-name="gr13" draw:text-style-name="P4" draw:layer="layout" svg:x1="3cm" svg:y1="2.2cm" svg:x2="3.9cm" svg:y2="2.2cm">
            <text:p/>
          </draw:line>
        </draw:g>
        <draw:circle draw:style-name="gr26" draw:text-style-name="P10" draw:layer="layout" svg:width="0.1cm" svg:height="0.1cm" draw:transform="rotate (-3.14159265358979) translate (3.243cm 2.461cm)">
          <text:p/>
        </draw:circle>
        <draw:circle draw:style-name="gr28" draw:text-style-name="P11" draw:layer="layout" svg:width="0.1cm" svg:height="0.1cm" draw:transform="rotate (-3.14159265358979) translate (3.443cm 2.261cm)">
          <text:p/>
        </draw:circle>
        <draw:polyline draw:style-name="gr45" draw:text-style-name="P2" draw:layer="layout" svg:width="4.099cm" svg:height="3.999cm" svg:x="3.3cm" svg:y="2.2cm" svg:viewBox="0 0 4100 4000" draw:points="4100,4000 4100,2700 0,2700 0,600 100,500 100,0">
          <text:p/>
        </draw:polyline>
        <draw:polyline draw:style-name="gr5" draw:text-style-name="P2" draw:layer="layout" svg:width="4.099cm" svg:height="3.799cm" svg:x="3.2cm" svg:y="2.4cm" svg:viewBox="0 0 4100 3800" draw:points="4100,3800 4100,2600 0,2600 0,0">
          <text:p/>
        </draw:polyline>
        <draw:polygon draw:style-name="gr40" draw:text-style-name="P15" draw:layer="layout" svg:width="1.499cm" svg:height="0.791cm" svg:x="22.6cm" svg:y="2.709cm" svg:viewBox="0 0 1500 792" draw:points="0,400 100,0 1500,392 1500,792">
          <text:p/>
        </draw:polygon>
        <draw:g draw:style-name="gr10">
          <draw:polygon draw:style-name="gr12" draw:text-style-name="P3" draw:layer="layout" svg:width="1.799cm" svg:height="0.399cm" svg:x="22.6cm" svg:y="3.109cm" svg:viewBox="0 0 1800 400" draw:points="0,400 0,0 1800,0 1799,400">
            <text:p/>
          </draw:polygon>
          <draw:line draw:style-name="gr13" draw:text-style-name="P4" draw:layer="layout" svg:x1="22.6cm" svg:y1="3.409cm" svg:x2="24.4cm" svg:y2="3.409cm">
            <text:p/>
          </draw:line>
          <draw:line draw:style-name="gr13" draw:text-style-name="P4" draw:layer="layout" svg:x1="22.6cm" svg:y1="3.209cm" svg:x2="24.4cm" svg:y2="3.209cm">
            <text:p/>
          </draw:line>
        </draw:g>
        <draw:line draw:style-name="gr13" draw:text-style-name="P4" draw:layer="layout" svg:x1="22.674cm" svg:y1="2.813cm" svg:x2="24cm" svg:y2="3.201cm">
          <text:p/>
        </draw:line>
        <draw:line draw:style-name="gr13" draw:text-style-name="P4" draw:layer="layout" svg:x1="22.625cm" svg:y1="3.007cm" svg:x2="24cm" svg:y2="3.401cm">
          <text:p/>
        </draw:line>
        <draw:g draw:style-name="gr32">
          <draw:g draw:style-name="gr10">
            <draw:polygon draw:style-name="gr12" draw:text-style-name="P3" draw:layer="layout" svg:width="0.399cm" svg:height="0.399cm" draw:transform="rotate (-3.14159265358979) translate (24.8cm 3.5cm)" svg:viewBox="0 0 400 400" draw:points="400,400 400,0 0,0 0,400">
              <text:p/>
            </draw:polygon>
            <draw:line draw:style-name="gr13" draw:text-style-name="P4" draw:layer="layout" svg:x1="24.4cm" svg:y1="3.2cm" svg:x2="24.8cm" svg:y2="3.2cm">
              <text:p/>
            </draw:line>
            <draw:line draw:style-name="gr13" draw:text-style-name="P4" draw:layer="layout" svg:x1="24.4cm" svg:y1="3.4cm" svg:x2="24.8cm" svg:y2="3.4cm">
              <text:p/>
            </draw:line>
          </draw:g>
          <draw:g draw:style-name="gr10">
            <draw:circle draw:style-name="gr26" draw:text-style-name="P10" draw:layer="layout" svg:width="0.1cm" svg:height="0.1cm" svg:x="24.65cm" svg:y="3.347cm">
              <text:p/>
            </draw:circle>
            <draw:circle draw:style-name="gr28" draw:text-style-name="P11" draw:layer="layout" svg:width="0.1cm" svg:height="0.1cm" svg:x="24.45cm" svg:y="3.147cm">
              <text:p/>
            </draw:circle>
          </draw:g>
        </draw:g>
        <draw:g draw:style-name="gr10">
          <draw:polygon draw:style-name="gr12" draw:text-style-name="P3" draw:layer="layout" svg:width="0.404cm" svg:height="0.407cm" svg:x="20.1cm" svg:y="2.1cm" svg:viewBox="0 0 405 408" draw:points="352,399 405,0 0,0 0,408">
            <text:p/>
          </draw:polygon>
          <draw:polygon draw:style-name="gr40" draw:text-style-name="P15" draw:layer="layout" svg:width="0.41cm" svg:height="0.408cm" draw:transform="skewX (0.004014257279587) rotate (-0.259704992696756) translate (20.5031319521954cm 2.09965194539758cm)" svg:viewBox="0 0 411 409" draw:points="411,409 411,0 0,0 44,402">
            <text:p/>
          </draw:polygon>
          <draw:line draw:style-name="gr47" draw:text-style-name="P15" draw:layer="layout" svg:x1="20.821cm" svg:y1="2.501cm" svg:x2="20.45cm" svg:y2="2.402cm">
            <text:p/>
          </draw:line>
          <draw:line draw:style-name="gr47" draw:text-style-name="P15" draw:layer="layout" svg:x1="20.874cm" svg:y1="2.304cm" svg:x2="20.498cm" svg:y2="2.202cm">
            <text:p/>
          </draw:line>
          <draw:line draw:style-name="gr13" draw:text-style-name="P4" draw:layer="layout" svg:x1="20.505cm" svg:y1="2.202cm" svg:x2="20.1cm" svg:y2="2.202cm">
            <text:p/>
          </draw:line>
          <draw:line draw:style-name="gr13" draw:text-style-name="P4" draw:layer="layout" svg:x1="20.462cm" svg:y1="2.404cm" svg:x2="20.1cm" svg:y2="2.406cm">
            <text:p/>
          </draw:line>
        </draw:g>
        <draw:g draw:style-name="gr10">
          <draw:polygon draw:style-name="gr12" draw:text-style-name="P3" draw:layer="layout" svg:width="7.199cm" svg:height="0.399cm" svg:x="12.9cm" svg:y="2.1cm" svg:viewBox="0 0 7200 400" draw:points="7200,400 7200,0 0,0 0,400">
            <text:p/>
          </draw:polygon>
          <draw:line draw:style-name="gr13" draw:text-style-name="P4" draw:layer="layout" svg:x1="20.1cm" svg:y1="2.4cm" svg:x2="12.9cm" svg:y2="2.4cm">
            <text:p/>
          </draw:line>
          <draw:line draw:style-name="gr13" draw:text-style-name="P4" draw:layer="layout" svg:x1="20.1cm" svg:y1="2.2cm" svg:x2="12.9cm" svg:y2="2.2cm">
            <text:p/>
          </draw:line>
        </draw:g>
        <draw:g draw:style-name="gr10">
          <draw:line draw:style-name="gr5" draw:text-style-name="P2" draw:layer="layout" svg:x1="4.45cm" svg:y1="2.701cm" svg:x2="4.45cm" svg:y2="4.6cm">
            <text:p/>
          </draw:line>
          <draw:line draw:style-name="gr11" draw:text-style-name="P2" draw:layer="layout" svg:x1="4.5cm" svg:y1="2.701cm" svg:x2="4.501cm" svg:y2="4.6cm">
            <text:p/>
          </draw:line>
          <draw:line draw:style-name="gr5" draw:text-style-name="P2" draw:layer="layout" svg:x1="4.55cm" svg:y1="2.701cm" svg:x2="4.55cm" svg:y2="4.6cm">
            <text:p/>
          </draw:line>
        </draw:g>
        <draw:g draw:style-name="gr10">
          <draw:line draw:style-name="gr5" draw:text-style-name="P2" draw:layer="layout" svg:x1="4.5cm" svg:y1="2.75cm" svg:x2="5.2cm" svg:y2="2.75cm">
            <text:p/>
          </draw:line>
          <draw:line draw:style-name="gr11" draw:text-style-name="P2" draw:layer="layout" svg:x1="4.5cm" svg:y1="2.7cm" svg:x2="5.2cm" svg:y2="2.699cm">
            <text:p/>
          </draw:line>
          <draw:line draw:style-name="gr5" draw:text-style-name="P2" draw:layer="layout" svg:x1="4.5cm" svg:y1="2.65cm" svg:x2="5.2cm" svg:y2="2.65cm">
            <text:p/>
          </draw:line>
        </draw:g>
        <draw:g draw:style-name="gr10">
          <draw:polyline draw:style-name="gr5" draw:text-style-name="P2" draw:layer="layout" svg:width="0.209cm" svg:height="0.119cm" draw:transform="rotate (-2.21429922200521) translate (4.6cm 2.65cm)" svg:viewBox="0 0 210 120" draw:points="0,0 90,120 210,30">
            <text:p/>
          </draw:polyline>
          <draw:polyline draw:style-name="gr11" draw:text-style-name="P2" draw:layer="layout" svg:width="0.126cm" svg:height="0.094cm" draw:transform="rotate (-1.89123877746106) translate (4.6cm 2.7cm)" svg:viewBox="0 0 127 95" draw:points="0,0 31,95 127,62">
            <text:p/>
          </draw:polyline>
          <draw:polyline draw:style-name="gr5" draw:text-style-name="P2" draw:layer="layout" svg:width="0.069cm" svg:height="0.039cm" draw:transform="rotate (-2.21429922200521) translate (4.6cm 2.751cm)" svg:viewBox="0 0 70 40" draw:points="0,0 30,40 70,10">
            <text:p/>
          </draw:polyline>
        </draw:g>
        <draw:g draw:style-name="gr10">
          <draw:line draw:style-name="gr5" draw:text-style-name="P2" draw:layer="layout" svg:x1="11.75cm" svg:y1="1.7cm" svg:x2="11.75cm" svg:y2="6.201cm">
            <text:p/>
          </draw:line>
          <draw:line draw:style-name="gr11" draw:text-style-name="P2" draw:layer="layout" svg:x1="11.8cm" svg:y1="1.7cm" svg:x2="11.801cm" svg:y2="6.201cm">
            <text:p/>
          </draw:line>
          <draw:line draw:style-name="gr5" draw:text-style-name="P2" draw:layer="layout" svg:x1="11.85cm" svg:y1="1.7cm" svg:x2="11.85cm" svg:y2="6.201cm">
            <text:p/>
          </draw:line>
        </draw:g>
        <draw:rect draw:style-name="gr41" draw:text-style-name="P16" draw:layer="layout" svg:width="1.4cm" svg:height="0.6cm" svg:x="6.7cm" svg:y="6.2cm">
          <text:p/>
        </draw:rect>
        <draw:frame draw:style-name="gr25" draw:text-style-name="P9" draw:layer="layout" svg:width="1.194cm" svg:height="0.38cm" svg:x="6.806cm" svg:y="6.32cm">
          <draw:text-box>
            <text:p><text:span text:style-name="T1">CON_1xIO</text:span></text:p>
          </draw:text-box>
        </draw:frame>
        <draw:g draw:style-name="gr10">
          <draw:line draw:style-name="gr2" draw:text-style-name="P2" draw:layer="layout" svg:x1="8cm" svg:y1="11.7cm" svg:x2="7.6cm" svg:y2="11.7cm">
            <text:p/>
          </draw:line>
          <draw:line draw:style-name="gr3" draw:text-style-name="P2" draw:layer="layout" svg:x1="8cm" svg:y1="11.65cm" svg:x2="7.6cm" svg:y2="11.65cm">
            <text:p/>
          </draw:line>
          <draw:line draw:style-name="gr4" draw:text-style-name="P2" draw:layer="layout" svg:x1="8cm" svg:y1="11.6cm" svg:x2="7.6cm" svg:y2="11.6cm">
            <text:p/>
          </draw:line>
          <draw:line draw:style-name="gr5" draw:text-style-name="P2" draw:layer="layout" svg:x1="8cm" svg:y1="11.85cm" svg:x2="7.6cm" svg:y2="11.85cm">
            <text:p/>
          </draw:line>
          <draw:line draw:style-name="gr6" draw:text-style-name="P2" draw:layer="layout" svg:x1="8cm" svg:y1="11.8cm" svg:x2="7.6cm" svg:y2="11.8cm">
            <text:p/>
          </draw:line>
          <draw:line draw:style-name="gr7" draw:text-style-name="P2" draw:layer="layout" svg:x1="8cm" svg:y1="11.75cm" svg:x2="7.6cm" svg:y2="11.75cm">
            <text:p/>
          </draw:line>
        </draw:g>
        <draw:rect draw:style-name="gr41" draw:text-style-name="P16" draw:layer="layout" svg:width="1.3cm" svg:height="0.6cm" svg:x="8cm" svg:y="10.195cm">
          <text:p/>
        </draw:rect>
        <draw:frame draw:style-name="gr25" draw:text-style-name="P9" draw:layer="layout" svg:width="1.094cm" svg:height="0.38cm" svg:x="8.106cm" svg:y="10.315cm">
          <draw:text-box>
            <text:p><text:span text:style-name="T1">10pol_PIN</text:span></text:p>
          </draw:text-box>
        </draw:frame>
        <draw:rect draw:style-name="gr41" draw:text-style-name="P16" draw:layer="layout" svg:width="1.8cm" svg:height="0.8cm" svg:x="8cm" svg:y="11.195cm">
          <text:p/>
        </draw:rect>
        <draw:frame draw:style-name="gr25" draw:text-style-name="P9" draw:layer="layout" svg:width="0.75cm" svg:height="0.38cm" svg:x="8.55cm" svg:y="11.415cm">
          <draw:text-box>
            <text:p><text:span text:style-name="T1">W3</text:span></text:p>
          </draw:text-box>
        </draw:frame>
        <draw:g draw:style-name="gr32">
          <draw:g draw:style-name="gr10">
            <draw:line draw:style-name="gr2" draw:text-style-name="P2" draw:layer="layout" svg:x1="8.72cm" svg:y1="10.795cm" svg:x2="8.72cm" svg:y2="11.195cm">
              <text:p/>
            </draw:line>
            <draw:line draw:style-name="gr3" draw:text-style-name="P2" draw:layer="layout" svg:x1="8.67cm" svg:y1="10.795cm" svg:x2="8.67cm" svg:y2="11.195cm">
              <text:p/>
            </draw:line>
            <draw:line draw:style-name="gr4" draw:text-style-name="P2" draw:layer="layout" svg:x1="8.62cm" svg:y1="10.795cm" svg:x2="8.62cm" svg:y2="11.195cm">
              <text:p/>
            </draw:line>
            <draw:line draw:style-name="gr5" draw:text-style-name="P2" draw:layer="layout" svg:x1="8.87cm" svg:y1="10.795cm" svg:x2="8.87cm" svg:y2="11.195cm">
              <text:p/>
            </draw:line>
            <draw:line draw:style-name="gr6" draw:text-style-name="P2" draw:layer="layout" svg:x1="8.82cm" svg:y1="10.795cm" svg:x2="8.82cm" svg:y2="11.195cm">
              <text:p/>
            </draw:line>
            <draw:line draw:style-name="gr7" draw:text-style-name="P2" draw:layer="layout" svg:x1="8.77cm" svg:y1="10.795cm" svg:x2="8.77cm" svg:y2="11.195cm">
              <text:p/>
            </draw:line>
          </draw:g>
          <draw:g draw:style-name="gr10">
            <draw:line draw:style-name="gr8" draw:text-style-name="P2" draw:layer="layout" svg:x1="8.57cm" svg:y1="10.795cm" svg:x2="8.57cm" svg:y2="11.195cm">
              <text:p/>
            </draw:line>
            <draw:line draw:style-name="gr9" draw:text-style-name="P2" draw:layer="layout" svg:x1="8.52cm" svg:y1="10.795cm" svg:x2="8.52cm" svg:y2="11.195cm">
              <text:p/>
            </draw:line>
            <draw:line draw:style-name="gr42" draw:text-style-name="P2" draw:layer="layout" svg:x1="8.47cm" svg:y1="10.795cm" svg:x2="8.47cm" svg:y2="11.195cm">
              <text:p/>
            </draw:line>
            <draw:line draw:style-name="gr11" draw:text-style-name="P2" draw:layer="layout" svg:x1="8.42cm" svg:y1="10.795cm" svg:x2="8.42cm" svg:y2="11.195cm">
              <text:p/>
            </draw:line>
          </draw:g>
        </draw:g>
        <draw:line draw:style-name="gr11" draw:text-style-name="P2" draw:layer="layout" svg:x1="9.1cm" svg:y1="10.095cm" svg:x2="9.1cm" svg:y2="10.195cm">
          <text:p/>
        </draw:line>
        <draw:line draw:style-name="gr11" draw:text-style-name="P2" draw:layer="layout" svg:x1="9cm" svg:y1="10.095cm" svg:x2="9cm" svg:y2="10.195cm">
          <text:p/>
        </draw:line>
        <draw:line draw:style-name="gr11" draw:text-style-name="P2" draw:layer="layout" svg:x1="8.9cm" svg:y1="10.095cm" svg:x2="8.9cm" svg:y2="10.195cm">
          <text:p/>
        </draw:line>
        <draw:line draw:style-name="gr11" draw:text-style-name="P2" draw:layer="layout" svg:x1="8.8cm" svg:y1="10.095cm" svg:x2="8.8cm" svg:y2="10.195cm">
          <text:p/>
        </draw:line>
        <draw:line draw:style-name="gr11" draw:text-style-name="P2" draw:layer="layout" svg:x1="8.5cm" svg:y1="10.095cm" svg:x2="8.5cm" svg:y2="10.195cm">
          <text:p/>
        </draw:line>
        <draw:line draw:style-name="gr11" draw:text-style-name="P2" draw:layer="layout" svg:x1="8.4cm" svg:y1="10.095cm" svg:x2="8.4cm" svg:y2="10.195cm">
          <text:p/>
        </draw:line>
        <draw:line draw:style-name="gr11" draw:text-style-name="P2" draw:layer="layout" svg:x1="8.3cm" svg:y1="10.095cm" svg:x2="8.3cm" svg:y2="10.195cm">
          <text:p/>
        </draw:line>
        <draw:line draw:style-name="gr11" draw:text-style-name="P2" draw:layer="layout" svg:x1="8.2cm" svg:y1="10.095cm" svg:x2="8.2cm" svg:y2="10.195cm">
          <text:p/>
        </draw:line>
        <draw:line draw:style-name="gr11" draw:text-style-name="P2" draw:layer="layout" svg:x1="8.3cm" svg:y1="10.095cm" svg:x2="8.3cm" svg:y2="10.195cm">
          <text:p/>
        </draw:line>
        <draw:g draw:style-name="gr10">
          <draw:line draw:style-name="gr2" draw:text-style-name="P2" draw:layer="layout" svg:x1="10.2cm" svg:y1="11.695cm" svg:x2="9.8cm" svg:y2="11.695cm">
            <text:p/>
          </draw:line>
          <draw:line draw:style-name="gr3" draw:text-style-name="P2" draw:layer="layout" svg:x1="10.2cm" svg:y1="11.645cm" svg:x2="9.8cm" svg:y2="11.645cm">
            <text:p/>
          </draw:line>
          <draw:line draw:style-name="gr4" draw:text-style-name="P2" draw:layer="layout" svg:x1="10.2cm" svg:y1="11.595cm" svg:x2="9.8cm" svg:y2="11.595cm">
            <text:p/>
          </draw:line>
          <draw:line draw:style-name="gr5" draw:text-style-name="P2" draw:layer="layout" svg:x1="10.2cm" svg:y1="11.845cm" svg:x2="9.8cm" svg:y2="11.845cm">
            <text:p/>
          </draw:line>
          <draw:line draw:style-name="gr6" draw:text-style-name="P2" draw:layer="layout" svg:x1="10.2cm" svg:y1="11.795cm" svg:x2="9.8cm" svg:y2="11.795cm">
            <text:p/>
          </draw:line>
          <draw:line draw:style-name="gr7" draw:text-style-name="P2" draw:layer="layout" svg:x1="10.2cm" svg:y1="11.745cm" svg:x2="9.8cm" svg:y2="11.745cm">
            <text:p/>
          </draw:line>
        </draw:g>
        <draw:g draw:style-name="gr10">
          <draw:line draw:style-name="gr2" draw:text-style-name="P2" draw:layer="layout" svg:x1="9.57cm" svg:y1="6.8cm" svg:x2="9.57cm" svg:y2="11.2cm">
            <text:p/>
          </draw:line>
          <draw:line draw:style-name="gr3" draw:text-style-name="P2" draw:layer="layout" svg:x1="9.52cm" svg:y1="6.8cm" svg:x2="9.52cm" svg:y2="11.2cm">
            <text:p/>
          </draw:line>
          <draw:line draw:style-name="gr4" draw:text-style-name="P2" draw:layer="layout" svg:x1="9.47cm" svg:y1="6.8cm" svg:x2="9.47cm" svg:y2="11.2cm">
            <text:p/>
          </draw:line>
          <draw:line draw:style-name="gr5" draw:text-style-name="P2" draw:layer="layout" svg:x1="9.72cm" svg:y1="6.8cm" svg:x2="9.72cm" svg:y2="11.2cm">
            <text:p/>
          </draw:line>
          <draw:line draw:style-name="gr6" draw:text-style-name="P2" draw:layer="layout" svg:x1="9.67cm" svg:y1="6.8cm" svg:x2="9.67cm" svg:y2="11.2cm">
            <text:p/>
          </draw:line>
          <draw:line draw:style-name="gr7" draw:text-style-name="P2" draw:layer="layout" svg:x1="9.62cm" svg:y1="6.8cm" svg:x2="9.62cm" svg:y2="11.2cm">
            <text:p/>
          </draw:line>
        </draw:g>
        <draw:polyline draw:style-name="gr45" draw:text-style-name="P2" draw:layer="layout" svg:width="15.399cm" svg:height="2.199cm" svg:x="9.1cm" svg:y="3.2cm" svg:viewBox="0 0 15400 2200" draw:points="15400,0 15400,2200 0,2200">
          <text:p/>
        </draw:polyline>
        <draw:polyline draw:style-name="gr5" draw:text-style-name="P2" draw:layer="layout" svg:width="15.599cm" svg:height="2.099cm" svg:x="9.1cm" svg:y="3.4cm" svg:viewBox="0 0 15600 2100" draw:points="15600,0 15500,300 15500,2100 0,2100">
          <text:p/>
        </draw:polyline>
        <draw:g draw:style-name="gr10">
          <draw:polygon draw:style-name="gr40" draw:text-style-name="P15" draw:layer="layout" svg:width="1.999cm" svg:height="0.399cm" draw:transform="rotate (2.87979326579064) translate (8.03216201726857cm 4.30400421036033cm)" svg:viewBox="0 0 2000 400" draw:points="0,400 0,0 2000,0 2000,400">
            <text:p/>
          </draw:polygon>
          <draw:line draw:style-name="gr47" draw:text-style-name="P15" draw:layer="layout" svg:x1="8.11cm" svg:y1="4.015cm" svg:x2="6.178cm" svg:y2="3.497cm">
            <text:p/>
          </draw:line>
          <draw:line draw:style-name="gr47" draw:text-style-name="P15" draw:layer="layout" svg:x1="8.058cm" svg:y1="4.208cm" svg:x2="6.126cm" svg:y2="3.69cm">
            <text:p/>
          </draw:line>
        </draw:g>
        <draw:g draw:style-name="gr10">
          <draw:polygon draw:style-name="gr12" draw:text-style-name="P3" draw:layer="layout" svg:width="0.404cm" svg:height="0.407cm" draw:transform="rotate (-3.14159265358979) translate (8.392cm 4.3cm)" svg:viewBox="0 0 405 408" draw:points="352,399 405,0 0,0 0,408">
            <text:p/>
          </draw:polygon>
          <draw:polygon draw:style-name="gr40" draw:text-style-name="P15" draw:layer="layout" svg:width="0.41cm" svg:height="0.408cm" draw:transform="skewX (0.00401425727958701) rotate (2.88188766089304) translate (7.98886804780464cm 4.30034805460242cm)" svg:viewBox="0 0 411 409" draw:points="411,409 411,0 0,0 44,402">
            <text:p/>
          </draw:polygon>
          <draw:line draw:style-name="gr47" draw:text-style-name="P15" draw:layer="layout" svg:x1="7.671cm" svg:y1="3.899cm" svg:x2="8.042cm" svg:y2="3.998cm">
            <text:p/>
          </draw:line>
          <draw:line draw:style-name="gr47" draw:text-style-name="P15" draw:layer="layout" svg:x1="7.618cm" svg:y1="4.096cm" svg:x2="7.994cm" svg:y2="4.198cm">
            <text:p/>
          </draw:line>
          <draw:line draw:style-name="gr13" draw:text-style-name="P4" draw:layer="layout" svg:x1="7.987cm" svg:y1="4.198cm" svg:x2="8.392cm" svg:y2="4.198cm">
            <text:p/>
          </draw:line>
          <draw:line draw:style-name="gr13" draw:text-style-name="P4" draw:layer="layout" svg:x1="8.03cm" svg:y1="3.996cm" svg:x2="8.392cm" svg:y2="3.994cm">
            <text:p/>
          </draw:line>
        </draw:g>
        <draw:g draw:style-name="gr10">
          <draw:rect draw:style-name="gr23" draw:text-style-name="P8" draw:layer="layout" svg:width="0.2cm" svg:height="0.1cm" draw:transform="rotate (2.87839700238905) translate (7.293cm 4.042cm)">
            <text:p/>
          </draw:rect>
          <draw:rect draw:style-name="gr23" draw:text-style-name="P8" draw:layer="layout" svg:width="0.2cm" svg:height="0.1cm" draw:transform="rotate (2.87839700238905) translate (7.344cm 3.849cm)">
            <text:p/>
          </draw:rect>
        </draw:g>
        <draw:polyline draw:style-name="gr5" draw:text-style-name="P2" draw:layer="layout" svg:width="2.899cm" svg:height="0.899cm" svg:x="3.9cm" svg:y="3.4cm" svg:viewBox="0 0 2900 900" draw:points="2900,0 2900,900 0,900">
          <text:p/>
        </draw:polyline>
        <draw:polyline draw:style-name="gr45" draw:text-style-name="P2" draw:layer="layout" svg:width="3.099cm" svg:height="0.999cm" svg:x="3.9cm" svg:y="3.2cm" svg:viewBox="0 0 3100 1000" draw:points="3100,0 3100,1000 0,1000">
          <text:p/>
        </draw:polyline>
        <draw:frame draw:style-name="gr25" draw:text-style-name="P9" draw:layer="layout" svg:width="0.55cm" svg:height="0.3cm" draw:transform="rotate (1.5707963267949) translate (3.3cm 4.85cm)">
          <draw:text-box>
            <text:p><text:span text:style-name="T1">NN-1A</text:span></text:p>
          </draw:text-box>
        </draw:frame>
        <draw:frame draw:style-name="gr25" draw:text-style-name="P9" draw:layer="layout" svg:width="0.6cm" svg:height="0.3cm" svg:x="3cm" svg:y="5cm">
          <draw:text-box>
            <text:p><text:span text:style-name="T1">SS-1A</text:span></text:p>
          </draw:text-box>
        </draw:frame>
        <draw:g draw:style-name="gr10">
          <draw:line draw:style-name="gr14" draw:text-style-name="P2" draw:layer="layout" svg:x1="9.9cm" svg:y1="7.697cm" svg:x2="9.3cm" svg:y2="7.697cm">
            <text:p/>
          </draw:line>
          <draw:line draw:style-name="gr15" draw:text-style-name="P2" draw:layer="layout" svg:x1="9.9cm" svg:y1="7.746cm" svg:x2="9.3cm" svg:y2="7.746cm">
            <text:p/>
          </draw:line>
          <draw:line draw:style-name="gr16" draw:text-style-name="P2" draw:layer="layout" svg:x1="9.9cm" svg:y1="7.647cm" svg:x2="9.304cm" svg:y2="7.646cm">
            <text:p/>
          </draw:line>
          <draw:line draw:style-name="gr17" draw:text-style-name="P2" draw:layer="layout" svg:x1="9.9cm" svg:y1="7.796cm" svg:x2="9.3cm" svg:y2="7.796cm">
            <text:p/>
          </draw:line>
        </draw:g>
        <draw:g draw:style-name="gr10">
          <draw:line draw:style-name="gr5" draw:text-style-name="P2" draw:layer="layout" svg:x1="5.7cm" svg:y1="4.55cm" svg:x2="9.7cm" svg:y2="4.55cm">
            <text:p/>
          </draw:line>
          <draw:line draw:style-name="gr11" draw:text-style-name="P2" draw:layer="layout" svg:x1="5.7cm" svg:y1="4.5cm" svg:x2="9.7cm" svg:y2="4.499cm">
            <text:p/>
          </draw:line>
          <draw:line draw:style-name="gr5" draw:text-style-name="P2" draw:layer="layout" svg:x1="5.7cm" svg:y1="4.45cm" svg:x2="9.7cm" svg:y2="4.45cm">
            <text:p/>
          </draw:line>
        </draw:g>
        <draw:g draw:style-name="gr10">
          <draw:line draw:style-name="gr5" draw:text-style-name="P2" draw:layer="layout" svg:x1="9.7cm" svg:y1="4.6cm" svg:x2="9.7cm" svg:y2="6.2cm">
            <text:p/>
          </draw:line>
          <draw:line draw:style-name="gr11" draw:text-style-name="P2" draw:layer="layout" svg:x1="9.75cm" svg:y1="4.6cm" svg:x2="9.751cm" svg:y2="6.2cm">
            <text:p/>
          </draw:line>
          <draw:line draw:style-name="gr5" draw:text-style-name="P2" draw:layer="layout" svg:x1="9.8cm" svg:y1="4.6cm" svg:x2="9.8cm" svg:y2="6.2cm">
            <text:p/>
          </draw:line>
        </draw:g>
        <draw:g draw:style-name="gr10">
          <draw:line draw:style-name="gr5" draw:text-style-name="P2" draw:layer="layout" svg:x1="9.4cm" svg:y1="4.7cm" svg:x2="9.4cm" svg:y2="6.198cm">
            <text:p/>
          </draw:line>
          <draw:line draw:style-name="gr11" draw:text-style-name="P2" draw:layer="layout" svg:x1="9.45cm" svg:y1="4.7cm" svg:x2="9.451cm" svg:y2="6.198cm">
            <text:p/>
          </draw:line>
          <draw:line draw:style-name="gr5" draw:text-style-name="P2" draw:layer="layout" svg:x1="9.5cm" svg:y1="4.7cm" svg:x2="9.5cm" svg:y2="6.198cm">
            <text:p/>
          </draw:line>
        </draw:g>
        <draw:g draw:style-name="gr10">
          <draw:line draw:style-name="gr5" draw:text-style-name="P2" draw:layer="layout" svg:x1="4.5cm" svg:y1="4.75cm" svg:x2="9.472cm" svg:y2="4.75cm">
            <text:p/>
          </draw:line>
          <draw:line draw:style-name="gr11" draw:text-style-name="P2" draw:layer="layout" svg:x1="4.5cm" svg:y1="4.7cm" svg:x2="9.472cm" svg:y2="4.699cm">
            <text:p/>
          </draw:line>
          <draw:line draw:style-name="gr5" draw:text-style-name="P2" draw:layer="layout" svg:x1="4.5cm" svg:y1="4.65cm" svg:x2="9.472cm" svg:y2="4.65cm">
            <text:p/>
          </draw:line>
        </draw:g>
        <draw:g draw:style-name="gr10">
          <draw:polyline draw:style-name="gr5" draw:text-style-name="P2" draw:layer="layout" svg:width="0.209cm" svg:height="0.119cm" draw:transform="rotate (-0.927293431584588) translate (4.47399966772676cm 4.58300018221513cm)" svg:viewBox="0 0 210 120" draw:points="210,0 120,120 0,30">
            <text:p/>
          </draw:polyline>
          <draw:polyline draw:style-name="gr11" draw:text-style-name="P2" draw:layer="layout" svg:width="0.126cm" svg:height="0.094cm" draw:transform="rotate (-1.25541533095952) translate (4.56069223334119cm 4.58052415860085cm)" svg:viewBox="0 0 127 95" draw:points="127,0 96,95 0,63">
            <text:p/>
          </draw:polyline>
          <draw:polyline draw:style-name="gr5" draw:text-style-name="P2" draw:layer="layout" svg:width="0.069cm" svg:height="0.039cm" draw:transform="rotate (-0.927293431584588) translate (4.55799988924225cm 4.59400006073838cm)" svg:viewBox="0 0 70 40" draw:points="70,0 40,40 0,10">
            <text:p/>
          </draw:polyline>
        </draw:g>
        <draw:line draw:style-name="gr45" draw:text-style-name="P2" draw:layer="layout" svg:x1="3.8cm" svg:y1="5.4cm" svg:x2="3.8cm" svg:y2="3.2cm">
          <text:p/>
        </draw:line>
        <draw:circle draw:style-name="gr28" draw:text-style-name="P11" draw:layer="layout" svg:width="0.1cm" svg:height="0.1cm" draw:transform="rotate (-3.14159265358979) translate (3.85cm 5.453cm)">
          <text:p/>
        </draw:circle>
        <draw:g draw:style-name="gr10">
          <draw:polyline draw:style-name="gr5" draw:text-style-name="P2" draw:layer="layout" svg:width="0.209cm" svg:height="0.119cm" draw:transform="rotate (-0.927293431584588) translate (5.67399966772676cm 4.38300018221513cm)" svg:viewBox="0 0 210 120" draw:points="210,0 120,120 0,30">
            <text:p/>
          </draw:polyline>
          <draw:polyline draw:style-name="gr11" draw:text-style-name="P2" draw:layer="layout" svg:width="0.126cm" svg:height="0.094cm" draw:transform="rotate (-1.25541533095952) translate (5.76069223334119cm 4.38052415860085cm)" svg:viewBox="0 0 127 95" draw:points="127,0 96,95 0,63">
            <text:p/>
          </draw:polyline>
          <draw:polyline draw:style-name="gr5" draw:text-style-name="P2" draw:layer="layout" svg:width="0.069cm" svg:height="0.039cm" draw:transform="rotate (-0.927293431584588) translate (5.75799988924225cm 4.39400006073838cm)" svg:viewBox="0 0 70 40" draw:points="70,0 40,40 0,10">
            <text:p/>
          </draw:polyline>
        </draw:g>
        <draw:polyline draw:style-name="gr5" draw:text-style-name="P2" draw:layer="layout" svg:width="2.099cm" svg:height="0.17cm" draw:transform="rotate (-1.66574223810339) translate (4.09908906340294cm 3.40943647422484cm)" svg:viewBox="0 0 2100 171" draw:points="0,100 308,171 2100,0">
          <text:p/>
        </draw:polyline>
        <draw:circle draw:style-name="gr26" draw:text-style-name="P10" draw:layer="layout" svg:width="0.1cm" svg:height="0.1cm" draw:transform="rotate (-3.14159265358979) translate (3.95cm 4.353cm)">
          <text:p/>
        </draw:circle>
        <draw:circle draw:style-name="gr26" draw:text-style-name="P10" draw:layer="layout" svg:width="0.1cm" svg:height="0.1cm" draw:transform="rotate (-3.14159265358979) translate (3.95cm 5.553cm)">
          <text:p/>
        </draw:circle>
        <draw:rect draw:style-name="gr41" draw:text-style-name="P16" draw:layer="layout" svg:width="1.4cm" svg:height="0.6cm" svg:x="11.1cm" svg:y="6.2cm">
          <text:p/>
        </draw:rect>
        <draw:frame draw:style-name="gr25" draw:text-style-name="P9" draw:layer="layout" svg:width="1.194cm" svg:height="0.38cm" svg:x="11.206cm" svg:y="6.32cm">
          <draw:text-box>
            <text:p><text:span text:style-name="T1">CON_6pol-3</text:span></text:p>
          </draw:text-box>
        </draw:frame>
        <draw:g draw:style-name="gr10">
          <draw:line draw:style-name="gr5" draw:text-style-name="P2" draw:layer="layout" svg:x1="8.2cm" svg:y1="1.75cm" svg:x2="11.8cm" svg:y2="1.75cm">
            <text:p/>
          </draw:line>
          <draw:line draw:style-name="gr11" draw:text-style-name="P2" draw:layer="layout" svg:x1="8.2cm" svg:y1="1.7cm" svg:x2="11.8cm" svg:y2="1.699cm">
            <text:p/>
          </draw:line>
          <draw:line draw:style-name="gr5" draw:text-style-name="P2" draw:layer="layout" svg:x1="8.2cm" svg:y1="1.65cm" svg:x2="11.8cm" svg:y2="1.65cm">
            <text:p/>
          </draw:line>
        </draw:g>
        <draw:g draw:style-name="gr10">
          <draw:polyline draw:style-name="gr5" draw:text-style-name="P2" draw:layer="layout" svg:width="0.209cm" svg:height="0.119cm" draw:transform="rotate (2.21429922200521) translate (11.8260003322732cm 1.81799981778487cm)" svg:viewBox="0 0 210 120" draw:points="210,0 120,120 0,30">
            <text:p/>
          </draw:polyline>
          <draw:polyline draw:style-name="gr11" draw:text-style-name="P2" draw:layer="layout" svg:width="0.126cm" svg:height="0.094cm" draw:transform="rotate (1.88617732263027) translate (11.7393077666588cm 1.82047584139915cm)" svg:viewBox="0 0 127 95" draw:points="127,0 96,95 0,63">
            <text:p/>
          </draw:polyline>
          <draw:polyline draw:style-name="gr5" draw:text-style-name="P2" draw:layer="layout" svg:width="0.069cm" svg:height="0.039cm" draw:transform="rotate (2.21429922200521) translate (11.7420001107577cm 1.80699993926162cm)" svg:viewBox="0 0 70 40" draw:points="70,0 40,40 0,10">
            <text:p/>
          </draw:polyline>
        </draw:g>
        <draw:line draw:style-name="gr5" draw:text-style-name="P2" draw:layer="layout" svg:x1="14.35cm" svg:y1="4.1cm" svg:x2="14.35cm" svg:y2="6.2cm">
          <text:p/>
        </draw:line>
        <draw:line draw:style-name="gr11" draw:text-style-name="P2" draw:layer="layout" svg:x1="14.4cm" svg:y1="4.1cm" svg:x2="14.4cm" svg:y2="6.2cm">
          <text:p/>
        </draw:line>
        <draw:rect draw:style-name="gr34" draw:text-style-name="P13" draw:layer="layout" svg:width="0.302cm" svg:height="0.096cm" svg:x="14.179cm" svg:y="4.044cm">
          <text:p/>
        </draw:rect>
        <draw:rect draw:style-name="gr41" draw:text-style-name="P16" draw:layer="layout" svg:width="1.3cm" svg:height="0.6cm" svg:x="10.205cm" svg:y="10.195cm">
          <text:p/>
        </draw:rect>
        <draw:frame draw:style-name="gr25" draw:text-style-name="P9" draw:layer="layout" svg:width="1.094cm" svg:height="0.38cm" svg:x="10.311cm" svg:y="10.315cm">
          <draw:text-box>
            <text:p><text:span text:style-name="T1">10pol_PIN</text:span></text:p>
          </draw:text-box>
        </draw:frame>
        <draw:rect draw:style-name="gr41" draw:text-style-name="P16" draw:layer="layout" svg:width="1.8cm" svg:height="0.8cm" svg:x="10.205cm" svg:y="11.195cm">
          <text:p/>
        </draw:rect>
        <draw:frame draw:style-name="gr25" draw:text-style-name="P9" draw:layer="layout" svg:width="0.595cm" svg:height="0.38cm" svg:x="10.805cm" svg:y="11.415cm">
          <draw:text-box>
            <text:p><text:span text:style-name="T1">W2</text:span></text:p>
          </draw:text-box>
        </draw:frame>
        <draw:g draw:style-name="gr32">
          <draw:g draw:style-name="gr10">
            <draw:line draw:style-name="gr2" draw:text-style-name="P2" draw:layer="layout" svg:x1="10.925cm" svg:y1="10.795cm" svg:x2="10.925cm" svg:y2="11.195cm">
              <text:p/>
            </draw:line>
            <draw:line draw:style-name="gr3" draw:text-style-name="P2" draw:layer="layout" svg:x1="10.875cm" svg:y1="10.795cm" svg:x2="10.875cm" svg:y2="11.195cm">
              <text:p/>
            </draw:line>
            <draw:line draw:style-name="gr4" draw:text-style-name="P2" draw:layer="layout" svg:x1="10.825cm" svg:y1="10.795cm" svg:x2="10.825cm" svg:y2="11.195cm">
              <text:p/>
            </draw:line>
            <draw:line draw:style-name="gr5" draw:text-style-name="P2" draw:layer="layout" svg:x1="11.075cm" svg:y1="10.795cm" svg:x2="11.075cm" svg:y2="11.195cm">
              <text:p/>
            </draw:line>
            <draw:line draw:style-name="gr6" draw:text-style-name="P2" draw:layer="layout" svg:x1="11.025cm" svg:y1="10.795cm" svg:x2="11.025cm" svg:y2="11.195cm">
              <text:p/>
            </draw:line>
            <draw:line draw:style-name="gr7" draw:text-style-name="P2" draw:layer="layout" svg:x1="10.975cm" svg:y1="10.795cm" svg:x2="10.975cm" svg:y2="11.195cm">
              <text:p/>
            </draw:line>
          </draw:g>
          <draw:g draw:style-name="gr10">
            <draw:line draw:style-name="gr8" draw:text-style-name="P2" draw:layer="layout" svg:x1="10.775cm" svg:y1="10.795cm" svg:x2="10.775cm" svg:y2="11.195cm">
              <text:p/>
            </draw:line>
            <draw:line draw:style-name="gr9" draw:text-style-name="P2" draw:layer="layout" svg:x1="10.725cm" svg:y1="10.795cm" svg:x2="10.725cm" svg:y2="11.195cm">
              <text:p/>
            </draw:line>
            <draw:line draw:style-name="gr42" draw:text-style-name="P2" draw:layer="layout" svg:x1="10.675cm" svg:y1="10.795cm" svg:x2="10.675cm" svg:y2="11.195cm">
              <text:p/>
            </draw:line>
            <draw:line draw:style-name="gr11" draw:text-style-name="P2" draw:layer="layout" svg:x1="10.625cm" svg:y1="10.795cm" svg:x2="10.625cm" svg:y2="11.195cm">
              <text:p/>
            </draw:line>
          </draw:g>
        </draw:g>
        <draw:g draw:style-name="gr10">
          <draw:line draw:style-name="gr2" draw:text-style-name="P2" draw:layer="layout" svg:x1="11.775cm" svg:y1="6.795cm" svg:x2="11.775cm" svg:y2="11.195cm">
            <text:p/>
          </draw:line>
          <draw:line draw:style-name="gr3" draw:text-style-name="P2" draw:layer="layout" svg:x1="11.725cm" svg:y1="6.795cm" svg:x2="11.725cm" svg:y2="11.195cm">
            <text:p/>
          </draw:line>
          <draw:line draw:style-name="gr4" draw:text-style-name="P2" draw:layer="layout" svg:x1="11.675cm" svg:y1="6.795cm" svg:x2="11.675cm" svg:y2="11.195cm">
            <text:p/>
          </draw:line>
          <draw:line draw:style-name="gr5" draw:text-style-name="P2" draw:layer="layout" svg:x1="11.925cm" svg:y1="6.795cm" svg:x2="11.925cm" svg:y2="11.195cm">
            <text:p/>
          </draw:line>
          <draw:line draw:style-name="gr6" draw:text-style-name="P2" draw:layer="layout" svg:x1="11.875cm" svg:y1="6.795cm" svg:x2="11.875cm" svg:y2="11.195cm">
            <text:p/>
          </draw:line>
          <draw:line draw:style-name="gr7" draw:text-style-name="P2" draw:layer="layout" svg:x1="11.825cm" svg:y1="6.795cm" svg:x2="11.825cm" svg:y2="11.195cm">
            <text:p/>
          </draw:line>
        </draw:g>
        <draw:line draw:style-name="gr11" draw:text-style-name="P2" draw:layer="layout" svg:x1="11.305cm" svg:y1="10.095cm" svg:x2="11.305cm" svg:y2="10.195cm">
          <text:p/>
        </draw:line>
        <draw:line draw:style-name="gr11" draw:text-style-name="P2" draw:layer="layout" svg:x1="11.205cm" svg:y1="10.095cm" svg:x2="11.205cm" svg:y2="10.195cm">
          <text:p/>
        </draw:line>
        <draw:line draw:style-name="gr11" draw:text-style-name="P2" draw:layer="layout" svg:x1="11.105cm" svg:y1="10.095cm" svg:x2="11.105cm" svg:y2="10.195cm">
          <text:p/>
        </draw:line>
        <draw:line draw:style-name="gr11" draw:text-style-name="P2" draw:layer="layout" svg:x1="11.005cm" svg:y1="10.095cm" svg:x2="11.005cm" svg:y2="10.195cm">
          <text:p/>
        </draw:line>
        <draw:line draw:style-name="gr11" draw:text-style-name="P2" draw:layer="layout" svg:x1="10.705cm" svg:y1="10.095cm" svg:x2="10.705cm" svg:y2="10.195cm">
          <text:p/>
        </draw:line>
        <draw:line draw:style-name="gr11" draw:text-style-name="P2" draw:layer="layout" svg:x1="10.605cm" svg:y1="10.095cm" svg:x2="10.605cm" svg:y2="10.195cm">
          <text:p/>
        </draw:line>
        <draw:line draw:style-name="gr11" draw:text-style-name="P2" draw:layer="layout" svg:x1="10.505cm" svg:y1="10.095cm" svg:x2="10.505cm" svg:y2="10.195cm">
          <text:p/>
        </draw:line>
        <draw:line draw:style-name="gr11" draw:text-style-name="P2" draw:layer="layout" svg:x1="10.405cm" svg:y1="10.095cm" svg:x2="10.405cm" svg:y2="10.195cm">
          <text:p/>
        </draw:line>
        <draw:line draw:style-name="gr11" draw:text-style-name="P2" draw:layer="layout" svg:x1="10.505cm" svg:y1="10.095cm" svg:x2="10.505cm" svg:y2="10.195cm">
          <text:p/>
        </draw:line>
        <draw:g draw:style-name="gr10">
          <draw:line draw:style-name="gr2" draw:text-style-name="P2" draw:layer="layout" svg:x1="12.405cm" svg:y1="11.695cm" svg:x2="12.005cm" svg:y2="11.695cm">
            <text:p/>
          </draw:line>
          <draw:line draw:style-name="gr3" draw:text-style-name="P2" draw:layer="layout" svg:x1="12.405cm" svg:y1="11.645cm" svg:x2="12.005cm" svg:y2="11.645cm">
            <text:p/>
          </draw:line>
          <draw:line draw:style-name="gr4" draw:text-style-name="P2" draw:layer="layout" svg:x1="12.405cm" svg:y1="11.595cm" svg:x2="12.005cm" svg:y2="11.595cm">
            <text:p/>
          </draw:line>
          <draw:line draw:style-name="gr5" draw:text-style-name="P2" draw:layer="layout" svg:x1="12.405cm" svg:y1="11.845cm" svg:x2="12.005cm" svg:y2="11.845cm">
            <text:p/>
          </draw:line>
          <draw:line draw:style-name="gr6" draw:text-style-name="P2" draw:layer="layout" svg:x1="12.405cm" svg:y1="11.795cm" svg:x2="12.005cm" svg:y2="11.795cm">
            <text:p/>
          </draw:line>
          <draw:line draw:style-name="gr7" draw:text-style-name="P2" draw:layer="layout" svg:x1="12.405cm" svg:y1="11.745cm" svg:x2="12.005cm" svg:y2="11.745cm">
            <text:p/>
          </draw:line>
        </draw:g>
        <draw:rect draw:style-name="gr41" draw:text-style-name="P16" draw:layer="layout" svg:width="1.3cm" svg:height="0.6cm" svg:x="12.405cm" svg:y="10.19cm">
          <text:p/>
        </draw:rect>
        <draw:frame draw:style-name="gr25" draw:text-style-name="P9" draw:layer="layout" svg:width="1.094cm" svg:height="0.38cm" svg:x="12.511cm" svg:y="10.31cm">
          <draw:text-box>
            <text:p><text:span text:style-name="T1">10pol_PIN</text:span></text:p>
          </draw:text-box>
        </draw:frame>
        <draw:rect draw:style-name="gr41" draw:text-style-name="P16" draw:layer="layout" svg:width="1.8cm" svg:height="0.8cm" svg:x="12.405cm" svg:y="11.19cm">
          <text:p/>
        </draw:rect>
        <draw:frame draw:style-name="gr25" draw:text-style-name="P9" draw:layer="layout" svg:width="1.005cm" svg:height="0.38cm" svg:x="12.8cm" svg:y="11.41cm">
          <draw:text-box>
            <text:p><text:span text:style-name="T1">1OUT</text:span></text:p>
          </draw:text-box>
        </draw:frame>
        <draw:g draw:style-name="gr32">
          <draw:g draw:style-name="gr10">
            <draw:line draw:style-name="gr2" draw:text-style-name="P2" draw:layer="layout" svg:x1="13.125cm" svg:y1="10.79cm" svg:x2="13.125cm" svg:y2="11.19cm">
              <text:p/>
            </draw:line>
            <draw:line draw:style-name="gr3" draw:text-style-name="P2" draw:layer="layout" svg:x1="13.075cm" svg:y1="10.79cm" svg:x2="13.075cm" svg:y2="11.19cm">
              <text:p/>
            </draw:line>
            <draw:line draw:style-name="gr4" draw:text-style-name="P2" draw:layer="layout" svg:x1="13.025cm" svg:y1="10.79cm" svg:x2="13.025cm" svg:y2="11.19cm">
              <text:p/>
            </draw:line>
            <draw:line draw:style-name="gr5" draw:text-style-name="P2" draw:layer="layout" svg:x1="13.275cm" svg:y1="10.79cm" svg:x2="13.275cm" svg:y2="11.19cm">
              <text:p/>
            </draw:line>
            <draw:line draw:style-name="gr6" draw:text-style-name="P2" draw:layer="layout" svg:x1="13.225cm" svg:y1="10.79cm" svg:x2="13.225cm" svg:y2="11.19cm">
              <text:p/>
            </draw:line>
            <draw:line draw:style-name="gr7" draw:text-style-name="P2" draw:layer="layout" svg:x1="13.175cm" svg:y1="10.79cm" svg:x2="13.175cm" svg:y2="11.19cm">
              <text:p/>
            </draw:line>
          </draw:g>
          <draw:g draw:style-name="gr10">
            <draw:line draw:style-name="gr8" draw:text-style-name="P2" draw:layer="layout" svg:x1="12.975cm" svg:y1="10.79cm" svg:x2="12.975cm" svg:y2="11.19cm">
              <text:p/>
            </draw:line>
            <draw:line draw:style-name="gr9" draw:text-style-name="P2" draw:layer="layout" svg:x1="12.925cm" svg:y1="10.79cm" svg:x2="12.925cm" svg:y2="11.19cm">
              <text:p/>
            </draw:line>
            <draw:line draw:style-name="gr42" draw:text-style-name="P2" draw:layer="layout" svg:x1="12.875cm" svg:y1="10.79cm" svg:x2="12.875cm" svg:y2="11.19cm">
              <text:p/>
            </draw:line>
            <draw:line draw:style-name="gr11" draw:text-style-name="P2" draw:layer="layout" svg:x1="12.825cm" svg:y1="10.79cm" svg:x2="12.825cm" svg:y2="11.19cm">
              <text:p/>
            </draw:line>
          </draw:g>
        </draw:g>
        <draw:line draw:style-name="gr11" draw:text-style-name="P2" draw:layer="layout" svg:x1="13.505cm" svg:y1="10.09cm" svg:x2="13.505cm" svg:y2="10.19cm">
          <text:p/>
        </draw:line>
        <draw:line draw:style-name="gr11" draw:text-style-name="P2" draw:layer="layout" svg:x1="13.405cm" svg:y1="10.09cm" svg:x2="13.405cm" svg:y2="10.19cm">
          <text:p/>
        </draw:line>
        <draw:line draw:style-name="gr11" draw:text-style-name="P2" draw:layer="layout" svg:x1="13.305cm" svg:y1="10.09cm" svg:x2="13.305cm" svg:y2="10.19cm">
          <text:p/>
        </draw:line>
        <draw:line draw:style-name="gr11" draw:text-style-name="P2" draw:layer="layout" svg:x1="13.205cm" svg:y1="10.09cm" svg:x2="13.205cm" svg:y2="10.19cm">
          <text:p/>
        </draw:line>
        <draw:line draw:style-name="gr11" draw:text-style-name="P2" draw:layer="layout" svg:x1="12.905cm" svg:y1="10.09cm" svg:x2="12.905cm" svg:y2="10.19cm">
          <text:p/>
        </draw:line>
        <draw:line draw:style-name="gr11" draw:text-style-name="P2" draw:layer="layout" svg:x1="12.805cm" svg:y1="10.09cm" svg:x2="12.805cm" svg:y2="10.19cm">
          <text:p/>
        </draw:line>
        <draw:line draw:style-name="gr11" draw:text-style-name="P2" draw:layer="layout" svg:x1="12.705cm" svg:y1="10.09cm" svg:x2="12.705cm" svg:y2="10.19cm">
          <text:p/>
        </draw:line>
        <draw:line draw:style-name="gr11" draw:text-style-name="P2" draw:layer="layout" svg:x1="12.605cm" svg:y1="10.09cm" svg:x2="12.605cm" svg:y2="10.19cm">
          <text:p/>
        </draw:line>
        <draw:line draw:style-name="gr11" draw:text-style-name="P2" draw:layer="layout" svg:x1="12.705cm" svg:y1="10.09cm" svg:x2="12.705cm" svg:y2="10.19cm">
          <text:p/>
        </draw:line>
        <draw:g draw:style-name="gr10">
          <draw:line draw:style-name="gr2" draw:text-style-name="P2" draw:layer="layout" svg:x1="14.605cm" svg:y1="11.69cm" svg:x2="14.205cm" svg:y2="11.69cm">
            <text:p/>
          </draw:line>
          <draw:line draw:style-name="gr3" draw:text-style-name="P2" draw:layer="layout" svg:x1="14.605cm" svg:y1="11.64cm" svg:x2="14.205cm" svg:y2="11.64cm">
            <text:p/>
          </draw:line>
          <draw:line draw:style-name="gr4" draw:text-style-name="P2" draw:layer="layout" svg:x1="14.605cm" svg:y1="11.59cm" svg:x2="14.205cm" svg:y2="11.59cm">
            <text:p/>
          </draw:line>
          <draw:line draw:style-name="gr5" draw:text-style-name="P2" draw:layer="layout" svg:x1="14.605cm" svg:y1="11.84cm" svg:x2="14.205cm" svg:y2="11.84cm">
            <text:p/>
          </draw:line>
          <draw:line draw:style-name="gr6" draw:text-style-name="P2" draw:layer="layout" svg:x1="14.605cm" svg:y1="11.79cm" svg:x2="14.205cm" svg:y2="11.79cm">
            <text:p/>
          </draw:line>
          <draw:line draw:style-name="gr7" draw:text-style-name="P2" draw:layer="layout" svg:x1="14.605cm" svg:y1="11.74cm" svg:x2="14.205cm" svg:y2="11.74cm">
            <text:p/>
          </draw:line>
        </draw:g>
        <draw:g draw:style-name="gr10">
          <draw:line draw:style-name="gr2" draw:text-style-name="P2" draw:layer="layout" svg:x1="13.975cm" svg:y1="6.795cm" svg:x2="13.975cm" svg:y2="11.195cm">
            <text:p/>
          </draw:line>
          <draw:line draw:style-name="gr3" draw:text-style-name="P2" draw:layer="layout" svg:x1="13.925cm" svg:y1="6.795cm" svg:x2="13.925cm" svg:y2="11.195cm">
            <text:p/>
          </draw:line>
          <draw:line draw:style-name="gr4" draw:text-style-name="P2" draw:layer="layout" svg:x1="13.875cm" svg:y1="6.795cm" svg:x2="13.875cm" svg:y2="11.195cm">
            <text:p/>
          </draw:line>
          <draw:line draw:style-name="gr5" draw:text-style-name="P2" draw:layer="layout" svg:x1="14.125cm" svg:y1="6.795cm" svg:x2="14.125cm" svg:y2="11.195cm">
            <text:p/>
          </draw:line>
          <draw:line draw:style-name="gr6" draw:text-style-name="P2" draw:layer="layout" svg:x1="14.075cm" svg:y1="6.795cm" svg:x2="14.075cm" svg:y2="11.195cm">
            <text:p/>
          </draw:line>
          <draw:line draw:style-name="gr7" draw:text-style-name="P2" draw:layer="layout" svg:x1="14.025cm" svg:y1="6.795cm" svg:x2="14.025cm" svg:y2="11.195cm">
            <text:p/>
          </draw:line>
        </draw:g>
        <draw:polyline draw:style-name="gr5" draw:text-style-name="P2" draw:layer="layout" svg:width="4.778cm" svg:height="1.673cm" draw:transform="rotate (-2.96688519546516) translate (11.606387783056cm 9.2692898675439cm)" svg:viewBox="0 0 4779 1674" draw:points="0,1187 52,892 4484,1674 4779,0">
          <text:p/>
        </draw:polyline>
        <draw:polyline draw:style-name="gr6" draw:text-style-name="P2" draw:layer="layout" svg:width="1.971cm" svg:height="0.6cm" draw:transform="rotate (-2.11115026321234) translate (9.5153505953597cm 8.40916440683915cm)" svg:viewBox="0 0 1972 601" draw:points="0,601 858,87 1115,515 1972,0">
          <text:p/>
        </draw:polyline>
        <draw:polyline draw:style-name="gr7" draw:text-style-name="P2" draw:layer="layout" svg:width="2.682cm" svg:height="1.788cm" draw:transform="rotate (-2.03453030904979) translate (11.4800621815807cm 8.34008292369496cm)" svg:viewBox="0 0 2683 1789" draw:points="0,537 1073,0 1968,1789 2683,1431">
          <text:p/>
        </draw:polyline>
        <draw:polyline draw:style-name="gr7" draw:text-style-name="P2" draw:layer="layout" svg:width="1.967cm" svg:height="0.536cm" draw:transform="rotate (-2.03453030904979) translate (9.2801312771995cm 8.34011747896469cm)" svg:viewBox="0 0 1968 537" draw:points="0,537 805,134 984,492 1968,0">
          <text:p/>
        </draw:polyline>
        <draw:polyline draw:style-name="gr2" draw:text-style-name="P2" draw:layer="layout" svg:width="1.478cm" svg:height="2.327cm" draw:transform="rotate (-1.32575209981489) translate (10.8cm 8.1cm)" svg:viewBox="0 0 1479 2328" draw:points="0,0 1067,267 606,2110 1479,2328">
          <text:p/>
        </draw:polyline>
        <draw:polyline draw:style-name="gr2" draw:text-style-name="P2" draw:layer="layout" svg:width="1.868cm" svg:height="0.775cm" draw:transform="rotate (-1.32575209981489) translate (8.6cm 8.1cm)" svg:viewBox="0 0 1869 776" draw:points="0,0 776,194 703,485 1869,776">
          <text:p/>
        </draw:polyline>
        <draw:polyline draw:style-name="gr3" draw:text-style-name="P2" draw:layer="layout" svg:width="2.575cm" svg:height="2.394cm" draw:transform="rotate (-1.27932634171184) translate (10.0697730267533cm 7.59934409866157cm)" svg:viewBox="0 0 2576 2395" draw:points="0,1742 670,1944 613,2136 1475,2395 2193,0 2576,115">
          <text:p/>
        </draw:polyline>
        <draw:polyline draw:style-name="gr4" draw:text-style-name="P2" draw:layer="layout" svg:width="2.153cm" svg:height="0.742cm" draw:transform="rotate (-1.19031454986013) translate (10.5724540867732cm 8.03102328642763cm)" svg:viewBox="0 0 2154 743" draw:points="0,186 1393,743 1690,0 2154,186">
          <text:p/>
        </draw:polyline>
        <draw:polyline draw:style-name="gr4" draw:text-style-name="P2" draw:layer="layout" svg:width="2.747cm" svg:height="2.32cm" draw:transform="rotate (-1.19031454986013) translate (9.68282962154964cm 7.50691046529535cm)" svg:viewBox="0 0 2748 2321" draw:points="0,1597 557,1820 520,1913 1541,2321 2470,0 2748,111">
          <text:p/>
        </draw:polyline>
        <draw:polyline draw:style-name="gr8" draw:text-style-name="P2" draw:layer="layout" svg:width="3.858cm" svg:height="1.709cm" draw:transform="rotate (-0.54489179247263) translate (10.9092772005198cm 6.92976621902019cm)" svg:viewBox="0 0 3859 1710" draw:points="0,1368 207,1710 3029,0 3859,1368">
          <text:p/>
        </draw:polyline>
        <draw:polyline draw:style-name="gr8" draw:text-style-name="P2" draw:layer="layout" svg:width="5.226cm" svg:height="2.539cm" draw:transform="rotate (-0.54489179247263) translate (9.09480907191074cm 6.29367863687978cm)" svg:viewBox="0 0 5227 2540" draw:points="0,2112 259,2540 4450,0 5227,1283">
          <text:p/>
        </draw:polyline>
        <draw:frame draw:style-name="gr25" draw:text-style-name="P9" draw:layer="layout" svg:width="1.2cm" svg:height="0.4cm" svg:x="6.4cm" svg:y="1.6cm">
          <draw:text-box>
            <text:p><text:span text:style-name="T1">DCC 123</text:span></text:p>
          </draw:text-box>
        </draw:frame>
        <draw:frame draw:style-name="gr25" draw:text-style-name="P9" draw:layer="layout" svg:width="1.2cm" svg:height="0.4cm" svg:x="3.1cm" svg:y="1.7cm">
          <draw:text-box>
            <text:p><text:span text:style-name="T1">DCC 129</text:span></text:p>
          </draw:text-box>
        </draw:frame>
        <draw:g draw:style-name="gr32">
          <draw:custom-shape draw:style-name="gr48" draw:text-style-name="P19" draw:layer="layout" svg:width="1.5cm" svg:height="0.4cm" svg:x="4.9cm" svg:y="3.1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0" draw:layer="layout" svg:width="1.5cm" svg:height="0.4cm" svg:x="4.9cm" svg:y="3.1cm">
            <draw:text-box>
              <text:p><text:span text:style-name="T1">DCC 121/122</text:span></text:p>
            </draw:text-box>
          </draw:frame>
        </draw:g>
        <draw:frame draw:style-name="gr25" draw:text-style-name="P9" draw:layer="layout" svg:width="1.2cm" svg:height="0.4cm" svg:x="14cm" svg:y="3.55cm">
          <draw:text-box>
            <text:p><text:span text:style-name="T1">DCC 124</text:span></text:p>
          </draw:text-box>
        </draw:frame>
        <draw:g draw:style-name="gr10">
          <draw:rect draw:style-name="gr23" draw:text-style-name="P8" draw:layer="layout" svg:width="0.2cm" svg:height="0.1cm" svg:x="17.7cm" svg:y="3.15cm">
            <text:p/>
          </draw:rect>
          <draw:rect draw:style-name="gr23" draw:text-style-name="P8" draw:layer="layout" svg:width="0.2cm" svg:height="0.1cm" svg:x="17.7cm" svg:y="3.35cm">
            <text:p/>
          </draw:rect>
        </draw:g>
        <draw:g draw:style-name="gr10">
          <draw:rect draw:style-name="gr23" draw:text-style-name="P8" draw:layer="layout" svg:width="0.2cm" svg:height="0.1cm" svg:x="17.7cm" svg:y="2.15cm">
            <text:p/>
          </draw:rect>
          <draw:rect draw:style-name="gr23" draw:text-style-name="P8" draw:layer="layout" svg:width="0.2cm" svg:height="0.1cm" svg:x="17.7cm" svg:y="2.35cm">
            <text:p/>
          </draw:rect>
        </draw:g>
        <draw:line draw:style-name="gr2" draw:text-style-name="P2" draw:layer="layout" svg:x1="19.595cm" svg:y1="8cm" svg:x2="19.595cm" svg:y2="8.1cm">
          <text:p/>
        </draw:line>
        <draw:line draw:style-name="gr3" draw:text-style-name="P2" draw:layer="layout" svg:x1="19.395cm" svg:y1="8cm" svg:x2="19.395cm" svg:y2="8.1cm">
          <text:p/>
        </draw:line>
        <draw:line draw:style-name="gr4" draw:text-style-name="P2" draw:layer="layout" svg:x1="19.195cm" svg:y1="8cm" svg:x2="19.195cm" svg:y2="8.1cm">
          <text:p/>
        </draw:line>
        <draw:line draw:style-name="gr5" draw:text-style-name="P2" draw:layer="layout" svg:x1="20.195cm" svg:y1="8cm" svg:x2="20.195cm" svg:y2="8.1cm">
          <text:p/>
        </draw:line>
        <draw:line draw:style-name="gr6" draw:text-style-name="P2" draw:layer="layout" svg:x1="19.995cm" svg:y1="8cm" svg:x2="19.995cm" svg:y2="8.1cm">
          <text:p/>
        </draw:line>
        <draw:line draw:style-name="gr7" draw:text-style-name="P2" draw:layer="layout" svg:x1="19.795cm" svg:y1="8cm" svg:x2="19.795cm" svg:y2="8.1cm">
          <text:p/>
        </draw:line>
        <draw:line draw:style-name="gr8" draw:text-style-name="P2" draw:layer="layout" svg:x1="18.995cm" svg:y1="8cm" svg:x2="18.995cm" svg:y2="8.1cm">
          <text:p/>
        </draw:line>
        <draw:line draw:style-name="gr9" draw:text-style-name="P2" draw:layer="layout" svg:x1="18.795cm" svg:y1="8cm" svg:x2="18.795cm" svg:y2="8.1cm">
          <text:p/>
        </draw:line>
        <draw:line draw:style-name="gr2" draw:text-style-name="P2" draw:layer="layout" svg:x1="17.395cm" svg:y1="8cm" svg:x2="17.395cm" svg:y2="8.1cm">
          <text:p/>
        </draw:line>
        <draw:line draw:style-name="gr3" draw:text-style-name="P2" draw:layer="layout" svg:x1="17.195cm" svg:y1="8cm" svg:x2="17.195cm" svg:y2="8.1cm">
          <text:p/>
        </draw:line>
        <draw:line draw:style-name="gr4" draw:text-style-name="P2" draw:layer="layout" svg:x1="16.995cm" svg:y1="8cm" svg:x2="16.995cm" svg:y2="8.1cm">
          <text:p/>
        </draw:line>
        <draw:line draw:style-name="gr5" draw:text-style-name="P2" draw:layer="layout" svg:x1="17.995cm" svg:y1="8cm" svg:x2="17.995cm" svg:y2="8.1cm">
          <text:p/>
        </draw:line>
        <draw:line draw:style-name="gr6" draw:text-style-name="P2" draw:layer="layout" svg:x1="17.795cm" svg:y1="8cm" svg:x2="17.795cm" svg:y2="8.1cm">
          <text:p/>
        </draw:line>
        <draw:line draw:style-name="gr7" draw:text-style-name="P2" draw:layer="layout" svg:x1="17.595cm" svg:y1="8cm" svg:x2="17.595cm" svg:y2="8.1cm">
          <text:p/>
        </draw:line>
        <draw:line draw:style-name="gr8" draw:text-style-name="P2" draw:layer="layout" svg:x1="16.795cm" svg:y1="8cm" svg:x2="16.795cm" svg:y2="8.1cm">
          <text:p/>
        </draw:line>
        <draw:line draw:style-name="gr9" draw:text-style-name="P2" draw:layer="layout" svg:x1="16.595cm" svg:y1="8cm" svg:x2="16.595cm" svg:y2="8.1cm">
          <text:p/>
        </draw:line>
        <draw:rect draw:style-name="gr18" draw:text-style-name="P5" draw:layer="layout" svg:width="1cm" svg:height="0.6cm" svg:x="18.095cm" svg:y="7.4cm">
          <text:p/>
        </draw:rect>
        <draw:rect draw:style-name="gr18" draw:text-style-name="P5" draw:layer="layout" svg:width="1cm" svg:height="0.6cm" svg:x="15.495cm" svg:y="7.4cm">
          <text:p/>
        </draw:rect>
        <draw:rect draw:style-name="gr41" draw:text-style-name="P16" draw:layer="layout" svg:width="1.4cm" svg:height="0.6cm" svg:x="22.095cm" svg:y="6.2cm">
          <text:p/>
        </draw:rect>
        <draw:frame draw:style-name="gr25" draw:text-style-name="P9" draw:layer="layout" svg:width="1.194cm" svg:height="0.38cm" svg:x="22.201cm" svg:y="6.32cm">
          <draw:text-box>
            <text:p><text:span text:style-name="T1">CON_6pol-3</text:span></text:p>
          </draw:text-box>
        </draw:frame>
        <draw:rect draw:style-name="gr41" draw:text-style-name="P16" draw:layer="layout" svg:width="2.6cm" svg:height="0.6cm" svg:x="18.2cm" svg:y="6.2cm">
          <text:p/>
        </draw:rect>
        <draw:rect draw:style-name="gr41" draw:text-style-name="P16" draw:layer="layout" svg:width="1.3cm" svg:height="0.6cm" svg:x="14.595cm" svg:y="10.2cm">
          <text:p/>
        </draw:rect>
        <draw:frame draw:style-name="gr25" draw:text-style-name="P9" draw:layer="layout" svg:width="1.094cm" svg:height="0.38cm" svg:x="14.701cm" svg:y="10.32cm">
          <draw:text-box>
            <text:p><text:span text:style-name="T1">10pol_PIN</text:span></text:p>
          </draw:text-box>
        </draw:frame>
        <draw:rect draw:style-name="gr41" draw:text-style-name="P16" draw:layer="layout" svg:width="1.8cm" svg:height="0.8cm" svg:x="14.595cm" svg:y="11.2cm">
          <text:p/>
        </draw:rect>
        <draw:g draw:style-name="gr32">
          <draw:g draw:style-name="gr10">
            <draw:line draw:style-name="gr2" draw:text-style-name="P2" draw:layer="layout" svg:x1="15.315cm" svg:y1="10.8cm" svg:x2="15.315cm" svg:y2="11.2cm">
              <text:p/>
            </draw:line>
            <draw:line draw:style-name="gr3" draw:text-style-name="P2" draw:layer="layout" svg:x1="15.265cm" svg:y1="10.8cm" svg:x2="15.265cm" svg:y2="11.2cm">
              <text:p/>
            </draw:line>
            <draw:line draw:style-name="gr4" draw:text-style-name="P2" draw:layer="layout" svg:x1="15.215cm" svg:y1="10.8cm" svg:x2="15.215cm" svg:y2="11.2cm">
              <text:p/>
            </draw:line>
            <draw:line draw:style-name="gr5" draw:text-style-name="P2" draw:layer="layout" svg:x1="15.465cm" svg:y1="10.8cm" svg:x2="15.465cm" svg:y2="11.2cm">
              <text:p/>
            </draw:line>
            <draw:line draw:style-name="gr6" draw:text-style-name="P2" draw:layer="layout" svg:x1="15.415cm" svg:y1="10.8cm" svg:x2="15.415cm" svg:y2="11.2cm">
              <text:p/>
            </draw:line>
            <draw:line draw:style-name="gr7" draw:text-style-name="P2" draw:layer="layout" svg:x1="15.365cm" svg:y1="10.8cm" svg:x2="15.365cm" svg:y2="11.2cm">
              <text:p/>
            </draw:line>
          </draw:g>
          <draw:g draw:style-name="gr10">
            <draw:line draw:style-name="gr8" draw:text-style-name="P2" draw:layer="layout" svg:x1="15.165cm" svg:y1="10.8cm" svg:x2="15.165cm" svg:y2="11.2cm">
              <text:p/>
            </draw:line>
            <draw:line draw:style-name="gr9" draw:text-style-name="P2" draw:layer="layout" svg:x1="15.115cm" svg:y1="10.8cm" svg:x2="15.115cm" svg:y2="11.2cm">
              <text:p/>
            </draw:line>
            <draw:line draw:style-name="gr42" draw:text-style-name="P2" draw:layer="layout" svg:x1="15.065cm" svg:y1="10.8cm" svg:x2="15.065cm" svg:y2="11.2cm">
              <text:p/>
            </draw:line>
            <draw:line draw:style-name="gr11" draw:text-style-name="P2" draw:layer="layout" svg:x1="15.015cm" svg:y1="10.8cm" svg:x2="15.015cm" svg:y2="11.2cm">
              <text:p/>
            </draw:line>
          </draw:g>
        </draw:g>
        <draw:g draw:style-name="gr10">
          <draw:line draw:style-name="gr2" draw:text-style-name="P2" draw:layer="layout" svg:x1="16.165cm" svg:y1="6.8cm" svg:x2="16.165cm" svg:y2="11.2cm">
            <text:p/>
          </draw:line>
          <draw:line draw:style-name="gr3" draw:text-style-name="P2" draw:layer="layout" svg:x1="16.115cm" svg:y1="6.8cm" svg:x2="16.115cm" svg:y2="11.2cm">
            <text:p/>
          </draw:line>
          <draw:line draw:style-name="gr4" draw:text-style-name="P2" draw:layer="layout" svg:x1="16.065cm" svg:y1="6.8cm" svg:x2="16.065cm" svg:y2="11.2cm">
            <text:p/>
          </draw:line>
          <draw:line draw:style-name="gr5" draw:text-style-name="P2" draw:layer="layout" svg:x1="16.315cm" svg:y1="6.8cm" svg:x2="16.315cm" svg:y2="11.2cm">
            <text:p/>
          </draw:line>
          <draw:line draw:style-name="gr6" draw:text-style-name="P2" draw:layer="layout" svg:x1="16.265cm" svg:y1="6.8cm" svg:x2="16.265cm" svg:y2="11.2cm">
            <text:p/>
          </draw:line>
          <draw:line draw:style-name="gr7" draw:text-style-name="P2" draw:layer="layout" svg:x1="16.215cm" svg:y1="6.8cm" svg:x2="16.215cm" svg:y2="11.2cm">
            <text:p/>
          </draw:line>
        </draw:g>
        <draw:g draw:style-name="gr10">
          <draw:line draw:style-name="gr14" draw:text-style-name="P2" draw:layer="layout" svg:x1="16.495cm" svg:y1="7.699cm" svg:x2="15.695cm" svg:y2="7.699cm">
            <text:p/>
          </draw:line>
          <draw:line draw:style-name="gr15" draw:text-style-name="P2" draw:layer="layout" svg:x1="16.495cm" svg:y1="7.748cm" svg:x2="15.695cm" svg:y2="7.748cm">
            <text:p/>
          </draw:line>
          <draw:line draw:style-name="gr16" draw:text-style-name="P2" draw:layer="layout" svg:x1="16.495cm" svg:y1="7.649cm" svg:x2="15.701cm" svg:y2="7.648cm">
            <text:p/>
          </draw:line>
          <draw:line draw:style-name="gr17" draw:text-style-name="P2" draw:layer="layout" svg:x1="16.495cm" svg:y1="7.798cm" svg:x2="15.695cm" svg:y2="7.798cm">
            <text:p/>
          </draw:line>
        </draw:g>
        <draw:rect draw:style-name="gr41" draw:text-style-name="P16" draw:layer="layout" svg:width="1.3cm" svg:height="0.6cm" svg:x="14.395cm" svg:y="7.4cm">
          <text:p/>
        </draw:rect>
        <draw:frame draw:style-name="gr25" draw:text-style-name="P9" draw:layer="layout" svg:width="1.2cm" svg:height="0.38cm" svg:x="14.445cm" svg:y="7.52cm">
          <draw:text-box>
            <text:p><text:span text:style-name="T1">i2c_20mm</text:span></text:p>
          </draw:text-box>
        </draw:frame>
        <draw:rect draw:style-name="gr41" draw:text-style-name="P16" draw:layer="layout" svg:width="1.6cm" svg:height="0.6cm" svg:x="16.495cm" svg:y="7.4cm">
          <text:p/>
        </draw:rect>
        <draw:frame draw:style-name="gr25" draw:text-style-name="P9" draw:layer="layout" svg:width="1.4cm" svg:height="0.38cm" svg:x="16.595cm" svg:y="7.52cm">
          <draw:text-box>
            <text:p><text:span text:style-name="T1">PCF8574 <text:s/>in</text:span></text:p>
          </draw:text-box>
        </draw:frame>
        <draw:rect draw:style-name="gr41" draw:text-style-name="P16" draw:layer="layout" svg:width="1.6cm" svg:height="0.6cm" svg:x="18.695cm" svg:y="7.4cm">
          <text:p/>
        </draw:rect>
        <draw:frame draw:style-name="gr25" draw:text-style-name="P9" draw:layer="layout" svg:width="1.4cm" svg:height="0.38cm" svg:x="18.795cm" svg:y="7.52cm">
          <draw:text-box>
            <text:p><text:span text:style-name="T1">PCF8574 out</text:span></text:p>
          </draw:text-box>
        </draw:frame>
        <draw:line draw:style-name="gr11" draw:text-style-name="P2" draw:layer="layout" svg:x1="15.695cm" svg:y1="10.1cm" svg:x2="15.695cm" svg:y2="10.2cm">
          <text:p/>
        </draw:line>
        <draw:line draw:style-name="gr11" draw:text-style-name="P2" draw:layer="layout" svg:x1="15.595cm" svg:y1="10.1cm" svg:x2="15.595cm" svg:y2="10.2cm">
          <text:p/>
        </draw:line>
        <draw:line draw:style-name="gr11" draw:text-style-name="P2" draw:layer="layout" svg:x1="15.495cm" svg:y1="10.1cm" svg:x2="15.495cm" svg:y2="10.2cm">
          <text:p/>
        </draw:line>
        <draw:line draw:style-name="gr11" draw:text-style-name="P2" draw:layer="layout" svg:x1="15.395cm" svg:y1="10.1cm" svg:x2="15.395cm" svg:y2="10.2cm">
          <text:p/>
        </draw:line>
        <draw:line draw:style-name="gr11" draw:text-style-name="P2" draw:layer="layout" svg:x1="15.095cm" svg:y1="10.1cm" svg:x2="15.095cm" svg:y2="10.2cm">
          <text:p/>
        </draw:line>
        <draw:line draw:style-name="gr11" draw:text-style-name="P2" draw:layer="layout" svg:x1="14.995cm" svg:y1="10.1cm" svg:x2="14.995cm" svg:y2="10.2cm">
          <text:p/>
        </draw:line>
        <draw:line draw:style-name="gr11" draw:text-style-name="P2" draw:layer="layout" svg:x1="14.895cm" svg:y1="10.1cm" svg:x2="14.895cm" svg:y2="10.2cm">
          <text:p/>
        </draw:line>
        <draw:line draw:style-name="gr11" draw:text-style-name="P2" draw:layer="layout" svg:x1="14.795cm" svg:y1="10.1cm" svg:x2="14.795cm" svg:y2="10.2cm">
          <text:p/>
        </draw:line>
        <draw:line draw:style-name="gr11" draw:text-style-name="P2" draw:layer="layout" svg:x1="14.895cm" svg:y1="10.1cm" svg:x2="14.895cm" svg:y2="10.2cm">
          <text:p/>
        </draw:line>
        <draw:rect draw:style-name="gr41" draw:text-style-name="P16" draw:layer="layout" svg:width="1.4cm" svg:height="0.6cm" svg:x="15.495cm" svg:y="6.2cm">
          <text:p/>
        </draw:rect>
        <draw:frame draw:style-name="gr25" draw:text-style-name="P9" draw:layer="layout" svg:width="1.194cm" svg:height="0.38cm" svg:x="15.601cm" svg:y="6.32cm">
          <draw:text-box>
            <text:p><text:span text:style-name="T1">CON_1xIO</text:span></text:p>
          </draw:text-box>
        </draw:frame>
        <draw:g draw:style-name="gr10">
          <draw:line draw:style-name="gr2" draw:text-style-name="P2" draw:layer="layout" svg:x1="16.795cm" svg:y1="11.7cm" svg:x2="16.395cm" svg:y2="11.7cm">
            <text:p/>
          </draw:line>
          <draw:line draw:style-name="gr3" draw:text-style-name="P2" draw:layer="layout" svg:x1="16.795cm" svg:y1="11.65cm" svg:x2="16.395cm" svg:y2="11.65cm">
            <text:p/>
          </draw:line>
          <draw:line draw:style-name="gr4" draw:text-style-name="P2" draw:layer="layout" svg:x1="16.795cm" svg:y1="11.6cm" svg:x2="16.395cm" svg:y2="11.6cm">
            <text:p/>
          </draw:line>
          <draw:line draw:style-name="gr5" draw:text-style-name="P2" draw:layer="layout" svg:x1="16.795cm" svg:y1="11.85cm" svg:x2="16.395cm" svg:y2="11.85cm">
            <text:p/>
          </draw:line>
          <draw:line draw:style-name="gr6" draw:text-style-name="P2" draw:layer="layout" svg:x1="16.795cm" svg:y1="11.8cm" svg:x2="16.395cm" svg:y2="11.8cm">
            <text:p/>
          </draw:line>
          <draw:line draw:style-name="gr7" draw:text-style-name="P2" draw:layer="layout" svg:x1="16.795cm" svg:y1="11.75cm" svg:x2="16.395cm" svg:y2="11.75cm">
            <text:p/>
          </draw:line>
        </draw:g>
        <draw:rect draw:style-name="gr41" draw:text-style-name="P16" draw:layer="layout" svg:width="1.3cm" svg:height="0.6cm" svg:x="16.795cm" svg:y="10.195cm">
          <text:p/>
        </draw:rect>
        <draw:frame draw:style-name="gr25" draw:text-style-name="P9" draw:layer="layout" svg:width="1.094cm" svg:height="0.38cm" svg:x="16.901cm" svg:y="10.315cm">
          <draw:text-box>
            <text:p><text:span text:style-name="T1">10pol_PIN</text:span></text:p>
          </draw:text-box>
        </draw:frame>
        <draw:rect draw:style-name="gr41" draw:text-style-name="P16" draw:layer="layout" svg:width="1.8cm" svg:height="0.8cm" svg:x="16.795cm" svg:y="11.195cm">
          <text:p/>
        </draw:rect>
        <draw:g draw:style-name="gr32">
          <draw:g draw:style-name="gr10">
            <draw:line draw:style-name="gr2" draw:text-style-name="P2" draw:layer="layout" svg:x1="17.515cm" svg:y1="10.795cm" svg:x2="17.515cm" svg:y2="11.195cm">
              <text:p/>
            </draw:line>
            <draw:line draw:style-name="gr3" draw:text-style-name="P2" draw:layer="layout" svg:x1="17.465cm" svg:y1="10.795cm" svg:x2="17.465cm" svg:y2="11.195cm">
              <text:p/>
            </draw:line>
            <draw:line draw:style-name="gr4" draw:text-style-name="P2" draw:layer="layout" svg:x1="17.415cm" svg:y1="10.795cm" svg:x2="17.415cm" svg:y2="11.195cm">
              <text:p/>
            </draw:line>
            <draw:line draw:style-name="gr5" draw:text-style-name="P2" draw:layer="layout" svg:x1="17.665cm" svg:y1="10.795cm" svg:x2="17.665cm" svg:y2="11.195cm">
              <text:p/>
            </draw:line>
            <draw:line draw:style-name="gr6" draw:text-style-name="P2" draw:layer="layout" svg:x1="17.615cm" svg:y1="10.795cm" svg:x2="17.615cm" svg:y2="11.195cm">
              <text:p/>
            </draw:line>
            <draw:line draw:style-name="gr7" draw:text-style-name="P2" draw:layer="layout" svg:x1="17.565cm" svg:y1="10.795cm" svg:x2="17.565cm" svg:y2="11.195cm">
              <text:p/>
            </draw:line>
          </draw:g>
          <draw:g draw:style-name="gr10">
            <draw:line draw:style-name="gr8" draw:text-style-name="P2" draw:layer="layout" svg:x1="17.365cm" svg:y1="10.795cm" svg:x2="17.365cm" svg:y2="11.195cm">
              <text:p/>
            </draw:line>
            <draw:line draw:style-name="gr9" draw:text-style-name="P2" draw:layer="layout" svg:x1="17.315cm" svg:y1="10.795cm" svg:x2="17.315cm" svg:y2="11.195cm">
              <text:p/>
            </draw:line>
            <draw:line draw:style-name="gr42" draw:text-style-name="P2" draw:layer="layout" svg:x1="17.265cm" svg:y1="10.795cm" svg:x2="17.265cm" svg:y2="11.195cm">
              <text:p/>
            </draw:line>
            <draw:line draw:style-name="gr11" draw:text-style-name="P2" draw:layer="layout" svg:x1="17.215cm" svg:y1="10.795cm" svg:x2="17.215cm" svg:y2="11.195cm">
              <text:p/>
            </draw:line>
          </draw:g>
        </draw:g>
        <draw:line draw:style-name="gr11" draw:text-style-name="P2" draw:layer="layout" svg:x1="17.895cm" svg:y1="10.095cm" svg:x2="17.895cm" svg:y2="10.195cm">
          <text:p/>
        </draw:line>
        <draw:line draw:style-name="gr11" draw:text-style-name="P2" draw:layer="layout" svg:x1="17.795cm" svg:y1="10.095cm" svg:x2="17.795cm" svg:y2="10.195cm">
          <text:p/>
        </draw:line>
        <draw:line draw:style-name="gr11" draw:text-style-name="P2" draw:layer="layout" svg:x1="17.695cm" svg:y1="10.095cm" svg:x2="17.695cm" svg:y2="10.195cm">
          <text:p/>
        </draw:line>
        <draw:line draw:style-name="gr11" draw:text-style-name="P2" draw:layer="layout" svg:x1="17.595cm" svg:y1="10.095cm" svg:x2="17.595cm" svg:y2="10.195cm">
          <text:p/>
        </draw:line>
        <draw:line draw:style-name="gr11" draw:text-style-name="P2" draw:layer="layout" svg:x1="17.295cm" svg:y1="10.095cm" svg:x2="17.295cm" svg:y2="10.195cm">
          <text:p/>
        </draw:line>
        <draw:line draw:style-name="gr11" draw:text-style-name="P2" draw:layer="layout" svg:x1="17.195cm" svg:y1="10.095cm" svg:x2="17.195cm" svg:y2="10.195cm">
          <text:p/>
        </draw:line>
        <draw:line draw:style-name="gr11" draw:text-style-name="P2" draw:layer="layout" svg:x1="17.095cm" svg:y1="10.095cm" svg:x2="17.095cm" svg:y2="10.195cm">
          <text:p/>
        </draw:line>
        <draw:line draw:style-name="gr11" draw:text-style-name="P2" draw:layer="layout" svg:x1="16.995cm" svg:y1="10.095cm" svg:x2="16.995cm" svg:y2="10.195cm">
          <text:p/>
        </draw:line>
        <draw:line draw:style-name="gr11" draw:text-style-name="P2" draw:layer="layout" svg:x1="17.095cm" svg:y1="10.095cm" svg:x2="17.095cm" svg:y2="10.195cm">
          <text:p/>
        </draw:line>
        <draw:g draw:style-name="gr10">
          <draw:line draw:style-name="gr2" draw:text-style-name="P2" draw:layer="layout" svg:x1="18.995cm" svg:y1="11.695cm" svg:x2="18.595cm" svg:y2="11.695cm">
            <text:p/>
          </draw:line>
          <draw:line draw:style-name="gr3" draw:text-style-name="P2" draw:layer="layout" svg:x1="18.995cm" svg:y1="11.645cm" svg:x2="18.595cm" svg:y2="11.645cm">
            <text:p/>
          </draw:line>
          <draw:line draw:style-name="gr4" draw:text-style-name="P2" draw:layer="layout" svg:x1="18.995cm" svg:y1="11.595cm" svg:x2="18.595cm" svg:y2="11.595cm">
            <text:p/>
          </draw:line>
          <draw:line draw:style-name="gr5" draw:text-style-name="P2" draw:layer="layout" svg:x1="18.995cm" svg:y1="11.845cm" svg:x2="18.595cm" svg:y2="11.845cm">
            <text:p/>
          </draw:line>
          <draw:line draw:style-name="gr6" draw:text-style-name="P2" draw:layer="layout" svg:x1="18.995cm" svg:y1="11.795cm" svg:x2="18.595cm" svg:y2="11.795cm">
            <text:p/>
          </draw:line>
          <draw:line draw:style-name="gr7" draw:text-style-name="P2" draw:layer="layout" svg:x1="18.995cm" svg:y1="11.745cm" svg:x2="18.595cm" svg:y2="11.745cm">
            <text:p/>
          </draw:line>
        </draw:g>
        <draw:g draw:style-name="gr10">
          <draw:line draw:style-name="gr2" draw:text-style-name="P2" draw:layer="layout" svg:x1="18.365cm" svg:y1="6.8cm" svg:x2="18.365cm" svg:y2="11.2cm">
            <text:p/>
          </draw:line>
          <draw:line draw:style-name="gr3" draw:text-style-name="P2" draw:layer="layout" svg:x1="18.315cm" svg:y1="6.8cm" svg:x2="18.315cm" svg:y2="11.2cm">
            <text:p/>
          </draw:line>
          <draw:line draw:style-name="gr4" draw:text-style-name="P2" draw:layer="layout" svg:x1="18.265cm" svg:y1="6.8cm" svg:x2="18.265cm" svg:y2="11.2cm">
            <text:p/>
          </draw:line>
          <draw:line draw:style-name="gr5" draw:text-style-name="P2" draw:layer="layout" svg:x1="18.515cm" svg:y1="6.8cm" svg:x2="18.515cm" svg:y2="11.2cm">
            <text:p/>
          </draw:line>
          <draw:line draw:style-name="gr6" draw:text-style-name="P2" draw:layer="layout" svg:x1="18.465cm" svg:y1="6.8cm" svg:x2="18.465cm" svg:y2="11.2cm">
            <text:p/>
          </draw:line>
          <draw:line draw:style-name="gr7" draw:text-style-name="P2" draw:layer="layout" svg:x1="18.415cm" svg:y1="6.8cm" svg:x2="18.415cm" svg:y2="11.2cm">
            <text:p/>
          </draw:line>
        </draw:g>
        <draw:g draw:style-name="gr10">
          <draw:line draw:style-name="gr14" draw:text-style-name="P2" draw:layer="layout" svg:x1="18.695cm" svg:y1="7.697cm" svg:x2="18.095cm" svg:y2="7.697cm">
            <text:p/>
          </draw:line>
          <draw:line draw:style-name="gr15" draw:text-style-name="P2" draw:layer="layout" svg:x1="18.695cm" svg:y1="7.746cm" svg:x2="18.095cm" svg:y2="7.746cm">
            <text:p/>
          </draw:line>
          <draw:line draw:style-name="gr16" draw:text-style-name="P2" draw:layer="layout" svg:x1="18.695cm" svg:y1="7.647cm" svg:x2="18.099cm" svg:y2="7.646cm">
            <text:p/>
          </draw:line>
          <draw:line draw:style-name="gr17" draw:text-style-name="P2" draw:layer="layout" svg:x1="18.695cm" svg:y1="7.796cm" svg:x2="18.095cm" svg:y2="7.796cm">
            <text:p/>
          </draw:line>
        </draw:g>
        <draw:rect draw:style-name="gr41" draw:text-style-name="P16" draw:layer="layout" svg:width="1.3cm" svg:height="0.6cm" svg:x="19cm" svg:y="10.195cm">
          <text:p/>
        </draw:rect>
        <draw:frame draw:style-name="gr25" draw:text-style-name="P9" draw:layer="layout" svg:width="1.094cm" svg:height="0.38cm" svg:x="19.106cm" svg:y="10.315cm">
          <draw:text-box>
            <text:p><text:span text:style-name="T1">10pol_PIN</text:span></text:p>
          </draw:text-box>
        </draw:frame>
        <draw:rect draw:style-name="gr41" draw:text-style-name="P16" draw:layer="layout" svg:width="1.8cm" svg:height="0.8cm" svg:x="19cm" svg:y="11.195cm">
          <text:p/>
        </draw:rect>
        <draw:frame draw:style-name="gr25" draw:text-style-name="P9" draw:layer="layout" svg:width="0.595cm" svg:height="0.38cm" svg:x="21.7cm" svg:y="11.415cm">
          <draw:text-box>
            <text:p><text:span text:style-name="T1">W2</text:span></text:p>
          </draw:text-box>
        </draw:frame>
        <draw:g draw:style-name="gr32">
          <draw:g draw:style-name="gr10">
            <draw:line draw:style-name="gr2" draw:text-style-name="P2" draw:layer="layout" svg:x1="19.72cm" svg:y1="10.795cm" svg:x2="19.72cm" svg:y2="11.195cm">
              <text:p/>
            </draw:line>
            <draw:line draw:style-name="gr3" draw:text-style-name="P2" draw:layer="layout" svg:x1="19.67cm" svg:y1="10.795cm" svg:x2="19.67cm" svg:y2="11.195cm">
              <text:p/>
            </draw:line>
            <draw:line draw:style-name="gr4" draw:text-style-name="P2" draw:layer="layout" svg:x1="19.62cm" svg:y1="10.795cm" svg:x2="19.62cm" svg:y2="11.195cm">
              <text:p/>
            </draw:line>
            <draw:line draw:style-name="gr5" draw:text-style-name="P2" draw:layer="layout" svg:x1="19.87cm" svg:y1="10.795cm" svg:x2="19.87cm" svg:y2="11.195cm">
              <text:p/>
            </draw:line>
            <draw:line draw:style-name="gr6" draw:text-style-name="P2" draw:layer="layout" svg:x1="19.82cm" svg:y1="10.795cm" svg:x2="19.82cm" svg:y2="11.195cm">
              <text:p/>
            </draw:line>
            <draw:line draw:style-name="gr7" draw:text-style-name="P2" draw:layer="layout" svg:x1="19.77cm" svg:y1="10.795cm" svg:x2="19.77cm" svg:y2="11.195cm">
              <text:p/>
            </draw:line>
          </draw:g>
          <draw:g draw:style-name="gr10">
            <draw:line draw:style-name="gr8" draw:text-style-name="P2" draw:layer="layout" svg:x1="19.57cm" svg:y1="10.795cm" svg:x2="19.57cm" svg:y2="11.195cm">
              <text:p/>
            </draw:line>
            <draw:line draw:style-name="gr9" draw:text-style-name="P2" draw:layer="layout" svg:x1="19.52cm" svg:y1="10.795cm" svg:x2="19.52cm" svg:y2="11.195cm">
              <text:p/>
            </draw:line>
            <draw:line draw:style-name="gr42" draw:text-style-name="P2" draw:layer="layout" svg:x1="19.47cm" svg:y1="10.795cm" svg:x2="19.47cm" svg:y2="11.195cm">
              <text:p/>
            </draw:line>
            <draw:line draw:style-name="gr11" draw:text-style-name="P2" draw:layer="layout" svg:x1="19.42cm" svg:y1="10.795cm" svg:x2="19.42cm" svg:y2="11.195cm">
              <text:p/>
            </draw:line>
          </draw:g>
        </draw:g>
        <draw:g draw:style-name="gr10">
          <draw:line draw:style-name="gr2" draw:text-style-name="P2" draw:layer="layout" svg:x1="20.57cm" svg:y1="6.795cm" svg:x2="20.57cm" svg:y2="11.195cm">
            <text:p/>
          </draw:line>
          <draw:line draw:style-name="gr3" draw:text-style-name="P2" draw:layer="layout" svg:x1="20.52cm" svg:y1="6.795cm" svg:x2="20.52cm" svg:y2="11.195cm">
            <text:p/>
          </draw:line>
          <draw:line draw:style-name="gr4" draw:text-style-name="P2" draw:layer="layout" svg:x1="20.47cm" svg:y1="6.795cm" svg:x2="20.47cm" svg:y2="11.195cm">
            <text:p/>
          </draw:line>
          <draw:line draw:style-name="gr5" draw:text-style-name="P2" draw:layer="layout" svg:x1="20.72cm" svg:y1="6.795cm" svg:x2="20.72cm" svg:y2="11.195cm">
            <text:p/>
          </draw:line>
          <draw:line draw:style-name="gr6" draw:text-style-name="P2" draw:layer="layout" svg:x1="20.67cm" svg:y1="6.795cm" svg:x2="20.67cm" svg:y2="11.195cm">
            <text:p/>
          </draw:line>
          <draw:line draw:style-name="gr7" draw:text-style-name="P2" draw:layer="layout" svg:x1="20.62cm" svg:y1="6.795cm" svg:x2="20.62cm" svg:y2="11.195cm">
            <text:p/>
          </draw:line>
        </draw:g>
        <draw:line draw:style-name="gr11" draw:text-style-name="P2" draw:layer="layout" svg:x1="20.1cm" svg:y1="10.095cm" svg:x2="20.1cm" svg:y2="10.195cm">
          <text:p/>
        </draw:line>
        <draw:line draw:style-name="gr11" draw:text-style-name="P2" draw:layer="layout" svg:x1="20cm" svg:y1="10.095cm" svg:x2="20cm" svg:y2="10.195cm">
          <text:p/>
        </draw:line>
        <draw:line draw:style-name="gr11" draw:text-style-name="P2" draw:layer="layout" svg:x1="19.9cm" svg:y1="10.095cm" svg:x2="19.9cm" svg:y2="10.195cm">
          <text:p/>
        </draw:line>
        <draw:line draw:style-name="gr11" draw:text-style-name="P2" draw:layer="layout" svg:x1="19.8cm" svg:y1="10.095cm" svg:x2="19.8cm" svg:y2="10.195cm">
          <text:p/>
        </draw:line>
        <draw:line draw:style-name="gr11" draw:text-style-name="P2" draw:layer="layout" svg:x1="19.5cm" svg:y1="10.095cm" svg:x2="19.5cm" svg:y2="10.195cm">
          <text:p/>
        </draw:line>
        <draw:line draw:style-name="gr11" draw:text-style-name="P2" draw:layer="layout" svg:x1="19.4cm" svg:y1="10.095cm" svg:x2="19.4cm" svg:y2="10.195cm">
          <text:p/>
        </draw:line>
        <draw:line draw:style-name="gr11" draw:text-style-name="P2" draw:layer="layout" svg:x1="19.3cm" svg:y1="10.095cm" svg:x2="19.3cm" svg:y2="10.195cm">
          <text:p/>
        </draw:line>
        <draw:line draw:style-name="gr11" draw:text-style-name="P2" draw:layer="layout" svg:x1="19.2cm" svg:y1="10.095cm" svg:x2="19.2cm" svg:y2="10.195cm">
          <text:p/>
        </draw:line>
        <draw:line draw:style-name="gr11" draw:text-style-name="P2" draw:layer="layout" svg:x1="19.3cm" svg:y1="10.095cm" svg:x2="19.3cm" svg:y2="10.195cm">
          <text:p/>
        </draw:line>
        <draw:g draw:style-name="gr10">
          <draw:line draw:style-name="gr2" draw:text-style-name="P2" draw:layer="layout" svg:x1="21.2cm" svg:y1="11.695cm" svg:x2="20.8cm" svg:y2="11.695cm">
            <text:p/>
          </draw:line>
          <draw:line draw:style-name="gr3" draw:text-style-name="P2" draw:layer="layout" svg:x1="21.2cm" svg:y1="11.645cm" svg:x2="20.8cm" svg:y2="11.645cm">
            <text:p/>
          </draw:line>
          <draw:line draw:style-name="gr4" draw:text-style-name="P2" draw:layer="layout" svg:x1="21.2cm" svg:y1="11.595cm" svg:x2="20.8cm" svg:y2="11.595cm">
            <text:p/>
          </draw:line>
          <draw:line draw:style-name="gr5" draw:text-style-name="P2" draw:layer="layout" svg:x1="21.2cm" svg:y1="11.845cm" svg:x2="20.8cm" svg:y2="11.845cm">
            <text:p/>
          </draw:line>
          <draw:line draw:style-name="gr6" draw:text-style-name="P2" draw:layer="layout" svg:x1="21.2cm" svg:y1="11.795cm" svg:x2="20.8cm" svg:y2="11.795cm">
            <text:p/>
          </draw:line>
          <draw:line draw:style-name="gr7" draw:text-style-name="P2" draw:layer="layout" svg:x1="21.2cm" svg:y1="11.745cm" svg:x2="20.8cm" svg:y2="11.745cm">
            <text:p/>
          </draw:line>
        </draw:g>
        <draw:rect draw:style-name="gr41" draw:text-style-name="P16" draw:layer="layout" svg:width="1.3cm" svg:height="0.6cm" svg:x="21.2cm" svg:y="10.19cm">
          <text:p/>
        </draw:rect>
        <draw:frame draw:style-name="gr25" draw:text-style-name="P9" draw:layer="layout" svg:width="1.094cm" svg:height="0.38cm" svg:x="21.306cm" svg:y="10.31cm">
          <draw:text-box>
            <text:p><text:span text:style-name="T1">10pol_PIN</text:span></text:p>
          </draw:text-box>
        </draw:frame>
        <draw:rect draw:style-name="gr41" draw:text-style-name="P16" draw:layer="layout" svg:width="1.8cm" svg:height="0.8cm" svg:x="21.2cm" svg:y="11.19cm">
          <text:p/>
        </draw:rect>
        <draw:g draw:style-name="gr32">
          <draw:g draw:style-name="gr10">
            <draw:line draw:style-name="gr2" draw:text-style-name="P2" draw:layer="layout" svg:x1="21.92cm" svg:y1="10.79cm" svg:x2="21.92cm" svg:y2="11.19cm">
              <text:p/>
            </draw:line>
            <draw:line draw:style-name="gr3" draw:text-style-name="P2" draw:layer="layout" svg:x1="21.87cm" svg:y1="10.79cm" svg:x2="21.87cm" svg:y2="11.19cm">
              <text:p/>
            </draw:line>
            <draw:line draw:style-name="gr4" draw:text-style-name="P2" draw:layer="layout" svg:x1="21.82cm" svg:y1="10.79cm" svg:x2="21.82cm" svg:y2="11.19cm">
              <text:p/>
            </draw:line>
            <draw:line draw:style-name="gr5" draw:text-style-name="P2" draw:layer="layout" svg:x1="22.07cm" svg:y1="10.79cm" svg:x2="22.07cm" svg:y2="11.19cm">
              <text:p/>
            </draw:line>
            <draw:line draw:style-name="gr6" draw:text-style-name="P2" draw:layer="layout" svg:x1="22.02cm" svg:y1="10.79cm" svg:x2="22.02cm" svg:y2="11.19cm">
              <text:p/>
            </draw:line>
            <draw:line draw:style-name="gr7" draw:text-style-name="P2" draw:layer="layout" svg:x1="21.97cm" svg:y1="10.79cm" svg:x2="21.97cm" svg:y2="11.19cm">
              <text:p/>
            </draw:line>
          </draw:g>
          <draw:g draw:style-name="gr10">
            <draw:line draw:style-name="gr8" draw:text-style-name="P2" draw:layer="layout" svg:x1="21.77cm" svg:y1="10.79cm" svg:x2="21.77cm" svg:y2="11.19cm">
              <text:p/>
            </draw:line>
            <draw:line draw:style-name="gr9" draw:text-style-name="P2" draw:layer="layout" svg:x1="21.72cm" svg:y1="10.79cm" svg:x2="21.72cm" svg:y2="11.19cm">
              <text:p/>
            </draw:line>
            <draw:line draw:style-name="gr42" draw:text-style-name="P2" draw:layer="layout" svg:x1="21.67cm" svg:y1="10.79cm" svg:x2="21.67cm" svg:y2="11.19cm">
              <text:p/>
            </draw:line>
            <draw:line draw:style-name="gr11" draw:text-style-name="P2" draw:layer="layout" svg:x1="21.62cm" svg:y1="10.79cm" svg:x2="21.62cm" svg:y2="11.19cm">
              <text:p/>
            </draw:line>
          </draw:g>
        </draw:g>
        <draw:line draw:style-name="gr11" draw:text-style-name="P2" draw:layer="layout" svg:x1="22.3cm" svg:y1="10.09cm" svg:x2="22.3cm" svg:y2="10.19cm">
          <text:p/>
        </draw:line>
        <draw:line draw:style-name="gr11" draw:text-style-name="P2" draw:layer="layout" svg:x1="22.2cm" svg:y1="10.09cm" svg:x2="22.2cm" svg:y2="10.19cm">
          <text:p/>
        </draw:line>
        <draw:line draw:style-name="gr11" draw:text-style-name="P2" draw:layer="layout" svg:x1="22.1cm" svg:y1="10.09cm" svg:x2="22.1cm" svg:y2="10.19cm">
          <text:p/>
        </draw:line>
        <draw:line draw:style-name="gr11" draw:text-style-name="P2" draw:layer="layout" svg:x1="22cm" svg:y1="10.09cm" svg:x2="22cm" svg:y2="10.19cm">
          <text:p/>
        </draw:line>
        <draw:line draw:style-name="gr11" draw:text-style-name="P2" draw:layer="layout" svg:x1="21.7cm" svg:y1="10.09cm" svg:x2="21.7cm" svg:y2="10.19cm">
          <text:p/>
        </draw:line>
        <draw:line draw:style-name="gr11" draw:text-style-name="P2" draw:layer="layout" svg:x1="21.6cm" svg:y1="10.09cm" svg:x2="21.6cm" svg:y2="10.19cm">
          <text:p/>
        </draw:line>
        <draw:line draw:style-name="gr11" draw:text-style-name="P2" draw:layer="layout" svg:x1="21.5cm" svg:y1="10.09cm" svg:x2="21.5cm" svg:y2="10.19cm">
          <text:p/>
        </draw:line>
        <draw:line draw:style-name="gr11" draw:text-style-name="P2" draw:layer="layout" svg:x1="21.4cm" svg:y1="10.09cm" svg:x2="21.4cm" svg:y2="10.19cm">
          <text:p/>
        </draw:line>
        <draw:line draw:style-name="gr11" draw:text-style-name="P2" draw:layer="layout" svg:x1="21.5cm" svg:y1="10.09cm" svg:x2="21.5cm" svg:y2="10.19cm">
          <text:p/>
        </draw:line>
        <draw:g draw:style-name="gr10">
          <draw:line draw:style-name="gr2" draw:text-style-name="P2" draw:layer="layout" svg:x1="22.77cm" svg:y1="6.795cm" svg:x2="22.77cm" svg:y2="11.195cm">
            <text:p/>
          </draw:line>
          <draw:line draw:style-name="gr3" draw:text-style-name="P2" draw:layer="layout" svg:x1="22.72cm" svg:y1="6.795cm" svg:x2="22.72cm" svg:y2="11.195cm">
            <text:p/>
          </draw:line>
          <draw:line draw:style-name="gr4" draw:text-style-name="P2" draw:layer="layout" svg:x1="22.67cm" svg:y1="6.795cm" svg:x2="22.67cm" svg:y2="11.195cm">
            <text:p/>
          </draw:line>
          <draw:line draw:style-name="gr5" draw:text-style-name="P2" draw:layer="layout" svg:x1="22.92cm" svg:y1="6.795cm" svg:x2="22.92cm" svg:y2="11.195cm">
            <text:p/>
          </draw:line>
          <draw:line draw:style-name="gr6" draw:text-style-name="P2" draw:layer="layout" svg:x1="22.87cm" svg:y1="6.795cm" svg:x2="22.87cm" svg:y2="11.195cm">
            <text:p/>
          </draw:line>
          <draw:line draw:style-name="gr7" draw:text-style-name="P2" draw:layer="layout" svg:x1="22.82cm" svg:y1="6.795cm" svg:x2="22.82cm" svg:y2="11.195cm">
            <text:p/>
          </draw:line>
        </draw:g>
        <draw:polyline draw:style-name="gr7" draw:text-style-name="P2" draw:layer="layout" svg:width="1.651cm" svg:height="1.166cm" draw:transform="rotate (-2.03453030904979) translate (20.8390825595287cm 8.62215401064336cm)" svg:viewBox="0 0 1652 1167" draw:points="0,1167 1250,537 1116,268 1652,0">
          <text:p/>
        </draw:polyline>
        <draw:polyline draw:style-name="gr2" draw:text-style-name="P2" draw:layer="layout" svg:width="1.528cm" svg:height="2.129cm" draw:transform="rotate (-1.32575209981489) translate (19.595cm 8.1cm)" svg:viewBox="0 0 1529 2130" draw:points="0,0 1068,262 656,1911 1529,2130">
          <text:p/>
        </draw:polyline>
        <draw:frame draw:style-name="gr25" draw:text-style-name="P9" draw:layer="layout" svg:width="0.8cm" svg:height="0.38cm" svg:x="15.05cm" svg:y="11.42cm">
          <draw:text-box>
            <text:p><text:span text:style-name="T1">2IO</text:span></text:p>
          </draw:text-box>
        </draw:frame>
        <draw:frame draw:style-name="gr25" draw:text-style-name="P9" draw:layer="layout" svg:width="0.8cm" svg:height="0.38cm" svg:x="17.25cm" svg:y="11.42cm">
          <draw:text-box>
            <text:p><text:span text:style-name="T1">2IO</text:span></text:p>
          </draw:text-box>
        </draw:frame>
        <draw:frame draw:style-name="gr25" draw:text-style-name="P9" draw:layer="layout" svg:width="0.8cm" svg:height="0.38cm" svg:x="19.45cm" svg:y="11.42cm">
          <draw:text-box>
            <text:p><text:span text:style-name="T1">2IO</text:span></text:p>
          </draw:text-box>
        </draw:frame>
        <draw:frame draw:style-name="gr25" draw:text-style-name="P9" draw:layer="layout" svg:width="1.194cm" svg:height="0.38cm" svg:x="19.001cm" svg:y="6.32cm">
          <draw:text-box>
            <text:p><text:span text:style-name="T1">CON_2xIO</text:span></text:p>
          </draw:text-box>
        </draw:frame>
        <draw:rect draw:style-name="gr41" draw:text-style-name="P16" draw:layer="layout" svg:width="0.6cm" svg:height="1.4cm" svg:x="24.201cm" svg:y="9.406cm">
          <text:p/>
        </draw:rect>
        <draw:frame draw:style-name="gr25" draw:text-style-name="P9" draw:layer="layout" svg:width="1.194cm" svg:height="0.38cm" draw:transform="rotate (1.5707963267949) translate (24.305cm 10.71cm)">
          <draw:text-box>
            <text:p><text:span text:style-name="T1">CON_6pol-6</text:span></text:p>
          </draw:text-box>
        </draw:frame>
        <draw:g draw:style-name="gr10">
          <draw:line draw:style-name="gr2" draw:text-style-name="P2" draw:layer="layout" svg:x1="24.195cm" svg:y1="10.406cm" svg:x2="23.995cm" svg:y2="10.406cm">
            <text:p/>
          </draw:line>
          <draw:line draw:style-name="gr3" draw:text-style-name="P2" draw:layer="layout" svg:x1="24.195cm" svg:y1="10.356cm" svg:x2="23.995cm" svg:y2="10.356cm">
            <text:p/>
          </draw:line>
          <draw:line draw:style-name="gr4" draw:text-style-name="P2" draw:layer="layout" svg:x1="24.195cm" svg:y1="10.306cm" svg:x2="23.995cm" svg:y2="10.306cm">
            <text:p/>
          </draw:line>
          <draw:line draw:style-name="gr5" draw:text-style-name="P2" draw:layer="layout" svg:x1="24.195cm" svg:y1="10.556cm" svg:x2="23.995cm" svg:y2="10.556cm">
            <text:p/>
          </draw:line>
          <draw:line draw:style-name="gr6" draw:text-style-name="P2" draw:layer="layout" svg:x1="24.195cm" svg:y1="10.506cm" svg:x2="23.995cm" svg:y2="10.506cm">
            <text:p/>
          </draw:line>
          <draw:line draw:style-name="gr7" draw:text-style-name="P2" draw:layer="layout" svg:x1="24.195cm" svg:y1="10.456cm" svg:x2="23.995cm" svg:y2="10.456cm">
            <text:p/>
          </draw:line>
        </draw:g>
        <draw:g draw:style-name="gr10">
          <draw:polyline draw:style-name="gr2" draw:text-style-name="P2" draw:layer="layout" svg:width="0.176cm" svg:height="0.353cm" draw:transform="rotate (2.35619449019235) translate (23.845cm 10.656cm)" svg:viewBox="0 0 177 354" draw:points="0,0 177,177 0,354">
            <text:p/>
          </draw:polyline>
          <draw:polyline draw:style-name="gr3" draw:text-style-name="P2" draw:layer="layout" svg:width="0.239cm" svg:height="0.419cm" draw:transform="rotate (2.49808975837948) translate (23.8429993354535cm 10.6919996355697cm)" svg:viewBox="0 0 240 420" draw:points="60,0 240,240 0,420">
            <text:p/>
          </draw:polyline>
          <draw:polyline draw:style-name="gr4" draw:text-style-name="P2" draw:layer="layout" svg:width="0.246cm" svg:height="0.494cm" draw:transform="rotate (2.35619449019235) translate (23.745cm 10.656cm)" svg:viewBox="0 0 247 495" draw:points="0,0 247,247 0,495">
            <text:p/>
          </draw:polyline>
          <draw:polyline draw:style-name="gr5" draw:text-style-name="P2" draw:layer="layout" svg:width="0.07cm" svg:height="0.14cm" draw:transform="rotate (2.35619449019235) translate (23.995cm 10.656cm)" svg:viewBox="0 0 71 141" draw:points="0,0 71,71 0,141">
            <text:p/>
          </draw:polyline>
          <draw:polyline draw:style-name="gr6" draw:text-style-name="P2" draw:layer="layout" svg:width="0.105cm" svg:height="0.211cm" draw:transform="rotate (2.35619449019235) translate (23.945cm 10.656cm)" svg:viewBox="0 0 106 212" draw:points="0,0 106,106 0,212">
            <text:p/>
          </draw:polyline>
          <draw:polyline draw:style-name="gr7" draw:text-style-name="P2" draw:layer="layout" svg:width="0.149cm" svg:height="0.281cm" draw:transform="rotate (2.29615516392374) translate (23.895cm 10.656cm)" svg:viewBox="0 0 150 282" draw:points="0,0 150,133 17,282">
            <text:p/>
          </draw:polyline>
        </draw:g>
        <draw:g draw:style-name="gr10">
          <draw:line draw:style-name="gr2" draw:text-style-name="P2" draw:layer="layout" svg:x1="23.845cm" svg:y1="10.656cm" svg:x2="23.845cm" svg:y2="11.506cm">
            <text:p/>
          </draw:line>
          <draw:line draw:style-name="gr3" draw:text-style-name="P2" draw:layer="layout" svg:x1="23.795cm" svg:y1="10.656cm" svg:x2="23.795cm" svg:y2="11.506cm">
            <text:p/>
          </draw:line>
          <draw:line draw:style-name="gr4" draw:text-style-name="P2" draw:layer="layout" svg:x1="23.745cm" svg:y1="10.656cm" svg:x2="23.745cm" svg:y2="11.506cm">
            <text:p/>
          </draw:line>
          <draw:line draw:style-name="gr5" draw:text-style-name="P2" draw:layer="layout" svg:x1="23.995cm" svg:y1="10.656cm" svg:x2="23.995cm" svg:y2="11.506cm">
            <text:p/>
          </draw:line>
          <draw:line draw:style-name="gr6" draw:text-style-name="P2" draw:layer="layout" svg:x1="23.945cm" svg:y1="10.656cm" svg:x2="23.945cm" svg:y2="11.506cm">
            <text:p/>
          </draw:line>
          <draw:line draw:style-name="gr7" draw:text-style-name="P2" draw:layer="layout" svg:x1="23.895cm" svg:y1="10.656cm" svg:x2="23.895cm" svg:y2="11.506cm">
            <text:p/>
          </draw:line>
        </draw:g>
        <draw:g draw:style-name="gr10">
          <draw:polyline draw:style-name="gr2" draw:text-style-name="P2" draw:layer="layout" svg:width="0.282cm" svg:height="0.14cm" draw:transform="rotate (-2.35619449019235) translate (23.945cm 11.606cm)" svg:viewBox="0 0 283 141" draw:points="0,141 141,0 283,141">
            <text:p/>
          </draw:polyline>
          <draw:polyline draw:style-name="gr3" draw:text-style-name="P2" draw:layer="layout" svg:width="0.209cm" svg:height="0.119cm" draw:transform="rotate (-2.49808975837948) translate (23.8670000750291cm 11.6019997427558cm)" svg:viewBox="0 0 210 120" draw:points="0,120 90,0 210,90">
            <text:p/>
          </draw:polyline>
          <draw:polyline draw:style-name="gr4" draw:text-style-name="P2" draw:layer="layout" svg:width="0.14cm" svg:height="0.07cm" draw:transform="rotate (-2.35619449019235) translate (23.795cm 11.556cm)" svg:viewBox="0 0 141 71" draw:points="0,71 71,0 141,71">
            <text:p/>
          </draw:polyline>
          <draw:polyline draw:style-name="gr5" draw:text-style-name="P2" draw:layer="layout" svg:width="0.494cm" svg:height="0.246cm" draw:transform="rotate (-2.35619449019235) translate (24.17cm 11.681cm)" svg:viewBox="0 0 495 247" draw:points="0,247 247,0 495,247">
            <text:p/>
          </draw:polyline>
          <draw:polyline draw:style-name="gr6" draw:text-style-name="P2" draw:layer="layout" svg:width="0.423cm" svg:height="0.211cm" draw:transform="rotate (-2.35619449019235) translate (24.095cm 11.656cm)" svg:viewBox="0 0 424 212" draw:points="0,212 212,0 424,212">
            <text:p/>
          </draw:polyline>
          <draw:polyline draw:style-name="gr7" draw:text-style-name="P2" draw:layer="layout" svg:width="0.352cm" svg:height="0.186cm" draw:transform="rotate (-2.29685329562454) translate (24.0191206885133cm 11.6161995039617cm)" svg:viewBox="0 0 353 187" draw:points="0,166 187,0 353,187">
            <text:p/>
          </draw:polyline>
        </draw:g>
        <draw:g draw:style-name="gr10">
          <draw:line draw:style-name="gr2" draw:text-style-name="P2" draw:layer="layout" svg:x1="23.695cm" svg:y1="11.706cm" svg:x2="22.995cm" svg:y2="11.706cm">
            <text:p/>
          </draw:line>
          <draw:line draw:style-name="gr3" draw:text-style-name="P2" draw:layer="layout" svg:x1="23.695cm" svg:y1="11.656cm" svg:x2="22.995cm" svg:y2="11.656cm">
            <text:p/>
          </draw:line>
          <draw:line draw:style-name="gr4" draw:text-style-name="P2" draw:layer="layout" svg:x1="23.695cm" svg:y1="11.606cm" svg:x2="22.995cm" svg:y2="11.606cm">
            <text:p/>
          </draw:line>
          <draw:line draw:style-name="gr5" draw:text-style-name="P2" draw:layer="layout" svg:x1="23.695cm" svg:y1="11.856cm" svg:x2="22.995cm" svg:y2="11.856cm">
            <text:p/>
          </draw:line>
          <draw:line draw:style-name="gr6" draw:text-style-name="P2" draw:layer="layout" svg:x1="23.695cm" svg:y1="11.806cm" svg:x2="22.995cm" svg:y2="11.806cm">
            <text:p/>
          </draw:line>
          <draw:line draw:style-name="gr7" draw:text-style-name="P2" draw:layer="layout" svg:x1="23.695cm" svg:y1="11.756cm" svg:x2="22.995cm" svg:y2="11.756cm">
            <text:p/>
          </draw:line>
        </draw:g>
        <draw:rect draw:style-name="gr41" draw:text-style-name="P16" draw:layer="layout" svg:width="1.4cm" svg:height="0.6cm" svg:x="23.395cm" svg:y="7.406cm">
          <text:p/>
        </draw:rect>
        <draw:frame draw:style-name="gr25" draw:text-style-name="P9" draw:layer="layout" svg:width="1cm" svg:height="0.38cm" svg:x="23.595cm" svg:y="7.526cm">
          <draw:text-box>
            <text:p><text:span text:style-name="T1">i2c_Term</text:span></text:p>
          </draw:text-box>
        </draw:frame>
        <draw:g draw:style-name="gr10">
          <draw:line draw:style-name="gr43" draw:text-style-name="P2" draw:layer="layout" svg:x1="23.7cm" svg:y1="10.006cm" svg:x2="24.1cm" svg:y2="10.006cm">
            <text:p/>
          </draw:line>
          <draw:line draw:style-name="gr43" draw:text-style-name="P2" draw:layer="layout" svg:x1="23.7cm" svg:y1="9.906cm" svg:x2="24.1cm" svg:y2="9.906cm">
            <text:p/>
          </draw:line>
          <draw:polyline draw:style-name="gr44" draw:text-style-name="P2" draw:layer="layout" svg:width="0.36cm" svg:height="0.166cm" draw:transform="rotate (2.5555110907701) translate (24.1082238610782cm 10.3442388585064cm)" svg:viewBox="0 0 361 167" draw:points="361,167 250,0 0,166">
            <text:p/>
          </draw:polyline>
          <draw:polyline draw:style-name="gr44" draw:text-style-name="P2" draw:layer="layout" svg:width="0.249cm" svg:height="0.332cm" draw:transform="rotate (2.5555110907701) translate (24.0160646220739cm 9.98305476589184cm)" svg:viewBox="0 0 250 333" draw:points="139,0 250,167 0,333">
            <text:p/>
          </draw:polyline>
        </draw:g>
        <draw:frame draw:style-name="gr25" draw:text-style-name="P9" draw:layer="layout" svg:width="0.2cm" svg:height="0.3cm" svg:x="23.645cm" svg:y="9.606cm">
          <draw:text-box>
            <text:p><text:span text:style-name="T1">C</text:span></text:p>
          </draw:text-box>
        </draw:frame>
        <draw:g draw:style-name="gr10">
          <draw:line draw:style-name="gr14" draw:text-style-name="P2" draw:layer="layout" svg:x1="23.4cm" svg:y1="7.695cm" svg:x2="20.295cm" svg:y2="7.695cm">
            <text:p/>
          </draw:line>
          <draw:line draw:style-name="gr15" draw:text-style-name="P2" draw:layer="layout" svg:x1="23.4cm" svg:y1="7.744cm" svg:x2="20.295cm" svg:y2="7.744cm">
            <text:p/>
          </draw:line>
          <draw:line draw:style-name="gr16" draw:text-style-name="P2" draw:layer="layout" svg:x1="23.4cm" svg:y1="7.645cm" svg:x2="20.317cm" svg:y2="7.644cm">
            <text:p/>
          </draw:line>
          <draw:line draw:style-name="gr17" draw:text-style-name="P2" draw:layer="layout" svg:x1="23.4cm" svg:y1="7.794cm" svg:x2="20.295cm" svg:y2="7.794cm">
            <text:p/>
          </draw:line>
        </draw:g>
        <draw:g draw:style-name="gr10">
          <draw:line draw:style-name="gr14" draw:text-style-name="P2" draw:layer="layout" svg:x1="14.395cm" svg:y1="7.697cm" svg:x2="13.595cm" svg:y2="7.697cm">
            <text:p/>
          </draw:line>
          <draw:line draw:style-name="gr15" draw:text-style-name="P2" draw:layer="layout" svg:x1="14.395cm" svg:y1="7.746cm" svg:x2="13.595cm" svg:y2="7.746cm">
            <text:p/>
          </draw:line>
          <draw:line draw:style-name="gr16" draw:text-style-name="P2" draw:layer="layout" svg:x1="14.395cm" svg:y1="7.647cm" svg:x2="13.601cm" svg:y2="7.646cm">
            <text:p/>
          </draw:line>
          <draw:line draw:style-name="gr17" draw:text-style-name="P2" draw:layer="layout" svg:x1="14.395cm" svg:y1="7.796cm" svg:x2="13.595cm" svg:y2="7.796cm">
            <text:p/>
          </draw:line>
        </draw:g>
        <draw:rect draw:style-name="gr41" draw:text-style-name="P16" draw:layer="layout" svg:width="1.3cm" svg:height="0.6cm" svg:x="12.29cm" svg:y="7.4cm">
          <text:p/>
        </draw:rect>
        <draw:frame draw:style-name="gr25" draw:text-style-name="P9" draw:layer="layout" svg:width="1.2cm" svg:height="0.38cm" svg:x="12.34cm" svg:y="7.52cm">
          <draw:text-box>
            <text:p><text:span text:style-name="T1">i2c_20mm</text:span></text:p>
          </draw:text-box>
        </draw:frame>
        <draw:g draw:style-name="gr10">
          <draw:line draw:style-name="gr14" draw:text-style-name="P2" draw:layer="layout" svg:x1="12.29cm" svg:y1="7.697cm" svg:x2="11.49cm" svg:y2="7.697cm">
            <text:p/>
          </draw:line>
          <draw:line draw:style-name="gr15" draw:text-style-name="P2" draw:layer="layout" svg:x1="12.29cm" svg:y1="7.746cm" svg:x2="11.49cm" svg:y2="7.746cm">
            <text:p/>
          </draw:line>
          <draw:line draw:style-name="gr16" draw:text-style-name="P2" draw:layer="layout" svg:x1="12.29cm" svg:y1="7.647cm" svg:x2="11.496cm" svg:y2="7.646cm">
            <text:p/>
          </draw:line>
          <draw:line draw:style-name="gr17" draw:text-style-name="P2" draw:layer="layout" svg:x1="12.29cm" svg:y1="7.796cm" svg:x2="11.49cm" svg:y2="7.796cm">
            <text:p/>
          </draw:line>
        </draw:g>
        <draw:polyline draw:style-name="gr5" draw:text-style-name="P2" draw:layer="layout" svg:width="3.643cm" svg:height="2.611cm" draw:transform="rotate (-2.96688519546516) translate (21.9566100357543cm 10.0538240116474cm)" svg:viewBox="0 0 3644 2612" draw:points="3557,2612 3644,2119 0,1476 266,0">
          <text:p/>
        </draw:polyline>
        <draw:polyline draw:style-name="gr6" draw:text-style-name="P2" draw:layer="layout" svg:width="1.459cm" svg:height="2.91cm" draw:transform="rotate (-2.11115026321234) translate (22.9462707826393cm 8.84769592959338cm)" svg:viewBox="0 0 1460 2911" draw:points="875,2911 1132,2757 0,870 1460,0">
          <text:p/>
        </draw:polyline>
        <draw:polyline draw:style-name="gr5" draw:text-style-name="P2" draw:layer="layout" svg:width="2.067cm" svg:height="2.333cm" draw:transform="rotate (-2.96688519546516) translate (22.6079924697291cm 10.0449311621139cm)" svg:viewBox="0 0 2068 2334" draw:points="2033,2334 2068,2137 0,1772 317,0">
          <text:p/>
        </draw:polyline>
        <draw:polyline draw:style-name="gr6" draw:text-style-name="P2" draw:layer="layout" svg:width="1.954cm" svg:height="4.286cm" draw:transform="rotate (-2.11115026321234) translate (22.2176038585045cm 9.07050724748427cm)" svg:viewBox="0 0 1955 4287" draw:points="1440,4287 1955,3979 0,720 1201,0">
          <text:p/>
        </draw:polyline>
        <draw:polyline draw:style-name="gr45" draw:text-style-name="P2" draw:layer="layout" svg:width="0.299cm" svg:height="1.096cm" svg:x="15.2cm" svg:y="5.403cm" svg:viewBox="0 0 300 1097" draw:points="300,1097 0,1097 0,0">
          <text:p/>
        </draw:polyline>
        <draw:polyline draw:style-name="gr5" draw:text-style-name="P2" draw:layer="layout" svg:width="0.399cm" svg:height="1.096cm" svg:x="15.1cm" svg:y="5.503cm" svg:viewBox="0 0 400 1097" draw:points="400,1097 0,1097 0,0">
          <text:p/>
        </draw:polyline>
        <draw:frame draw:style-name="gr25" draw:text-style-name="P9" draw:layer="layout" svg:width="0.3cm" svg:height="0.303cm" svg:x="14.7cm" svg:y="5.1cm">
          <draw:text-box>
            <text:p><text:span text:style-name="T1">NN</text:span></text:p>
          </draw:text-box>
        </draw:frame>
        <draw:frame draw:style-name="gr25" draw:text-style-name="P9" draw:layer="layout" svg:width="0.3cm" svg:height="0.303cm" svg:x="14.7cm" svg:y="5.503cm">
          <draw:text-box>
            <text:p><text:span text:style-name="T1">SS</text:span></text:p>
          </draw:text-box>
        </draw:frame>
        <draw:ellipse draw:style-name="gr28" draw:text-style-name="P11" draw:layer="layout" svg:width="0.1cm" svg:height="0.101cm" draw:transform="rotate (-3.14159265358979) translate (15.25cm 5.456cm)">
          <text:p/>
        </draw:ellipse>
        <draw:ellipse draw:style-name="gr26" draw:text-style-name="P10" draw:layer="layout" svg:width="0.1cm" svg:height="0.101cm" draw:transform="rotate (-3.14159265358979) translate (15.15cm 5.557cm)">
          <text:p/>
        </draw:ellipse>
        <draw:polyline draw:style-name="gr45" draw:text-style-name="P2" draw:layer="layout" svg:width="0.299cm" svg:height="1.096cm" svg:x="17.9cm" svg:y="5.403cm" svg:viewBox="0 0 300 1097" draw:points="300,1097 0,1097 0,0">
          <text:p/>
        </draw:polyline>
        <draw:polyline draw:style-name="gr5" draw:text-style-name="P2" draw:layer="layout" svg:width="0.399cm" svg:height="1.096cm" svg:x="17.8cm" svg:y="5.503cm" svg:viewBox="0 0 400 1097" draw:points="400,1097 0,1097 0,0">
          <text:p/>
        </draw:polyline>
        <draw:frame draw:style-name="gr25" draw:text-style-name="P9" draw:layer="layout" svg:width="0.3cm" svg:height="0.303cm" svg:x="17.4cm" svg:y="5.1cm">
          <draw:text-box>
            <text:p><text:span text:style-name="T1">NN</text:span></text:p>
          </draw:text-box>
        </draw:frame>
        <draw:frame draw:style-name="gr25" draw:text-style-name="P9" draw:layer="layout" svg:width="0.3cm" svg:height="0.303cm" svg:x="17.4cm" svg:y="5.503cm">
          <draw:text-box>
            <text:p><text:span text:style-name="T1">SS</text:span></text:p>
          </draw:text-box>
        </draw:frame>
        <draw:ellipse draw:style-name="gr28" draw:text-style-name="P11" draw:layer="layout" svg:width="0.1cm" svg:height="0.101cm" draw:transform="rotate (-3.14159265358979) translate (17.95cm 5.456cm)">
          <text:p/>
        </draw:ellipse>
        <draw:ellipse draw:style-name="gr26" draw:text-style-name="P10" draw:layer="layout" svg:width="0.1cm" svg:height="0.101cm" draw:transform="rotate (-3.14159265358979) translate (17.85cm 5.557cm)">
          <text:p/>
        </draw:ellipse>
        <draw:rect draw:style-name="gr34" draw:text-style-name="P13" draw:layer="layout" svg:width="0.302cm" svg:height="0.096cm" svg:x="23.119cm" svg:y="3.535cm">
          <text:p/>
        </draw:rect>
        <draw:g draw:style-name="gr10">
          <draw:polyline draw:style-name="gr5" draw:text-style-name="P2" draw:layer="layout" svg:width="0.209cm" svg:height="0.119cm" draw:transform="rotate (2.21429922200521) translate (9.47600033227324cm 4.81799981778487cm)" svg:viewBox="0 0 210 120" draw:points="210,0 120,120 0,30">
            <text:p/>
          </draw:polyline>
          <draw:polyline draw:style-name="gr11" draw:text-style-name="P2" draw:layer="layout" svg:width="0.126cm" svg:height="0.094cm" draw:transform="rotate (1.88617732263027) translate (9.38930776665881cm 4.82047584139915cm)" svg:viewBox="0 0 127 95" draw:points="127,0 96,95 0,63">
            <text:p/>
          </draw:polyline>
          <draw:polyline draw:style-name="gr5" draw:text-style-name="P2" draw:layer="layout" svg:width="0.069cm" svg:height="0.039cm" draw:transform="rotate (2.21429922200521) translate (9.39200011075775cm 4.80699993926162cm)" svg:viewBox="0 0 70 40" draw:points="70,0 40,40 0,10">
            <text:p/>
          </draw:polyline>
        </draw:g>
        <draw:frame draw:style-name="gr25" draw:text-style-name="P9" draw:layer="layout" svg:width="1.2cm" svg:height="0.4cm" svg:x="15.8cm" svg:y="1.713cm">
          <draw:text-box>
            <text:p><text:span text:style-name="T1">DCC 125</text:span></text:p>
          </draw:text-box>
        </draw:frame>
        <draw:g draw:style-name="gr10">
          <draw:polyline draw:style-name="gr5" draw:text-style-name="P2" draw:layer="layout" svg:width="0.209cm" svg:height="0.119cm" draw:transform="rotate (2.21429922200521) translate (9.77600033227324cm 4.61899981778487cm)" svg:viewBox="0 0 210 120" draw:points="210,0 120,120 0,30">
            <text:p/>
          </draw:polyline>
          <draw:polyline draw:style-name="gr11" draw:text-style-name="P2" draw:layer="layout" svg:width="0.126cm" svg:height="0.094cm" draw:transform="rotate (1.88617732263027) translate (9.68930776665881cm 4.62147584139915cm)" svg:viewBox="0 0 127 95" draw:points="127,0 96,95 0,63">
            <text:p/>
          </draw:polyline>
          <draw:polyline draw:style-name="gr5" draw:text-style-name="P2" draw:layer="layout" svg:width="0.069cm" svg:height="0.039cm" draw:transform="rotate (2.21429922200521) translate (9.69200011075775cm 4.60799993926162cm)" svg:viewBox="0 0 70 40" draw:points="70,0 40,40 0,10">
            <text:p/>
          </draw:polyline>
        </draw:g>
        <draw:line draw:style-name="gr45" draw:text-style-name="P2" draw:layer="layout" svg:x1="16.2cm" svg:y1="6.2cm" svg:x2="16.2cm" svg:y2="2.2cm">
          <text:p/>
        </draw:line>
        <draw:polyline draw:style-name="gr5" draw:text-style-name="P2" draw:layer="layout" svg:width="3.8cm" svg:height="0.096cm" draw:transform="rotate (-1.59715079850001) translate (16.410536908103cm 2.40027775895602cm)" svg:viewBox="0 0 3801 97" draw:points="0,11 400,0 502,97 3801,10">
          <text:p/>
        </draw:polyline>
        <draw:polyline draw:style-name="gr5" draw:text-style-name="P2" draw:layer="layout" svg:width="2.799cm" svg:height="0.399cm" svg:x="16.4cm" svg:y="2.4cm" svg:viewBox="0 0 2800 400" draw:points="2800,0 2800,400 0,400">
          <text:p/>
        </draw:polyline>
        <draw:polyline draw:style-name="gr45" draw:text-style-name="P2" draw:layer="layout" svg:width="2.799cm" svg:height="0.499cm" svg:x="16.2cm" svg:y="2.2cm" svg:viewBox="0 0 2800 500" draw:points="2800,0 2800,500 0,500">
          <text:p/>
        </draw:polyline>
        <draw:circle draw:style-name="gr28" draw:text-style-name="P11" draw:layer="layout" svg:width="0.1cm" svg:height="0.1cm" draw:transform="rotate (-3.14159265358979) translate (16.25cm 2.25cm)">
          <text:p/>
        </draw:circle>
        <draw:circle draw:style-name="gr28" draw:text-style-name="P11" draw:layer="layout" svg:width="0.1cm" svg:height="0.1cm" draw:transform="rotate (-3.14159265358979) translate (16.25cm 2.75cm)">
          <text:p/>
        </draw:circle>
        <draw:circle draw:style-name="gr28" draw:text-style-name="P11" draw:layer="layout" svg:width="0.1cm" svg:height="0.1cm" draw:transform="rotate (-3.14159265358979) translate (19.05cm 2.25cm)">
          <text:p/>
        </draw:circle>
        <draw:circle draw:style-name="gr26" draw:text-style-name="P10" draw:layer="layout" svg:width="0.1cm" svg:height="0.1cm" draw:transform="rotate (-3.14159265358979) translate (16.45cm 2.85cm)">
          <text:p/>
        </draw:circle>
        <draw:circle draw:style-name="gr26" draw:text-style-name="P10" draw:layer="layout" svg:width="0.1cm" svg:height="0.1cm" draw:transform="rotate (-3.14159265358979) translate (19.25cm 2.45cm)">
          <text:p/>
        </draw:circle>
        <draw:circle draw:style-name="gr26" draw:text-style-name="P10" draw:layer="layout" svg:width="0.1cm" svg:height="0.1cm" draw:transform="rotate (-3.14159265358979) translate (16.45cm 2.45cm)">
          <text:p/>
        </draw:circle>
        <draw:line draw:style-name="gr45" draw:text-style-name="P2" draw:layer="layout" svg:x1="19cm" svg:y1="6.2cm" svg:x2="19.001cm" svg:y2="3.2cm">
          <text:p/>
        </draw:line>
        <draw:polyline draw:style-name="gr5" draw:text-style-name="P2" draw:layer="layout" svg:width="2.801cm" svg:height="0.096cm" draw:transform="rotate (-1.59715079850001) translate (19.211536908103cm 3.40027775895602cm)" svg:viewBox="0 0 2802 97" draw:points="0,11 400,0 502,97 2802,38">
          <text:p/>
        </draw:polyline>
        <draw:line draw:style-name="gr45" draw:text-style-name="P2" draw:layer="layout" svg:x1="19.9cm" svg:y1="6.2cm" svg:x2="19.902cm" svg:y2="4cm">
          <text:p/>
        </draw:line>
        <draw:polyline draw:style-name="gr5" draw:text-style-name="P2" draw:layer="layout" svg:width="2.001cm" svg:height="0.096cm" draw:transform="rotate (-1.59715079850001) translate (20.112536908103cm 4.20027775895602cm)" svg:viewBox="0 0 2002 97" draw:points="0,11 400,0 502,97 2002,60">
          <text:p/>
        </draw:polyline>
        <draw:circle draw:style-name="gr28" draw:text-style-name="P11" draw:layer="layout" svg:width="0.1cm" svg:height="0.1cm" draw:transform="rotate (-3.14159265358979) translate (19.05cm 3.25cm)">
          <text:p/>
        </draw:circle>
        <draw:circle draw:style-name="gr26" draw:text-style-name="P10" draw:layer="layout" svg:width="0.1cm" svg:height="0.1cm" draw:transform="rotate (-3.14159265358979) translate (19.25cm 3.45cm)">
          <text:p/>
        </draw:circle>
        <draw:circle draw:style-name="gr28" draw:text-style-name="P11" draw:layer="layout" svg:width="0.1cm" svg:height="0.1cm" draw:transform="rotate (-3.14159265358979) translate (19.95cm 4.05cm)">
          <text:p/>
        </draw:circle>
        <draw:circle draw:style-name="gr26" draw:text-style-name="P10" draw:layer="layout" svg:width="0.1cm" svg:height="0.1cm" draw:transform="rotate (-3.14159265358979) translate (20.15cm 4.25cm)">
          <text:p/>
        </draw:circle>
        <draw:circle draw:style-name="gr28" draw:text-style-name="P11" draw:layer="layout" svg:width="0.1cm" svg:height="0.1cm" draw:transform="rotate (-3.14159265358979) translate (16.95cm 3.25cm)">
          <text:p/>
        </draw:circle>
        <draw:circle draw:style-name="gr26" draw:text-style-name="P10" draw:layer="layout" svg:width="0.1cm" svg:height="0.1cm" draw:transform="rotate (-3.14159265358979) translate (17.15cm 3.45cm)">
          <text:p/>
        </draw:circle>
        <draw:polyline draw:style-name="gr5" draw:text-style-name="P2" draw:layer="layout" svg:width="2.099cm" svg:height="0.299cm" svg:x="17.1cm" svg:y="3.4cm" svg:viewBox="0 0 2100 300" draw:points="0,0 0,300 2100,300">
          <text:p/>
        </draw:polyline>
        <draw:polyline draw:style-name="gr45" draw:text-style-name="P2" draw:layer="layout" svg:width="2.099cm" svg:height="0.399cm" svg:x="16.9cm" svg:y="3.2cm" svg:viewBox="0 0 2100 400" draw:points="0,0 0,400 2100,400">
          <text:p/>
        </draw:polyline>
        <draw:circle draw:style-name="gr28" draw:text-style-name="P11" draw:layer="layout" svg:width="0.1cm" svg:height="0.1cm" draw:transform="rotate (-3.14159265358979) translate (19.05cm 3.65cm)">
          <text:p/>
        </draw:circle>
        <draw:circle draw:style-name="gr26" draw:text-style-name="P10" draw:layer="layout" svg:width="0.1cm" svg:height="0.1cm" draw:transform="rotate (-3.14159265358979) translate (19.25cm 3.75cm)">
          <text:p/>
        </draw:circle>
        <draw:frame draw:style-name="gr25" draw:text-style-name="P9" draw:layer="layout" svg:width="1.2cm" svg:height="0.4cm" svg:x="19.6cm" svg:y="3.55cm">
          <draw:text-box>
            <text:p><text:span text:style-name="T1">DCC 127</text:span></text:p>
          </draw:text-box>
        </draw:frame>
        <draw:frame draw:style-name="gr25" draw:text-style-name="P9" draw:layer="layout" svg:width="1.2cm" svg:height="0.4cm" svg:x="19.6cm" svg:y="2.75cm">
          <draw:text-box>
            <text:p><text:span text:style-name="T1">DCC 126</text:span></text:p>
          </draw:text-box>
        </draw:frame>
        <draw:frame draw:style-name="gr25" draw:text-style-name="P22" draw:layer="layout" svg:width="1.2cm" svg:height="0.4cm" svg:x="12.4cm" svg:y="1.713cm">
          <draw:text-box>
            <text:p text:style-name="P21"><text:span text:style-name="T3">GLEIS 1</text:span></text:p>
          </draw:text-box>
        </draw:frame>
        <draw:polyline draw:style-name="gr3" draw:text-style-name="P2" draw:layer="layout" svg:width="1.062cm" svg:height="4.122cm" draw:transform="rotate (-1.27932634171184) translate (19.3421848800756cm 7.90729216931129cm)" svg:viewBox="0 0 1063 4123" draw:points="201,0 1063,259 0,3803 1052,4123">
          <text:p/>
        </draw:polyline>
        <draw:polyline draw:style-name="gr3" draw:text-style-name="P2" draw:layer="layout" svg:width="1.311cm" svg:height="2.586cm" draw:transform="rotate (-1.27932634171184) translate (17.201cm 8.1cm)" svg:viewBox="0 0 1312 2587" draw:points="0,0 766,231 163,2242 1312,2587">
          <text:p/>
        </draw:polyline>
        <draw:polyline draw:style-name="gr2" draw:text-style-name="P2" draw:layer="layout" svg:width="1.916cm" svg:height="0.576cm" draw:transform="rotate (-1.32575209981489) translate (17.395cm 8.1cm)" svg:viewBox="0 0 1917 577" draw:points="0,0 1068,262 1044,359 1917,577">
          <text:p/>
        </draw:polyline>
        <draw:polyline draw:style-name="gr7" draw:text-style-name="P2" draw:layer="layout" svg:width="1.251cm" svg:height="2.594cm" draw:transform="rotate (-2.03453030904979) translate (19.9207722710144cm 9.2606367121457cm)" svg:viewBox="0 0 1252 2595" draw:points="0,2595 1252,1969 402,269 938,0">
          <text:p/>
        </draw:polyline>
        <draw:frame draw:style-name="gr25" draw:text-style-name="P22" draw:layer="layout" svg:width="1.2cm" svg:height="0.4cm" svg:x="12.4cm" svg:y="2.713cm">
          <draw:text-box>
            <text:p text:style-name="P21"><text:span text:style-name="T3">GLEIS 2</text:span></text:p>
          </draw:text-box>
        </draw:frame>
        <draw:frame draw:style-name="gr25" draw:text-style-name="P22" draw:layer="layout" svg:width="1.2cm" svg:height="0.4cm" svg:x="12.4cm" svg:y="3.513cm">
          <draw:text-box>
            <text:p text:style-name="P21"><text:span text:style-name="T3">GLEIS 3</text:span></text:p>
          </draw:text-box>
        </draw:frame>
        <draw:frame draw:style-name="gr25" draw:text-style-name="P22" draw:layer="layout" svg:width="1.3cm" svg:height="0.4cm" svg:x="4.7cm" svg:y="1.713cm">
          <draw:text-box>
            <text:p text:style-name="P21"><text:span text:style-name="T3">GLEIS 1A</text:span></text:p>
          </draw:text-box>
        </draw:frame>
        <draw:g draw:style-name="gr10">
          <draw:line draw:style-name="gr5" draw:text-style-name="P2" draw:layer="layout" svg:x1="22.9cm" svg:y1="4.55cm" svg:x2="23.4cm" svg:y2="4.55cm">
            <text:p/>
          </draw:line>
          <draw:line draw:style-name="gr11" draw:text-style-name="P2" draw:layer="layout" svg:x1="22.9cm" svg:y1="4.5cm" svg:x2="23.4cm" svg:y2="4.499cm">
            <text:p/>
          </draw:line>
          <draw:line draw:style-name="gr5" draw:text-style-name="P2" draw:layer="layout" svg:x1="22.9cm" svg:y1="4.45cm" svg:x2="23.4cm" svg:y2="4.45cm">
            <text:p/>
          </draw:line>
        </draw:g>
        <draw:g draw:style-name="gr10">
          <draw:line draw:style-name="gr5" draw:text-style-name="P2" draw:layer="layout" svg:x1="22.8cm" svg:y1="4.6cm" svg:x2="22.8cm" svg:y2="6.2cm">
            <text:p/>
          </draw:line>
          <draw:line draw:style-name="gr11" draw:text-style-name="P2" draw:layer="layout" svg:x1="22.85cm" svg:y1="4.6cm" svg:x2="22.851cm" svg:y2="6.2cm">
            <text:p/>
          </draw:line>
          <draw:line draw:style-name="gr5" draw:text-style-name="P2" draw:layer="layout" svg:x1="22.9cm" svg:y1="4.6cm" svg:x2="22.9cm" svg:y2="6.2cm">
            <text:p/>
          </draw:line>
        </draw:g>
        <draw:g draw:style-name="gr10">
          <draw:polyline draw:style-name="gr5" draw:text-style-name="P2" draw:layer="layout" svg:width="0.209cm" svg:height="0.119cm" draw:transform="rotate (-2.21429922200521) translate (22.95cm 4.45cm)" svg:viewBox="0 0 210 120" draw:points="0,0 90,120 210,30">
            <text:p/>
          </draw:polyline>
          <draw:polyline draw:style-name="gr11" draw:text-style-name="P2" draw:layer="layout" svg:width="0.126cm" svg:height="0.094cm" draw:transform="rotate (-1.88617732263027) translate (22.95cm 4.5cm)" svg:viewBox="0 0 127 95" draw:points="0,0 31,95 127,63">
            <text:p/>
          </draw:polyline>
          <draw:polyline draw:style-name="gr5" draw:text-style-name="P2" draw:layer="layout" svg:width="0.069cm" svg:height="0.039cm" draw:transform="rotate (-2.21429922200521) translate (22.95cm 4.551cm)" svg:viewBox="0 0 70 40" draw:points="0,0 30,40 70,10">
            <text:p/>
          </draw:polyline>
        </draw:g>
        <draw:g draw:style-name="gr10">
          <draw:polyline draw:style-name="gr5" draw:text-style-name="P2" draw:layer="layout" svg:width="0.209cm" svg:height="0.119cm" draw:transform="rotate (0.927293431584587) translate (23.352cm 4.553cm)" svg:viewBox="0 0 210 120" draw:points="0,0 90,120 210,30">
            <text:p/>
          </draw:polyline>
          <draw:polyline draw:style-name="gr11" draw:text-style-name="P2" draw:layer="layout" svg:width="0.126cm" svg:height="0.094cm" draw:transform="rotate (1.25541533095952) translate (23.352cm 4.503cm)" svg:viewBox="0 0 127 95" draw:points="0,0 31,95 127,63">
            <text:p/>
          </draw:polyline>
          <draw:polyline draw:style-name="gr5" draw:text-style-name="P2" draw:layer="layout" svg:width="0.069cm" svg:height="0.039cm" draw:transform="rotate (0.927293431584587) translate (23.352cm 4.452cm)" svg:viewBox="0 0 70 40" draw:points="0,0 30,40 70,10">
            <text:p/>
          </draw:polyline>
        </draw:g>
        <draw:g draw:style-name="gr10">
          <draw:line draw:style-name="gr5" draw:text-style-name="P2" draw:layer="layout" svg:x1="23.4cm" svg:y1="3.7cm" svg:x2="23.4cm" svg:y2="4.4cm">
            <text:p/>
          </draw:line>
          <draw:line draw:style-name="gr11" draw:text-style-name="P2" draw:layer="layout" svg:x1="23.45cm" svg:y1="3.7cm" svg:x2="23.451cm" svg:y2="4.4cm">
            <text:p/>
          </draw:line>
          <draw:line draw:style-name="gr5" draw:text-style-name="P2" draw:layer="layout" svg:x1="23.5cm" svg:y1="3.7cm" svg:x2="23.5cm" svg:y2="4.4cm">
            <text:p/>
          </draw:line>
        </draw:g>
        <draw:frame draw:style-name="gr25" draw:text-style-name="P9" draw:layer="layout" svg:width="0.55cm" svg:height="0.3cm" svg:x="6.7cm" svg:y="5.9cm">
          <draw:text-box>
            <text:p><text:span text:style-name="T1">NN-1A</text:span></text:p>
          </draw:text-box>
        </draw:frame>
        <draw:frame draw:style-name="gr25" draw:text-style-name="P9" draw:layer="layout" svg:width="0.45cm" svg:height="0.3cm" svg:x="15.7cm" svg:y="5.9cm">
          <draw:text-box>
            <text:p><text:span text:style-name="T1">NN-1</text:span></text:p>
          </draw:text-box>
        </draw:frame>
        <draw:frame draw:style-name="gr25" draw:text-style-name="P9" draw:layer="layout" svg:width="0.45cm" svg:height="0.3cm" svg:x="18.5cm" svg:y="5.9cm">
          <draw:text-box>
            <text:p><text:span text:style-name="T1">NN-2</text:span></text:p>
          </draw:text-box>
        </draw:frame>
        <draw:frame draw:style-name="gr25" draw:text-style-name="P9" draw:layer="layout" svg:width="0.45cm" svg:height="0.3cm" svg:x="19.4cm" svg:y="5.9cm">
          <draw:text-box draw:corner-radius="0.1cm">
            <text:p><text:span text:style-name="T1">NN-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hatch draw:name="Red_20_90_20_Degrees_20_Crossed_20_1" draw:display-name="Red 90 Degrees Crossed 1" draw:style="single" draw:color="#000000" draw:distance="0.1cm" draw:rotation="740"/>
    <draw:hatch draw:name="Red_20_90_20_Degrees_20_Crossed_20_2" draw:display-name="Red 90 Degrees Crossed 2" draw:style="single" draw:color="#000000" draw:distance="0.1cm" draw:rotation="75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7-20T14:59:18.196809900</dc:date>
    <meta:editing-duration>P1DT15H45M43S</meta:editing-duration>
    <meta:editing-cycles>211</meta:editing-cycles>
    <meta:generator>LibreOffice/25.2.4.3$Windows_X86_64 LibreOffice_project/33e196637044ead23f5c3226cde09b47731f7e27</meta:generator>
    <meta:print-date>2024-10-20T09:56:13.86</meta:print-date>
    <meta:printed-by>Karl Hartinger</meta:printed-by>
    <meta:document-statistic meta:object-count="1112"/>
  </office:meta>
</office:document-meta>
</file>